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2.204cm" table:align="left" style:writing-mode="lr-tb"/>
    </style:style>
    <style:style style:name="Tabelle1.A" style:family="table-column">
      <style:table-column-properties style:column-width="1.289cm"/>
    </style:style>
    <style:style style:name="Tabelle1.B" style:family="table-column">
      <style:table-column-properties style:column-width="1.423cm"/>
    </style:style>
    <style:style style:name="Tabelle1.C" style:family="table-column">
      <style:table-column-properties style:column-width="1.09cm"/>
    </style:style>
    <style:style style:name="Tabelle1.D" style:family="table-column">
      <style:table-column-properties style:column-width="0.993cm"/>
    </style:style>
    <style:style style:name="Tabelle1.E" style:family="table-column">
      <style:table-column-properties style:column-width="1.092cm"/>
    </style:style>
    <style:style style:name="Tabelle1.F" style:family="table-column">
      <style:table-column-properties style:column-width="6.316cm"/>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2" style:family="table-row">
      <style:table-row-properties style:min-row-height="0.691cm"/>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ALU74181" style:family="table">
      <style:table-properties style:width="16.51cm" table:align="margins" style:writing-mode="lr-tb"/>
    </style:style>
    <style:style style:name="ALU74181.A" style:family="table-column">
      <style:table-column-properties style:column-width="1.058cm" style:rel-column-width="4200*"/>
    </style:style>
    <style:style style:name="ALU74181.C" style:family="table-column">
      <style:table-column-properties style:column-width="1.199cm" style:rel-column-width="4761*"/>
    </style:style>
    <style:style style:name="ALU74181.D" style:family="table-column">
      <style:table-column-properties style:column-width="0.988cm" style:rel-column-width="3920*"/>
    </style:style>
    <style:style style:name="ALU74181.E" style:family="table-column">
      <style:table-column-properties style:column-width="3.598cm" style:rel-column-width="14283*"/>
    </style:style>
    <style:style style:name="ALU74181.F" style:family="table-column">
      <style:table-column-properties style:column-width="4.48cm" style:rel-column-width="17784*"/>
    </style:style>
    <style:style style:name="ALU74181.G" style:family="table-column">
      <style:table-column-properties style:column-width="4.128cm" style:rel-column-width="16387*"/>
    </style:style>
    <style:style style:name="ALU74181.A1" style:family="table-cell">
      <style:table-cell-properties fo:background-color="#ccff00" fo:padding="0.097cm" fo:border-left="0.05pt solid #000000" fo:border-right="none" fo:border-top="0.05pt solid #000000" fo:border-bottom="0.05pt solid #000000">
        <style:background-image/>
      </style:table-cell-properties>
    </style:style>
    <style:style style:name="ALU74181.F1" style:family="table-cell">
      <style:table-cell-properties fo:background-color="#ccff00" fo:padding="0.097cm" fo:border="0.05pt solid #000000">
        <style:background-image/>
      </style:table-cell-properties>
    </style:style>
    <style:style style:name="ALU74181.A2" style:family="table-cell">
      <style:table-cell-properties fo:background-color="#ccff00" fo:padding="0.097cm" fo:border-left="0.05pt solid #000000" fo:border-right="none" fo:border-top="none" fo:border-bottom="0.05pt solid #000000">
        <style:background-image/>
      </style:table-cell-properties>
    </style:style>
    <style:style style:name="ALU74181.G2" style:family="table-cell">
      <style:table-cell-properties fo:background-color="#ccff00" fo:padding="0.097cm" fo:border-left="0.05pt solid #000000" fo:border-right="0.05pt solid #000000" fo:border-top="none" fo:border-bottom="0.05pt solid #000000">
        <style:background-image/>
      </style:table-cell-properties>
    </style:style>
    <style:style style:name="ALU74181.A3" style:family="table-cell">
      <style:table-cell-properties fo:padding="0.097cm" fo:border-left="0.05pt solid #000000" fo:border-right="none" fo:border-top="none" fo:border-bottom="0.05pt solid #000000"/>
    </style:style>
    <style:style style:name="ALU74181.B3" style:family="table-cell">
      <style:table-cell-properties fo:padding="0.097cm" fo:border-left="0.05pt solid #000000" fo:border-right="none" fo:border-top="none" fo:border-bottom="0.05pt solid #000000"/>
    </style:style>
    <style:style style:name="ALU74181.C3" style:family="table-cell">
      <style:table-cell-properties fo:padding="0.097cm" fo:border-left="0.05pt solid #000000" fo:border-right="none" fo:border-top="none" fo:border-bottom="0.05pt solid #000000"/>
    </style:style>
    <style:style style:name="ALU74181.D3" style:family="table-cell">
      <style:table-cell-properties fo:padding="0.097cm" fo:border-left="0.05pt solid #000000" fo:border-right="none" fo:border-top="none" fo:border-bottom="0.05pt solid #000000"/>
    </style:style>
    <style:style style:name="ALU74181.E3" style:family="table-cell">
      <style:table-cell-properties fo:padding="0.097cm" fo:border-left="0.05pt solid #000000" fo:border-right="none" fo:border-top="none" fo:border-bottom="0.05pt solid #000000"/>
    </style:style>
    <style:style style:name="ALU74181.F3" style:family="table-cell">
      <style:table-cell-properties fo:padding="0.097cm" fo:border-left="0.05pt solid #000000" fo:border-right="none" fo:border-top="none" fo:border-bottom="0.05pt solid #000000"/>
    </style:style>
    <style:style style:name="ALU74181.G3" style:family="table-cell">
      <style:table-cell-properties fo:padding="0.097cm" fo:border-left="0.05pt solid #000000" fo:border-right="0.05pt solid #000000" fo:border-top="none" fo:border-bottom="0.05pt solid #000000"/>
    </style:style>
    <style:style style:name="ALU74181.A4" style:family="table-cell">
      <style:table-cell-properties fo:padding="0.097cm" fo:border-left="0.05pt solid #000000" fo:border-right="none" fo:border-top="none" fo:border-bottom="0.05pt solid #000000"/>
    </style:style>
    <style:style style:name="ALU74181.B4" style:family="table-cell">
      <style:table-cell-properties fo:padding="0.097cm" fo:border-left="0.05pt solid #000000" fo:border-right="none" fo:border-top="none" fo:border-bottom="0.05pt solid #000000"/>
    </style:style>
    <style:style style:name="ALU74181.C4" style:family="table-cell">
      <style:table-cell-properties fo:padding="0.097cm" fo:border-left="0.05pt solid #000000" fo:border-right="none" fo:border-top="none" fo:border-bottom="0.05pt solid #000000"/>
    </style:style>
    <style:style style:name="ALU74181.D4" style:family="table-cell">
      <style:table-cell-properties fo:padding="0.097cm" fo:border-left="0.05pt solid #000000" fo:border-right="none" fo:border-top="none" fo:border-bottom="0.05pt solid #000000"/>
    </style:style>
    <style:style style:name="ALU74181.E4" style:family="table-cell">
      <style:table-cell-properties fo:padding="0.097cm" fo:border-left="0.05pt solid #000000" fo:border-right="none" fo:border-top="none" fo:border-bottom="0.05pt solid #000000"/>
    </style:style>
    <style:style style:name="ALU74181.F4" style:family="table-cell">
      <style:table-cell-properties fo:padding="0.097cm" fo:border-left="0.05pt solid #000000" fo:border-right="none" fo:border-top="none" fo:border-bottom="0.05pt solid #000000"/>
    </style:style>
    <style:style style:name="ALU74181.G4" style:family="table-cell">
      <style:table-cell-properties fo:padding="0.097cm" fo:border-left="0.05pt solid #000000" fo:border-right="0.05pt solid #000000" fo:border-top="none" fo:border-bottom="0.05pt solid #000000"/>
    </style:style>
    <style:style style:name="ALU74181.A5" style:family="table-cell">
      <style:table-cell-properties fo:padding="0.097cm" fo:border-left="0.05pt solid #000000" fo:border-right="none" fo:border-top="none" fo:border-bottom="0.05pt solid #000000"/>
    </style:style>
    <style:style style:name="ALU74181.B5" style:family="table-cell">
      <style:table-cell-properties fo:padding="0.097cm" fo:border-left="0.05pt solid #000000" fo:border-right="none" fo:border-top="none" fo:border-bottom="0.05pt solid #000000"/>
    </style:style>
    <style:style style:name="ALU74181.C5" style:family="table-cell">
      <style:table-cell-properties fo:padding="0.097cm" fo:border-left="0.05pt solid #000000" fo:border-right="none" fo:border-top="none" fo:border-bottom="0.05pt solid #000000"/>
    </style:style>
    <style:style style:name="ALU74181.D5" style:family="table-cell">
      <style:table-cell-properties fo:padding="0.097cm" fo:border-left="0.05pt solid #000000" fo:border-right="none" fo:border-top="none" fo:border-bottom="0.05pt solid #000000"/>
    </style:style>
    <style:style style:name="ALU74181.E5" style:family="table-cell">
      <style:table-cell-properties fo:padding="0.097cm" fo:border-left="0.05pt solid #000000" fo:border-right="none" fo:border-top="none" fo:border-bottom="0.05pt solid #000000"/>
    </style:style>
    <style:style style:name="ALU74181.F5" style:family="table-cell">
      <style:table-cell-properties fo:padding="0.097cm" fo:border-left="0.05pt solid #000000" fo:border-right="none" fo:border-top="none" fo:border-bottom="0.05pt solid #000000"/>
    </style:style>
    <style:style style:name="ALU74181.G5" style:family="table-cell">
      <style:table-cell-properties fo:padding="0.097cm" fo:border-left="0.05pt solid #000000" fo:border-right="0.05pt solid #000000" fo:border-top="none" fo:border-bottom="0.05pt solid #000000"/>
    </style:style>
    <style:style style:name="ALU74181.A6" style:family="table-cell">
      <style:table-cell-properties fo:padding="0.097cm" fo:border-left="0.05pt solid #000000" fo:border-right="none" fo:border-top="none" fo:border-bottom="0.05pt solid #000000"/>
    </style:style>
    <style:style style:name="ALU74181.B6" style:family="table-cell">
      <style:table-cell-properties fo:padding="0.097cm" fo:border-left="0.05pt solid #000000" fo:border-right="none" fo:border-top="none" fo:border-bottom="0.05pt solid #000000"/>
    </style:style>
    <style:style style:name="ALU74181.C6" style:family="table-cell">
      <style:table-cell-properties fo:padding="0.097cm" fo:border-left="0.05pt solid #000000" fo:border-right="none" fo:border-top="none" fo:border-bottom="0.05pt solid #000000"/>
    </style:style>
    <style:style style:name="ALU74181.D6" style:family="table-cell">
      <style:table-cell-properties fo:padding="0.097cm" fo:border-left="0.05pt solid #000000" fo:border-right="none" fo:border-top="none" fo:border-bottom="0.05pt solid #000000"/>
    </style:style>
    <style:style style:name="ALU74181.E6" style:family="table-cell">
      <style:table-cell-properties fo:padding="0.097cm" fo:border-left="0.05pt solid #000000" fo:border-right="none" fo:border-top="none" fo:border-bottom="0.05pt solid #000000"/>
    </style:style>
    <style:style style:name="ALU74181.F6" style:family="table-cell">
      <style:table-cell-properties fo:padding="0.097cm" fo:border-left="0.05pt solid #000000" fo:border-right="none" fo:border-top="none" fo:border-bottom="0.05pt solid #000000"/>
    </style:style>
    <style:style style:name="ALU74181.G6" style:family="table-cell">
      <style:table-cell-properties fo:padding="0.097cm" fo:border-left="0.05pt solid #000000" fo:border-right="0.05pt solid #000000" fo:border-top="none" fo:border-bottom="0.05pt solid #000000"/>
    </style:style>
    <style:style style:name="ALU74181.A7" style:family="table-cell">
      <style:table-cell-properties fo:padding="0.097cm" fo:border-left="0.05pt solid #000000" fo:border-right="none" fo:border-top="none" fo:border-bottom="0.05pt solid #000000"/>
    </style:style>
    <style:style style:name="ALU74181.B7" style:family="table-cell">
      <style:table-cell-properties fo:padding="0.097cm" fo:border-left="0.05pt solid #000000" fo:border-right="none" fo:border-top="none" fo:border-bottom="0.05pt solid #000000"/>
    </style:style>
    <style:style style:name="ALU74181.C7" style:family="table-cell">
      <style:table-cell-properties fo:padding="0.097cm" fo:border-left="0.05pt solid #000000" fo:border-right="none" fo:border-top="none" fo:border-bottom="0.05pt solid #000000"/>
    </style:style>
    <style:style style:name="ALU74181.D7" style:family="table-cell">
      <style:table-cell-properties fo:padding="0.097cm" fo:border-left="0.05pt solid #000000" fo:border-right="none" fo:border-top="none" fo:border-bottom="0.05pt solid #000000"/>
    </style:style>
    <style:style style:name="ALU74181.E7" style:family="table-cell">
      <style:table-cell-properties fo:padding="0.097cm" fo:border-left="0.05pt solid #000000" fo:border-right="none" fo:border-top="none" fo:border-bottom="0.05pt solid #000000"/>
    </style:style>
    <style:style style:name="ALU74181.F7" style:family="table-cell">
      <style:table-cell-properties fo:padding="0.097cm" fo:border-left="0.05pt solid #000000" fo:border-right="none" fo:border-top="none" fo:border-bottom="0.05pt solid #000000"/>
    </style:style>
    <style:style style:name="ALU74181.G7" style:family="table-cell">
      <style:table-cell-properties fo:padding="0.097cm" fo:border-left="0.05pt solid #000000" fo:border-right="0.05pt solid #000000" fo:border-top="none" fo:border-bottom="0.05pt solid #000000"/>
    </style:style>
    <style:style style:name="ALU74181.8" style:family="table-row">
      <style:table-row-properties style:min-row-height="0.739cm"/>
    </style:style>
    <style:style style:name="ALU74181.A8" style:family="table-cell">
      <style:table-cell-properties fo:padding="0.097cm" fo:border-left="0.05pt solid #000000" fo:border-right="none" fo:border-top="none" fo:border-bottom="0.05pt solid #000000"/>
    </style:style>
    <style:style style:name="ALU74181.B8" style:family="table-cell">
      <style:table-cell-properties fo:padding="0.097cm" fo:border-left="0.05pt solid #000000" fo:border-right="none" fo:border-top="none" fo:border-bottom="0.05pt solid #000000"/>
    </style:style>
    <style:style style:name="ALU74181.C8" style:family="table-cell">
      <style:table-cell-properties fo:padding="0.097cm" fo:border-left="0.05pt solid #000000" fo:border-right="none" fo:border-top="none" fo:border-bottom="0.05pt solid #000000"/>
    </style:style>
    <style:style style:name="ALU74181.D8" style:family="table-cell">
      <style:table-cell-properties fo:padding="0.097cm" fo:border-left="0.05pt solid #000000" fo:border-right="none" fo:border-top="none" fo:border-bottom="0.05pt solid #000000"/>
    </style:style>
    <style:style style:name="ALU74181.E8" style:family="table-cell">
      <style:table-cell-properties fo:padding="0.097cm" fo:border-left="0.05pt solid #000000" fo:border-right="none" fo:border-top="none" fo:border-bottom="0.05pt solid #000000"/>
    </style:style>
    <style:style style:name="ALU74181.F8" style:family="table-cell">
      <style:table-cell-properties fo:padding="0.097cm" fo:border-left="0.05pt solid #000000" fo:border-right="none" fo:border-top="none" fo:border-bottom="0.05pt solid #000000"/>
    </style:style>
    <style:style style:name="ALU74181.G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officeooo:rsid="000dfeee" officeooo:paragraph-rsid="000dfeee"/>
    </style:style>
    <style:style style:name="P2" style:family="paragraph" style:parent-style-name="Standard">
      <style:paragraph-properties fo:break-before="page"/>
      <style:text-properties officeooo:rsid="00147d5c" officeooo:paragraph-rsid="00147d5c"/>
    </style:style>
    <style:style style:name="P3" style:family="paragraph" style:parent-style-name="Standard">
      <style:paragraph-properties fo:break-before="page"/>
      <style:text-properties officeooo:rsid="00194bf8" officeooo:paragraph-rsid="00194bf8"/>
    </style:style>
    <style:style style:name="P4" style:family="paragraph" style:parent-style-name="Heading_20_1">
      <style:paragraph-properties fo:break-before="page"/>
    </style:style>
    <style:style style:name="P5" style:family="paragraph" style:parent-style-name="Standard">
      <style:paragraph-properties fo:text-align="center" style:justify-single-word="false"/>
      <style:text-properties fo:font-size="48pt" fo:language="de" fo:country="DE" style:font-size-asian="48pt" style:font-size-complex="10pt"/>
    </style:style>
    <style:style style:name="P6" style:family="paragraph" style:parent-style-name="Standard">
      <style:paragraph-properties fo:text-align="center" style:justify-single-word="false"/>
      <style:text-properties fo:font-size="48pt" style:font-size-asian="48pt" style:font-size-complex="10pt"/>
    </style:style>
    <style:style style:name="P7" style:family="paragraph" style:parent-style-name="Standard">
      <style:text-properties fo:font-size="28pt" style:font-size-asian="28pt" style:font-size-complex="10pt"/>
    </style:style>
    <style:style style:name="P8" style:family="paragraph" style:parent-style-name="Standard">
      <style:paragraph-properties fo:text-align="center" style:justify-single-word="false"/>
      <style:text-properties fo:font-size="28pt" style:font-size-asian="28pt" style:font-size-complex="10pt"/>
    </style:style>
    <style:style style:name="P9" style:family="paragraph" style:parent-style-name="Standard">
      <style:text-properties fo:font-size="18pt" fo:language="de" fo:country="DE" style:font-size-asian="18pt" style:font-size-complex="10pt"/>
    </style:style>
    <style:style style:name="P10" style:family="paragraph" style:parent-style-name="Standard">
      <style:text-properties fo:font-size="18pt" fo:language="de" fo:country="DE" officeooo:paragraph-rsid="000dfeee" style:font-size-asian="18pt" style:font-size-complex="10pt"/>
    </style:style>
    <style:style style:name="P11" style:family="paragraph" style:parent-style-name="Standard">
      <style:text-properties officeooo:rsid="000dfeee" officeooo:paragraph-rsid="000dfeee"/>
    </style:style>
    <style:style style:name="P12" style:family="paragraph" style:parent-style-name="Standard">
      <style:text-properties officeooo:rsid="00147d5c" officeooo:paragraph-rsid="00147d5c"/>
    </style:style>
    <style:style style:name="P13" style:family="paragraph" style:parent-style-name="Standard">
      <style:text-properties officeooo:rsid="0016b329" officeooo:paragraph-rsid="0016b329"/>
    </style:style>
    <style:style style:name="P14" style:family="paragraph" style:parent-style-name="Standard">
      <style:text-properties officeooo:rsid="00194bf8" officeooo:paragraph-rsid="00194bf8"/>
    </style:style>
    <style:style style:name="P15" style:family="paragraph" style:parent-style-name="Standard">
      <style:text-properties officeooo:rsid="001dfeaa" officeooo:paragraph-rsid="001dfeaa"/>
    </style:style>
    <style:style style:name="P16" style:family="paragraph" style:parent-style-name="Standard">
      <style:text-properties officeooo:rsid="002322e1" officeooo:paragraph-rsid="002322e1"/>
    </style:style>
    <style:style style:name="P17" style:family="paragraph" style:parent-style-name="Standard">
      <style:text-properties officeooo:rsid="00302fcc" officeooo:paragraph-rsid="00302fcc"/>
    </style:style>
    <style:style style:name="P18" style:family="paragraph" style:parent-style-name="Standard">
      <style:text-properties officeooo:rsid="0033f4b6" officeooo:paragraph-rsid="0033f4b6"/>
    </style:style>
    <style:style style:name="P19" style:family="paragraph" style:parent-style-name="Table_20_Contents">
      <style:text-properties officeooo:rsid="002a5ab5" officeooo:paragraph-rsid="002a5ab5"/>
    </style:style>
    <style:style style:name="P20" style:family="paragraph" style:parent-style-name="Table_20_Contents">
      <style:text-properties fo:font-weight="bold" officeooo:rsid="002a5ab5" officeooo:paragraph-rsid="002a5ab5" style:font-weight-asian="bold" style:font-weight-complex="bold"/>
    </style:style>
    <style:style style:name="P21" style:family="paragraph" style:parent-style-name="Table_20_Contents">
      <style:text-properties fo:font-weight="bold" officeooo:rsid="00302fcc" officeooo:paragraph-rsid="00302fcc" style:font-weight-asian="bold" style:font-weight-complex="bold"/>
    </style:style>
    <style:style style:name="P22" style:family="paragraph" style:parent-style-name="Table_20_Contents">
      <style:text-properties officeooo:rsid="00318cd0" officeooo:paragraph-rsid="00318cd0"/>
    </style:style>
    <style:style style:name="P23" style:family="paragraph" style:parent-style-name="Table_20_Contents">
      <style:text-properties officeooo:rsid="0034ea2e" officeooo:paragraph-rsid="0034ea2e"/>
    </style:style>
    <style:style style:name="P24" style:family="paragraph" style:parent-style-name="Table_20_Contents">
      <style:text-properties fo:font-size="10pt" officeooo:rsid="00318cd0" officeooo:paragraph-rsid="00318cd0" style:font-size-asian="10pt" style:font-size-complex="10pt"/>
    </style:style>
    <style:style style:name="P25"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26" style:family="paragraph" style:parent-style-name="Standard">
      <style:text-properties officeooo:rsid="000dfeee" officeooo:paragraph-rsid="000dfeee"/>
    </style:style>
    <style:style style:name="P27" style:family="paragraph" style:parent-style-name="Standard">
      <style:text-properties fo:font-weight="bold" officeooo:rsid="0036a1f4" officeooo:paragraph-rsid="0036a1f4" style:font-weight-asian="bold" style:font-weight-complex="bold"/>
    </style:style>
    <style:style style:name="P28" style:family="paragraph" style:parent-style-name="Standard">
      <style:text-properties officeooo:rsid="00302fcc" officeooo:paragraph-rsid="00302fcc"/>
    </style:style>
    <style:style style:name="P29" style:family="paragraph" style:parent-style-name="Standard">
      <style:text-properties style:font-name="Courier New" officeooo:rsid="003882a6" officeooo:paragraph-rsid="003882a6"/>
    </style:style>
    <style:style style:name="P30" style:family="paragraph" style:parent-style-name="Standard">
      <style:paragraph-properties fo:break-before="page"/>
      <style:text-properties officeooo:rsid="000dfeee" officeooo:paragraph-rsid="000dfeee"/>
    </style:style>
    <style:style style:name="P31" style:family="paragraph" style:parent-style-name="Standard">
      <style:paragraph-properties fo:break-before="page"/>
      <style:text-properties officeooo:rsid="00302fcc" officeooo:paragraph-rsid="0039ff08"/>
    </style:style>
    <style:style style:name="P32" style:family="paragraph" style:parent-style-name="List_20_Paragraph" style:list-style-name="WWNum1">
      <style:paragraph-properties fo:text-align="center" style:justify-single-word="false"/>
      <style:text-properties fo:font-size="48pt" style:font-size-asian="48pt" style:font-size-complex="10pt"/>
    </style:style>
    <style:style style:name="P33" style:family="paragraph" style:parent-style-name="Heading_20_1" style:list-style-name="WWNum2">
      <style:paragraph-properties fo:break-before="page"/>
    </style:style>
    <style:style style:name="P34" style:family="paragraph" style:parent-style-name="Table_20_Contents">
      <style:text-properties officeooo:rsid="0034ea2e" officeooo:paragraph-rsid="002a5ab5"/>
    </style:style>
    <style:style style:name="P35" style:family="paragraph" style:parent-style-name="Footer">
      <style:text-properties officeooo:paragraph-rsid="00358f32"/>
    </style:style>
    <style:style style:name="P36" style:family="paragraph">
      <style:paragraph-properties fo:text-align="center"/>
    </style:style>
    <style:style style:name="P37" style:family="paragraph">
      <loext:graphic-properties draw:fill="none" draw:fill-color="#ffffff"/>
    </style:style>
    <style:style style:name="P38" style:family="paragraph">
      <loext:graphic-properties draw:fill="none" draw:fill-color="#ffffff"/>
      <style:paragraph-properties fo:text-align="center"/>
      <style:text-properties fo:font-size="11pt"/>
    </style:style>
    <style:style style:name="P39" style:family="paragraph">
      <loext:graphic-properties draw:fill="none" draw:fill-color="#ffffff"/>
      <style:text-properties fo:font-size="11pt"/>
    </style:style>
    <style:style style:name="P40" style:family="paragraph">
      <loext:graphic-properties draw:fill="none"/>
    </style:style>
    <style:style style:name="P41" style:family="paragraph">
      <loext:graphic-properties draw:fill="none" draw:fill-color="#ffffff"/>
      <style:paragraph-properties fo:text-align="center"/>
    </style:style>
    <style:style style:name="P42" style:family="paragraph">
      <loext:graphic-properties draw:fill="none"/>
      <style:paragraph-properties fo:text-align="center"/>
    </style:style>
    <style:style style:name="P43" style:family="paragraph">
      <style:paragraph-properties fo:text-align="center"/>
      <style:text-properties fo:font-size="11pt"/>
    </style:style>
    <style:style style:name="P44" style:family="paragraph">
      <loext:graphic-properties draw:fill-color="#ffffff"/>
    </style:style>
    <style:style style:name="T1" style:family="text">
      <style:text-properties fo:font-size="10pt" officeooo:rsid="00356c79" style:font-size-asian="10pt" style:font-size-complex="10pt"/>
    </style:style>
    <style:style style:name="T2" style:family="text">
      <style:text-properties fo:font-size="10pt" officeooo:rsid="00358f32" style:font-size-asian="10pt" style:font-size-complex="10pt"/>
    </style:style>
    <style:style style:name="T3" style:family="text">
      <style:text-properties fo:font-size="18pt" fo:language="de" fo:country="DE" fo:font-weight="bold" style:font-size-asian="18pt" style:font-weight-asian="bold" style:font-size-complex="10pt"/>
    </style:style>
    <style:style style:name="T4" style:family="text">
      <style:text-properties fo:font-size="18pt" fo:language="de" fo:country="DE" style:font-size-asian="18pt" style:font-size-complex="10pt"/>
    </style:style>
    <style:style style:name="T5" style:family="text">
      <style:text-properties fo:font-size="18pt" fo:language="de" fo:country="DE" officeooo:rsid="000a2900" style:font-size-asian="18pt" style:font-size-complex="10pt"/>
    </style:style>
    <style:style style:name="T6" style:family="text">
      <style:text-properties fo:font-size="18pt" fo:language="de" fo:country="DE" officeooo:rsid="000dfeee" style:font-size-asian="18pt" style:font-size-complex="10pt"/>
    </style:style>
    <style:style style:name="T7" style:family="text">
      <style:text-properties fo:font-size="18pt" fo:language="de" fo:country="DE" officeooo:rsid="00356c79" style:font-size-asian="18pt" style:font-size-complex="10pt"/>
    </style:style>
    <style:style style:name="T8" style:family="text">
      <style:text-properties officeooo:rsid="00114ef7"/>
    </style:style>
    <style:style style:name="T9" style:family="text">
      <style:text-properties officeooo:rsid="001a5000"/>
    </style:style>
    <style:style style:name="T10" style:family="text">
      <style:text-properties officeooo:rsid="00302fcc"/>
    </style:style>
    <style:style style:name="T11" style:family="text">
      <style:text-properties officeooo:rsid="0032c5bb"/>
    </style:style>
    <style:style style:name="T12" style:family="text">
      <style:text-properties officeooo:rsid="0034ea2e"/>
    </style:style>
    <style:style style:name="T13" style:family="text">
      <style:text-properties officeooo:rsid="00373024"/>
    </style:style>
    <style:style style:name="T14" style:family="text">
      <style:text-properties officeooo:rsid="003882a6"/>
    </style:style>
    <style:style style:name="T15" style:family="text">
      <style:text-properties officeooo:rsid="0039ff08"/>
    </style:style>
    <style:style style:name="T16" style:family="text">
      <style:text-properties fo:font-size="11pt"/>
    </style:style>
    <style:style style:name="T17" style:family="text">
      <style:text-properties fo:font-weight="bold" style:font-weight-asian="bold" style:font-weight-complex="bold"/>
    </style:style>
    <style:style style:name="T18" style:family="text">
      <style:text-properties style:font-name="Arial" fo:font-weight="bold" style:font-name-asian="Calibri" style:font-weight-asian="bold" style:font-weight-complex="bol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803cm" fo:min-width="1.939cm" style:run-through="foreground"/>
    </style:style>
    <style:style style:name="gr3" style:family="graphic">
      <style:graphic-properties draw:marker-end="Arrow" draw:textarea-horizontal-align="center" draw:textarea-vertical-align="middle" style:run-through="foreground"/>
    </style:style>
    <style:style style:name="gr4" style:family="graphic">
      <style:graphic-properties draw:stroke="none" svg:stroke-color="#000000" draw:fill="none" draw:fill-color="#ffffff" fo:min-height="0.691cm" style:run-through="foreground"/>
    </style:style>
    <style:style style:name="gr5" style:family="graphic">
      <style:graphic-properties draw:stroke="none" svg:stroke-color="#000000" draw:fill="none" draw:fill-color="#ffffff" fo:min-height="0.483cm" style:run-through="foreground"/>
    </style:style>
    <style:style style:name="gr6" style:family="graphic">
      <style:graphic-properties style:run-through="foreground"/>
    </style:style>
    <style:style style:name="gr7" style:family="graphic">
      <style:graphic-properties draw:stroke="none" svg:stroke-color="#000000" draw:fill="none" draw:fill-color="#ffffff" fo:min-height="4.464cm"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88cm" style:run-through="foreground"/>
    </style:style>
    <style:style style:name="gr10" style:family="graphic">
      <style:graphic-properties draw:fill="none" draw:textarea-horizontal-align="justify" draw:textarea-vertical-align="middle" draw:auto-grow-height="false" fo:min-height="3.42cm" fo:min-width="6.676cm" style:run-through="foreground"/>
    </style:style>
    <style:style style:name="gr11" style:family="graphic">
      <style:graphic-properties style:run-through="foreground"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2.782cm" fo:min-width="2.722cm" style:run-through="foreground"/>
    </style:style>
    <style:style style:name="gr13" style:family="graphic">
      <style:graphic-properties draw:stroke="none" svg:stroke-color="#000000" draw:fill="none" draw:fill-color="#ffffff" fo:min-height="1.341cm" style:run-through="foreground"/>
    </style:style>
    <style:style style:name="gr14" style:family="graphic">
      <style:graphic-properties draw:fill="none" draw:textarea-horizontal-align="justify" draw:textarea-vertical-align="middle" draw:auto-grow-height="false" fo:min-height="0.598cm" fo:min-width="0.598cm" style:run-through="foreground"/>
    </style:style>
    <style:style style:name="gr15" style:family="graphic">
      <style:graphic-properties draw:textarea-horizontal-align="justify" draw:textarea-vertical-align="middle" draw:auto-grow-height="false" fo:min-height="0.136cm" fo:min-width="0.136cm" style:run-through="foreground"/>
    </style:style>
    <style:style style:name="gr16" style:family="graphic">
      <style:graphic-properties draw:stroke="none" svg:stroke-color="#000000" draw:fill="none" draw:fill-color="#ffffff" fo:min-height="0.448cm" style:run-through="foreground"/>
    </style:style>
    <style:style style:name="gr17" style:family="graphic">
      <style:graphic-properties draw:textarea-horizontal-align="justify" draw:textarea-vertical-align="middle" draw:auto-grow-height="false" fo:min-height="0.33cm" fo:min-width="0.776cm" style:run-through="foreground"/>
    </style:style>
    <style:style style:name="gr18" style:family="graphic">
      <style:graphic-properties draw:stroke="none" svg:stroke-color="#000000" draw:fill="none" draw:fill-color="#ffffff" fo:min-height="0.661cm" style:run-through="foreground"/>
    </style:style>
    <style:style style:name="gr19" style:family="graphic">
      <style:graphic-properties draw:stroke="none" svg:stroke-color="#000000" draw:fill="none" draw:fill-color="#ffffff" fo:min-height="0.894cm" style:run-through="foreground"/>
    </style:style>
    <style:style style:name="gr20" style:family="graphic">
      <style:graphic-properties draw:marker-end="" draw:textarea-horizontal-align="center" draw:textarea-vertical-align="middle" style:run-through="foreground"/>
    </style:style>
    <style:style style:name="gr21" style:family="graphic">
      <style:graphic-properties draw:textarea-horizontal-align="justify" draw:textarea-vertical-align="middle" draw:auto-grow-height="false" fo:min-height="0.483cm" fo:min-width="1.106cm" style:run-through="foreground"/>
    </style:style>
    <style:style style:name="gr22" style:family="graphic">
      <style:graphic-properties draw:textarea-horizontal-align="justify" draw:textarea-vertical-align="middle" draw:auto-grow-height="false" fo:min-height="0.127cm" fo:min-width="0.127cm" style:run-through="foreground"/>
    </style:style>
    <style:style style:name="gr23" style:family="graphic">
      <style:graphic-properties draw:textarea-horizontal-align="justify" draw:textarea-vertical-align="middle" draw:auto-grow-height="false" fo:min-height="3.337cm" fo:min-width="4.36cm" style:run-through="foreground"/>
    </style:style>
    <style:style style:name="gr24" style:family="graphic">
      <style:graphic-properties draw:stroke="none" svg:stroke-color="#000000" draw:fill="none" draw:fill-color="#ffffff" fo:min-height="0.796cm" style:run-through="foreground"/>
    </style:style>
    <style:style style:name="gr25" style:family="graphic">
      <style:graphic-properties draw:stroke="none" svg:stroke-color="#000000" draw:fill="none" draw:fill-color="#ffffff" fo:min-height="0.452cm" style:run-through="foreground"/>
    </style:style>
    <style:style style:name="gr26" style:family="graphic">
      <style:graphic-properties draw:stroke="none" svg:stroke-color="#000000" draw:fill="none" draw:fill-color="#ffffff" fo:min-height="1.376cm" style:run-through="foreground"/>
    </style:style>
    <style:style style:name="gr27" style:family="graphic">
      <style:graphic-properties draw:textarea-horizontal-align="justify" draw:textarea-vertical-align="middle" draw:auto-grow-height="false" fo:min-height="1.667cm" fo:min-width="1.667cm" style:run-through="foreground"/>
    </style:style>
    <style:style style:name="gr28" style:family="graphic">
      <style:graphic-properties draw:stroke="none" svg:stroke-color="#000000" draw:fill="none" draw:fill-color="#ffffff" fo:min-height="0.767cm" style:run-through="foreground"/>
    </style:style>
    <style:style style:name="gr29" style:family="graphic">
      <style:graphic-properties draw:fill="none" draw:textarea-horizontal-align="justify" draw:textarea-vertical-align="middle" draw:auto-grow-height="false" fo:min-height="8.461cm" fo:min-width="14.182cm" style:run-through="foreground"/>
    </style:style>
    <style:style style:name="gr30" style:family="graphic">
      <style:graphic-properties draw:stroke="none" svg:stroke-color="#000000" draw:fill="none" draw:fill-color="#ffffff" fo:min-height="0.9cm" style:run-through="foreground"/>
    </style:style>
    <style:style style:name="gr31" style:family="graphic">
      <style:graphic-properties draw:fill="none" draw:textarea-horizontal-align="justify" draw:textarea-vertical-align="middle" draw:auto-grow-height="false" fo:min-height="7.064cm" fo:min-width="10.848cm" style:run-through="foreground"/>
    </style:style>
    <style:style style:name="gr32" style:family="graphic">
      <style:graphic-properties draw:textarea-horizontal-align="justify" draw:textarea-vertical-align="middle" draw:auto-grow-height="false" fo:min-height="1.279cm" fo:min-width="2.337cm" style:run-through="foreground"/>
    </style:style>
    <style:style style:name="gr33" style:family="graphic">
      <style:graphic-properties draw:stroke="none" svg:stroke-color="#000000" draw:fill="none" draw:fill-color="#ffffff" fo:min-height="0.552cm" style:run-through="foreground"/>
    </style:style>
    <style:style style:name="gr34" style:family="graphic">
      <style:graphic-properties draw:stroke="none" svg:stroke-color="#000000" draw:fill="none" draw:fill-color="#ffffff" fo:min-height="0.706cm" style:run-through="foreground"/>
    </style:style>
    <style:style style:name="gr35" style:family="graphic">
      <style:graphic-properties draw:stroke="none" svg:stroke-color="#000000" draw:fill="none" draw:fill-color="#ffffff" fo:min-height="1.266cm" style:run-through="foreground"/>
    </style:style>
    <style:style style:name="gr36" style:family="graphic">
      <style:graphic-properties draw:stroke="none" svg:stroke-color="#000000" draw:fill="none" draw:fill-color="#ffffff" fo:min-height="0.794cm" style:run-through="foreground"/>
    </style:style>
    <style:style style:name="gr37" style:family="graphic">
      <style:graphic-properties draw:fill="none" draw:textarea-horizontal-align="justify" draw:textarea-vertical-align="middle" draw:auto-grow-height="false" fo:min-height="5.14cm" fo:min-width="13.12cm" style:run-through="foreground"/>
    </style:style>
    <style:style style:name="gr38" style:family="graphic">
      <style:graphic-properties draw:stroke="none" svg:stroke-color="#000000" draw:fill="none" draw:fill-color="#ffffff" fo:min-height="0.573cm" style:run-through="foreground"/>
    </style:style>
    <style:style style:name="gr39" style:family="graphic">
      <style:graphic-properties draw:textarea-horizontal-align="justify" draw:textarea-vertical-align="middle" draw:auto-grow-height="false" fo:min-height="3.087cm" fo:min-width="12.524cm" style:run-through="foreground"/>
    </style:style>
    <style:style style:name="gr40" style:family="graphic">
      <style:graphic-properties draw:stroke="none" svg:stroke-color="#000000" draw:fill="none" draw:fill-color="#ffffff" fo:min-height="1.014cm" style:run-through="foreground"/>
    </style:style>
    <style:style style:name="gr41" style:family="graphic">
      <style:graphic-properties draw:stroke="none" svg:stroke-color="#000000" draw:fill="none" draw:fill-color="#ffffff" fo:min-height="0.594cm" style:run-through="foreground"/>
    </style:style>
    <style:style style:name="gr42" style:family="graphic">
      <style:graphic-properties draw:textarea-horizontal-align="justify" draw:textarea-vertical-align="middle" draw:auto-grow-height="false" fo:min-height="0.838cm" fo:min-width="1.168cm" style:run-through="foreground"/>
    </style:style>
    <style:style style:name="gr43" style:family="graphic">
      <style:graphic-properties draw:stroke="none" svg:stroke-color="#000000" draw:fill="none" draw:fill-color="#ffffff" fo:min-height="0.617cm" style:run-through="foreground"/>
    </style:style>
    <style:style style:name="gr44" style:family="graphic">
      <style:graphic-properties draw:textarea-horizontal-align="justify" draw:textarea-vertical-align="middle" draw:auto-grow-height="false" fo:min-height="0.139cm" fo:min-width="0.127cm" style:run-through="foreground"/>
    </style:style>
    <style:style style:name="gr45" style:family="graphic">
      <style:graphic-properties draw:fill="none" draw:textarea-horizontal-align="justify" draw:textarea-vertical-align="middle" draw:auto-grow-height="false" fo:min-height="10.98cm" fo:min-width="14.728cm" style:run-through="foreground"/>
    </style:style>
    <style:style style:name="gr46" style:family="graphic">
      <style:graphic-properties draw:textarea-horizontal-align="justify" draw:textarea-vertical-align="middle" draw:auto-grow-height="false" fo:min-height="0.616cm" fo:min-width="4.755cm" style:run-through="foreground"/>
    </style:style>
    <style:style style:name="gr47" style:family="graphic">
      <style:graphic-properties draw:textarea-horizontal-align="justify" draw:textarea-vertical-align="middle" draw:auto-grow-height="false" fo:min-height="0.716cm" fo:min-width="5.459cm" style:run-through="foreground"/>
    </style:style>
    <style:style style:name="gr48" style:family="graphic">
      <style:graphic-properties draw:stroke="none" svg:stroke-color="#000000" draw:fill="none" draw:fill-color="#ffffff" fo:min-height="0.774cm" style:run-through="foreground"/>
    </style:style>
    <style:style style:name="gr49" style:family="graphic">
      <style:graphic-properties draw:textarea-horizontal-align="justify" draw:textarea-vertical-align="middle" draw:auto-grow-height="false" fo:min-height="0.736cm" fo:min-width="8.446cm" style:run-through="foreground"/>
    </style:style>
    <style:style style:name="gr50" style:family="graphic">
      <style:graphic-properties draw:textarea-horizontal-align="justify" draw:textarea-vertical-align="middle" draw:auto-grow-height="false" fo:min-height="2.492cm" fo:min-width="2.886cm" style:run-through="foreground"/>
    </style:style>
    <style:style style:name="gr51" style:family="graphic">
      <style:graphic-properties draw:fill-color="#ffffff" draw:textarea-horizontal-align="justify" draw:textarea-vertical-align="middle" draw:auto-grow-height="false" fo:min-height="1.106cm" fo:min-width="1.226cm" style:run-through="foreground"/>
    </style:style>
    <style:style style:name="gr52" style:family="graphic">
      <style:graphic-properties draw:stroke="none" svg:stroke-color="#000000" draw:fill="none" draw:fill-color="#ffffff" fo:min-height="0.953cm" style:run-through="foreground"/>
    </style:style>
    <style:style style:name="gr53" style:family="graphic">
      <style:graphic-properties draw:stroke="none" svg:stroke-color="#000000" draw:fill="none" draw:fill-color="#ffffff" fo:min-height="0.877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5"/>
      <text:p text:style-name="P6">Do-It-Yourself CPU</text:p>
      <text:list xml:id="list344142800935140982" text:style-name="WWNum1">
        <text:list-item>
          <text:p text:style-name="P32">ALU</text:p>
        </text:list-item>
      </text:list>
      <text:p text:style-name="P6"/>
      <text:p text:style-name="P8">mail@AndreBetz.de</text:p>
      <text:p text:style-name="P7"><text:line-break/></text:p>
      <text:p text:style-name="P7"/>
      <text:list xml:id="list7487200973643187044" text:style-name="WWNum2">
        <text:list-item>
          <text:p text:style-name="P33">Digitale Bauelemente</text:p>
        </text:list-item>
      </text:list>
      <text:p text:style-name="P9"/>
      <text:p text:style-name="Standard"><text:span text:style-name="T3">Digital</text:span><text:span text:style-name="T4">: leitet sich vom latainischen Wort Digitus ab und bedeutet Finger. </text:span><text:span text:style-name="T7">Dies bedeutet, dass</text:span><text:span text:style-name="T4"> man eine begrenzte Zahl von Ziffern </text:span><text:span text:style-name="T7">darstellen will</text:span></text:p>
      <text:p text:style-name="P9"/>
      <text:p text:style-name="Standard"><text:span text:style-name="T3">Digitaltechnik</text:span><text:span text:style-name="T4">: zur Übertragung von Information wird eine begrenzte Zahl von Ziffern verwendet </text:span></text:p>
      <text:p text:style-name="P9"/>
      <text:p text:style-name="Standard"><text:span text:style-name="T3">Binärsystem</text:span><text:span text:style-name="T4">: Ist die bekannteste Digitaltechnik und besteht nur aus den Ziffern </text:span><text:span text:style-name="T3">0</text:span><text:span text:style-name="T4"> (Strom aus) und </text:span><text:span text:style-name="T3">1</text:span><text:span text:style-name="T4"> (Strom an) und wird im Computerbereich verwendet</text:span></text:p>
      <text:p text:style-name="P9"/>
      <text:p text:style-name="Standard"><text:span text:style-name="T3">Digitale Bausteine</text:span><text:span text:style-name="T4">: Sind Bausteine der binären Digitaltechnik und werden auch Logikgatter genannt. Diese Bausteine verknüpfen digitale Signale. Verwendet werden: AND, OR, NOT. Aus diesen werden weitere gebildet, </text:span><text:span text:style-name="T5">wie NAND, NOR </text:span><text:span text:style-name="T6">und XOR</text:span><text:span text:style-name="T4">. </text:span><text:bookmark text:name="_GoBack"/></text:p>
      <text:p text:style-name="P10"/>
      <text:p text:style-name="P9"/>
      <text:p text:style-name="P9"/>
      <text:p text:style-name="Standard"><draw:g text:anchor-type="paragraph" draw:z-index="2" draw:style-name="gr1"><draw:custom-shape draw:name="Form2" draw:style-name="gr12" svg:width="2.722cm" svg:height="2.782cm" svg:x="3.916cm" svg:y="1.244cm"><text:p/><draw:enhanced-geometry svg:viewBox="0 0 21600 21600" draw:type="rectangle" draw:enhanced-path="M 0 0 L 21600 0 21600 21600 0 21600 0 0 Z N"/></draw:custom-shape><draw:line draw:name="Form1" draw:style-name="gr3" draw:text-style-name="P36" svg:x1="2.365cm" svg:y1="3.309cm" svg:x2="3.87cm" svg:y2="3.309cm"><text:p/></draw:line><draw:line draw:name="Form1" draw:style-name="gr3" draw:text-style-name="P36" svg:x1="2.365cm" svg:y1="2.117cm" svg:x2="3.87cm" svg:y2="2.117cm"><text:p/></draw:line><draw:line draw:name="Form1" draw:style-name="gr3" draw:text-style-name="P36" svg:x1="6.638cm" svg:y1="2.727cm" svg:x2="8.143cm" svg:y2="2.727cm"><text:p/></draw:line><draw:frame draw:name="Form3" draw:style-name="gr4" draw:text-style-name="P37" svg:width="0.578cm" svg:height="0.692cm" svg:x="1.741cm" svg:y="1.891cm"><draw:text-box><text:p>X</text:p></draw:text-box></draw:frame><draw:frame draw:name="Form3" draw:style-name="gr4" draw:text-style-name="P37" svg:width="0.578cm" svg:height="0.692cm" svg:x="1.766cm" svg:y="3.092cm"><draw:text-box><text:p>Y</text:p></draw:text-box></draw:frame><draw:frame draw:name="Form3" draw:style-name="gr4" draw:text-style-name="P37" svg:width="0.578cm" svg:height="0.692cm" svg:x="8.163cm" svg:y="2.492cm"><draw:text-box><text:p>Z</text:p></draw:text-box></draw:frame><draw:frame draw:name="Form3" draw:style-name="gr13" draw:text-style-name="P41" svg:width="1.107cm" svg:height="1.341cm" svg:x="4.748cm" svg:y="2.265cm"><draw:text-box><text:p text:style-name="P36">AND</text:p></draw:text-box></draw:frame><draw:frame draw:name="Form4" draw:style-name="gr7" draw:text-style-name="P37" svg:width="4.86cm" svg:height="4.465cm" svg:x="9.269cm" svg:y="0.494cm"><draw:text-box><text:p>Logiktabelle: <text:span text:style-name="T17">AND, ʌ</text:span><text:span text:style-name="T18">, &amp;</text:span></text:p><text:p/><text:p><text:span text:style-name="T17">Eingang</text:span><text:span text:style-name="T17"><text:tab/></text:span><text:span text:style-name="T17">Ausgang</text:span></text:p><text:p><text:span text:style-name="T17">X</text:span><text:span text:style-name="T17"><text:tab/></text:span><text:span text:style-name="T17">Y</text:span><text:span text:style-name="T17"><text:tab/></text:span><text:span text:style-name="T17">Z</text:span></text:p><text:p/><text:p>0<text:tab/>0<text:tab/>0</text:p><text:p>0<text:tab/>1<text:tab/>0</text:p><text:p>1<text:tab/>0<text:tab/>0</text:p><text:p>1<text:tab/>1<text:tab/>1</text:p><text:p/></draw:text-box></draw:frame><draw:line draw:name="Form5" draw:style-name="gr8" draw:text-style-name="P36" svg:x1="9.102cm" svg:y1="2.429cm" svg:x2="13.288cm" svg:y2="2.404cm"><text:p/></draw:line><draw:line draw:name="Form6" draw:style-name="gr8" draw:text-style-name="P36" svg:x1="11.314cm" svg:y1="1.48cm" svg:x2="11.337cm" svg:y2="4.535cm"><text:p/></draw:line><draw:custom-shape draw:name="Form4" draw:style-name="gr14" draw:text-style-name="P42" svg:width="0.842cm" svg:height="0.842cm" svg:x="10.807cm" svg:y="5.4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5" draw:style-name="gr8" draw:text-style-name="P36" svg:x1="5.495cm" svg:y1="5.81cm" svg:x2="6.698cm" svg:y2="5.81cm"><text:p/></draw:line><draw:line draw:name="Form6" draw:style-name="gr8" draw:text-style-name="P36" svg:x1="7.636cm" svg:y1="5.392cm" svg:x2="6.699cm" svg:y2="5.81cm"><text:p/></draw:line><draw:line draw:name="Form7" draw:style-name="gr8" draw:text-style-name="P36" svg:x1="7.634cm" svg:y1="5.819cm" svg:x2="8.742cm" svg:y2="5.81cm"><text:p/></draw:line><draw:line draw:name="Form6" draw:style-name="gr8" draw:text-style-name="P36" svg:x1="9.679cm" svg:y1="5.392cm" svg:x2="8.742cm" svg:y2="5.81cm"><text:p/></draw:line><draw:line draw:name="Form7" draw:style-name="gr8" draw:text-style-name="P36" svg:x1="9.68cm" svg:y1="5.812cm" svg:x2="10.788cm" svg:y2="5.803cm"><text:p/></draw:line><draw:line draw:name="Form7" draw:style-name="gr8" draw:text-style-name="P36" svg:x1="11.649cm" svg:y1="5.788cm" svg:x2="12.757cm" svg:y2="5.779cm"><text:p/></draw:line><draw:line draw:name="Form8" draw:style-name="gr8" draw:text-style-name="P36" svg:x1="10.931cm" svg:y1="5.401cm" svg:x2="11.649cm" svg:y2="6.242cm"><text:p/></draw:line><draw:line draw:name="Form9" draw:style-name="gr8" draw:text-style-name="P36" svg:x1="10.931cm" svg:y1="6.098cm" svg:x2="11.628cm" svg:y2="5.521cm"><text:p/></draw:line><draw:custom-shape draw:name="Form10" draw:style-name="gr15" draw:text-style-name="P36" svg:width="0.193cm" svg:height="0.193cm" svg:x="5.278cm" svg:y="5.7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7.527cm" svg:y="5.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6.601cm" svg:y="5.7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8.643cm" svg:y="5.7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9.569cm" svg:y="5.7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12.716cm" svg:y="5.6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11" draw:style-name="gr16" draw:text-style-name="P37" svg:width="0.354cm" svg:height="0.449cm" svg:x="4.912cm" svg:y="5.581cm"><draw:text-box><text:p>+</text:p></draw:text-box></draw:frame></draw:g><text:soft-page-break/></text:p>
      <text:p text:style-name="Standard"/>
      <text:p text:style-name="Standard"/>
      <text:p text:style-name="Standard"/>
      <text:p text:style-name="Standard"><draw:g text:anchor-type="paragraph" draw:z-index="4" draw:style-name="gr1"><draw:g draw:style-name="gr6"><draw:custom-shape draw:name="Form2" draw:style-name="gr12" svg:width="2.722cm" svg:height="2.782cm" svg:x="3.464cm" svg:y="12.159cm"><text:p/><draw:enhanced-geometry svg:viewBox="0 0 21600 21600" draw:type="rectangle" draw:enhanced-path="M 0 0 L 21600 0 21600 21600 0 21600 0 0 Z N"/></draw:custom-shape><draw:line draw:name="Form1" draw:style-name="gr3" draw:text-style-name="P36" svg:x1="1.958cm" svg:y1="13.497cm" svg:x2="3.463cm" svg:y2="13.497cm"><text:p/></draw:line><draw:line draw:name="Form1" draw:style-name="gr3" draw:text-style-name="P36" svg:x1="6.186cm" svg:y1="13.642cm" svg:x2="7.691cm" svg:y2="13.642cm"><text:p/></draw:line><draw:frame draw:name="Form3" draw:style-name="gr4" draw:text-style-name="P37" svg:width="0.578cm" svg:height="0.692cm" svg:x="1.289cm" svg:y="13.168cm"><draw:text-box><text:p>X</text:p></draw:text-box></draw:frame><draw:frame draw:name="Form3" draw:style-name="gr4" draw:text-style-name="P37" svg:width="0.578cm" svg:height="0.692cm" svg:x="7.711cm" svg:y="13.407cm"><draw:text-box><text:p>Z</text:p></draw:text-box></draw:frame><draw:frame draw:name="Form3" draw:style-name="gr13" draw:text-style-name="P41" svg:width="1.107cm" svg:height="1.341cm" svg:x="4.296cm" svg:y="13.18cm"><draw:text-box><text:p text:style-name="P36">NOT</text:p></draw:text-box></draw:frame><draw:g draw:style-name="gr6"><draw:frame draw:name="Form4" draw:style-name="gr7" draw:text-style-name="P37" svg:width="4.86cm" svg:height="4.465cm" svg:x="8.817cm" svg:y="11.409cm"><draw:text-box><text:p>Logiktabelle: <text:span text:style-name="T17">NOT, !</text:span></text:p><text:p/><text:p><text:span text:style-name="T17">Eingang</text:span><text:span text:style-name="T17"><text:tab/></text:span><text:span text:style-name="T17">Ausgang</text:span></text:p><text:p><text:span text:style-name="T17">X</text:span><text:span text:style-name="T17"><text:tab/></text:span><text:span text:style-name="T17"><text:tab/></text:span><text:span text:style-name="T17">Z</text:span></text:p><text:p/><text:p>0<text:tab/><text:tab/>1</text:p><text:p>1<text:tab/><text:tab/>0</text:p><text:p/></draw:text-box></draw:frame><draw:line draw:name="Form5" draw:style-name="gr8" draw:text-style-name="P36" svg:x1="8.65cm" svg:y1="13.344cm" svg:x2="12.836cm" svg:y2="13.319cm"><text:p/></draw:line><draw:line draw:name="Form6" draw:style-name="gr8" draw:text-style-name="P36" svg:x1="10.862cm" svg:y1="12.395cm" svg:x2="10.885cm" svg:y2="15.45cm"><text:p/></draw:line></draw:g></draw:g><draw:custom-shape draw:name="Form4" draw:style-name="gr14" draw:text-style-name="P42" svg:width="0.842cm" svg:height="0.842cm" svg:x="8.436cm" svg:y="17.2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7.306cm" svg:y1="17.636cm" svg:x2="8.414cm" svg:y2="17.627cm"><text:p/></draw:line><draw:line draw:name="Form7" draw:style-name="gr8" draw:text-style-name="P36" svg:x1="9.278cm" svg:y1="17.613cm" svg:x2="10.453cm" svg:y2="17.604cm"><text:p/></draw:line><draw:line draw:name="Form8" draw:style-name="gr8" draw:text-style-name="P36" svg:x1="8.56cm" svg:y1="17.226cm" svg:x2="9.278cm" svg:y2="18.067cm"><text:p/></draw:line><draw:line draw:name="Form9" draw:style-name="gr8" draw:text-style-name="P36" svg:x1="8.56cm" svg:y1="17.923cm" svg:x2="9.257cm" svg:y2="17.346cm"><text:p/></draw:line><draw:line draw:name="Form12" draw:style-name="gr8" draw:text-style-name="P36" svg:x1="7.276cm" svg:y1="16.39cm" svg:x2="7.306cm" svg:y2="17.626cm"><text:p/></draw:line><draw:line draw:name="Form7" draw:style-name="gr8" draw:text-style-name="P36" svg:x1="6.156cm" svg:y1="16.39cm" svg:x2="8.169cm" svg:y2="16.364cm"><text:p/></draw:line><draw:line draw:name="Form6" draw:style-name="gr8" draw:text-style-name="P36" svg:x1="9.132cm" svg:y1="15.873cm" svg:x2="8.195cm" svg:y2="16.291cm"><text:p/></draw:line><draw:line draw:name="Form7" draw:style-name="gr8" draw:text-style-name="P36" svg:x1="9.204cm" svg:y1="16.381cm" svg:x2="10.359cm" svg:y2="16.381cm"><text:p/></draw:line><draw:custom-shape draw:name="Form10" draw:style-name="gr15" draw:text-style-name="P36" svg:width="0.193cm" svg:height="0.193cm" svg:x="6.052cm" svg:y="16.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7.168cm" svg:y="16.3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9.02cm" svg:y="16.2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11" draw:style-name="gr16" draw:text-style-name="P37" svg:width="0.354cm" svg:height="0.449cm" svg:x="5.575cm" svg:y="16.133cm"><draw:text-box><text:p>+</text:p></draw:text-box></draw:frame><draw:custom-shape draw:name="Form10" draw:style-name="gr15" draw:text-style-name="P36" svg:width="0.193cm" svg:height="0.193cm" svg:x="8.078cm" svg:y="16.2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10.359cm" svg:y="16.2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5" draw:style-name="gr8" draw:text-style-name="P36" svg:x1="10.451cm" svg:y1="16.468cm" svg:x2="10.451cm" svg:y2="17.604cm"><text:p/></draw:line><draw:line draw:name="Form7" draw:style-name="gr8" draw:text-style-name="P36" svg:x1="10.548cm" svg:y1="16.364cm" svg:x2="11.703cm" svg:y2="16.364cm"><text:p/></draw:line><draw:custom-shape draw:name="Form10" draw:style-name="gr15" draw:text-style-name="P36" svg:width="0.193cm" svg:height="0.193cm" svg:x="11.641cm" svg:y="1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3" draw:style-name="gr17" svg:width="0.777cm" svg:height="0.331cm" svg:x="9.477cm" svg:y="16.219cm"><text:p/><draw:enhanced-geometry svg:viewBox="0 0 21600 21600" draw:type="rectangle" draw:enhanced-path="M 0 0 L 21600 0 21600 21600 0 21600 0 0 Z N"/></draw:custom-shape></draw:g><draw:g text:anchor-type="paragraph" draw:z-index="3" draw:style-name="gr1"><draw:custom-shape draw:name="Form2" draw:style-name="gr12" svg:width="2.722cm" svg:height="2.782cm" svg:x="3.979cm" svg:y="4.394cm"><text:p/><draw:enhanced-geometry svg:viewBox="0 0 21600 21600" draw:type="rectangle" draw:enhanced-path="M 0 0 L 21600 0 21600 21600 0 21600 0 0 Z N"/></draw:custom-shape><draw:line draw:name="Form1" draw:style-name="gr3" draw:text-style-name="P36" svg:x1="2.427cm" svg:y1="6.459cm" svg:x2="3.932cm" svg:y2="6.459cm"><text:p/></draw:line><draw:line draw:name="Form1" draw:style-name="gr3" draw:text-style-name="P36" svg:x1="2.427cm" svg:y1="5.267cm" svg:x2="3.932cm" svg:y2="5.267cm"><text:p/></draw:line><draw:line draw:name="Form1" draw:style-name="gr3" draw:text-style-name="P36" svg:x1="6.701cm" svg:y1="5.877cm" svg:x2="8.206cm" svg:y2="5.877cm"><text:p/></draw:line><draw:frame draw:name="Form3" draw:style-name="gr4" draw:text-style-name="P37" svg:width="0.578cm" svg:height="0.692cm" svg:x="1.804cm" svg:y="5.041cm"><draw:text-box><text:p>X</text:p></draw:text-box></draw:frame><draw:frame draw:name="Form3" draw:style-name="gr4" draw:text-style-name="P37" svg:width="0.578cm" svg:height="0.692cm" svg:x="1.829cm" svg:y="6.242cm"><draw:text-box><text:p>Y</text:p></draw:text-box></draw:frame><draw:frame draw:name="Form3" draw:style-name="gr4" draw:text-style-name="P37" svg:width="0.578cm" svg:height="0.692cm" svg:x="8.226cm" svg:y="5.642cm"><draw:text-box><text:p>Z</text:p></draw:text-box></draw:frame><draw:frame draw:name="Form3" draw:style-name="gr13" draw:text-style-name="P41" svg:width="1.107cm" svg:height="1.341cm" svg:x="4.81cm" svg:y="5.415cm"><draw:text-box><text:p text:style-name="P36">OR</text:p></draw:text-box></draw:frame><draw:g draw:style-name="gr6"><draw:frame draw:name="Form4" draw:style-name="gr7" draw:text-style-name="P37" svg:width="4.86cm" svg:height="4.465cm" svg:x="9.332cm" svg:y="3.644cm"><draw:text-box><text:p>Logiktabelle: <text:span text:style-name="T17">OR, | , v</text:span></text:p><text:p/><text:p><text:span text:style-name="T17">Eingang</text:span><text:span text:style-name="T17"><text:tab/></text:span><text:span text:style-name="T17">Ausgang</text:span></text:p><text:p><text:span text:style-name="T17">X</text:span><text:span text:style-name="T17"><text:tab/></text:span><text:span text:style-name="T17">Y</text:span><text:span text:style-name="T17"><text:tab/></text:span><text:span text:style-name="T17">Z</text:span></text:p><text:p/><text:p>0<text:tab/>0<text:tab/>0</text:p><text:p>0<text:tab/>1<text:tab/>1</text:p><text:p>1<text:tab/>0<text:tab/>1</text:p><text:p>1<text:tab/>1<text:tab/>1</text:p><text:p/></draw:text-box></draw:frame><draw:line draw:name="Form5" draw:style-name="gr8" draw:text-style-name="P36" svg:x1="9.165cm" svg:y1="5.579cm" svg:x2="13.351cm" svg:y2="5.554cm"><text:p/></draw:line><draw:line draw:name="Form6" draw:style-name="gr8" draw:text-style-name="P36" svg:x1="11.377cm" svg:y1="4.63cm" svg:x2="11.4cm" svg:y2="7.685cm"><text:p/></draw:line></draw:g><draw:custom-shape draw:name="Form4" draw:style-name="gr14" draw:text-style-name="P42" svg:width="0.842cm" svg:height="0.842cm" svg:x="10.983cm" svg:y="8.44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9.853cm" svg:y1="8.855cm" svg:x2="10.961cm" svg:y2="8.846cm"><text:p/></draw:line><draw:line draw:name="Form7" draw:style-name="gr8" draw:text-style-name="P36" svg:x1="11.825cm" svg:y1="8.832cm" svg:x2="12.933cm" svg:y2="8.823cm"><text:p/></draw:line><draw:line draw:name="Form8" draw:style-name="gr8" draw:text-style-name="P36" svg:x1="11.107cm" svg:y1="8.444cm" svg:x2="11.825cm" svg:y2="9.285cm"><text:p/></draw:line><draw:line draw:name="Form9" draw:style-name="gr8" draw:text-style-name="P36" svg:x1="11.107cm" svg:y1="9.142cm" svg:x2="11.804cm" svg:y2="8.565cm"><text:p/></draw:line><draw:custom-shape draw:name="Form10" draw:style-name="gr15" draw:text-style-name="P36" svg:width="0.193cm" svg:height="0.193cm" svg:x="9.745cm" svg:y="8.7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12.892cm" svg:y="8.7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6.686cm" svg:y1="8.225cm" svg:x2="7.794cm" svg:y2="8.216cm"><text:p/></draw:line><draw:line draw:name="Form6" draw:style-name="gr8" draw:text-style-name="P36" svg:x1="8.728cm" svg:y1="7.798cm" svg:x2="7.791cm" svg:y2="8.216cm"><text:p/></draw:line><draw:line draw:name="Form7" draw:style-name="gr8" draw:text-style-name="P36" svg:x1="8.731cm" svg:y1="8.216cm" svg:x2="9.839cm" svg:y2="8.207cm"><text:p/></draw:line><draw:custom-shape draw:name="Form10" draw:style-name="gr15" draw:text-style-name="P36" svg:width="0.193cm" svg:height="0.193cm" svg:x="6.579cm" svg:y="8.1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7.695cm" svg:y="8.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8.62cm" svg:y="8.1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7" draw:style-name="gr8" draw:text-style-name="P36" svg:x1="6.664cm" svg:y1="9.613cm" svg:x2="7.772cm" svg:y2="9.604cm"><text:p/></draw:line><draw:line draw:name="Form6" draw:style-name="gr8" draw:text-style-name="P36" svg:x1="8.706cm" svg:y1="9.186cm" svg:x2="7.769cm" svg:y2="9.604cm"><text:p/></draw:line><draw:line draw:name="Form7" draw:style-name="gr8" draw:text-style-name="P36" svg:x1="8.708cm" svg:y1="9.603cm" svg:x2="9.816cm" svg:y2="9.594cm"><text:p/></draw:line><draw:custom-shape draw:name="Form10" draw:style-name="gr15" draw:text-style-name="P36" svg:width="0.193cm" svg:height="0.193cm" svg:x="6.556cm" svg:y="9.5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7.671cm" svg:y="9.5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15" draw:text-style-name="P36" svg:width="0.193cm" svg:height="0.193cm" svg:x="8.599cm" svg:y="9.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12" draw:style-name="gr8" draw:text-style-name="P36" svg:x1="9.839cm" svg:y1="8.216cm" svg:x2="9.816cm" svg:y2="9.604cm"><text:p/></draw:line><draw:frame draw:name="Form11" draw:style-name="gr16" draw:text-style-name="P37" svg:width="0.354cm" svg:height="0.449cm" svg:x="6.124cm" svg:y="7.966cm"><draw:text-box><text:p>+</text:p></draw:text-box></draw:frame><draw:frame draw:name="Form11" draw:style-name="gr16" draw:text-style-name="P37" svg:width="0.354cm" svg:height="0.449cm" svg:x="6.08cm" svg:y="9.355cm"><draw:text-box><text:p>+</text:p></draw:text-box></draw:frame></draw:g></text:p>
      <text:p text:style-name="P1">Aus diesen können wieder andere zusammengesetzt werden</text:p>
      <text:p text:style-name="P11"/>
      <text:p text:style-name="P11"><draw:g text:anchor-type="paragraph" draw:z-index="0" draw:style-name="gr1"><draw:custom-shape draw:name="Form2" draw:style-name="gr2" svg:width="1.939cm" svg:height="1.803cm" svg:x="5.971cm" svg:y="0.69cm"><text:p/><draw:enhanced-geometry svg:viewBox="0 0 21600 21600" draw:type="rectangle" draw:enhanced-path="M 0 0 L 21600 0 21600 21600 0 21600 0 0 Z N"/></draw:custom-shape><draw:line draw:name="Form1" draw:style-name="gr3" draw:text-style-name="P36" svg:x1="4.466cm" svg:y1="1.499cm" svg:x2="5.971cm" svg:y2="1.499cm"><text:p/></draw:line><draw:line draw:name="Form1" draw:style-name="gr3" draw:text-style-name="P36" svg:x1="7.911cm" svg:y1="1.561cm" svg:x2="9.416cm" svg:y2="1.561cm"><text:p/></draw:line><draw:frame draw:name="Form3" draw:style-name="gr4" draw:text-style-name="P37" svg:width="0.578cm" svg:height="0.692cm" svg:x="0.353cm" svg:y="0.559cm"><draw:text-box><text:p>X</text:p></draw:text-box></draw:frame><draw:frame draw:name="Form3" draw:style-name="gr5" draw:text-style-name="P38" svg:width="1.107cm" svg:height="0.484cm" svg:x="6.356cm" svg:y="1.152cm"><draw:text-box><text:p text:style-name="P36"><text:span text:style-name="T16">NOT</text:span></text:p></draw:text-box></draw:frame><draw:g draw:style-name="gr6"><draw:frame draw:name="Form4" draw:style-name="gr7" draw:text-style-name="P37" svg:width="4.86cm" svg:height="4.465cm" svg:x="10.935cm" svg:y="-0.344cm"><draw:text-box><text:p>Logiktabelle: <text:span text:style-name="T17">NAND</text:span></text:p><text:p/><text:p><text:span text:style-name="T17">Eingang</text:span><text:span text:style-name="T17"><text:tab/></text:span><text:span text:style-name="T17">Ausgang</text:span></text:p><text:p><text:span text:style-name="T17">X</text:span><text:span text:style-name="T17"><text:tab/></text:span><text:span text:style-name="T17">Y</text:span><text:span text:style-name="T17"><text:tab/></text:span><text:span text:style-name="T17">Z</text:span></text:p><text:p/><text:p>0<text:tab/>0<text:tab/>1</text:p><text:p>0<text:tab/>1<text:tab/>1</text:p><text:p>1<text:tab/>0<text:tab/>1</text:p><text:p>1<text:tab/>1<text:tab/>0</text:p></draw:text-box></draw:frame><draw:line draw:name="Form5" draw:style-name="gr8" draw:text-style-name="P36" svg:x1="10.767cm" svg:y1="1.591cm" svg:x2="14.953cm" svg:y2="1.566cm"><text:p/></draw:line><draw:line draw:name="Form6" draw:style-name="gr8" draw:text-style-name="P36" svg:x1="12.979cm" svg:y1="0.642cm" svg:x2="13.002cm" svg:y2="3.697cm"><text:p/></draw:line></draw:g><draw:custom-shape draw:name="Form2" draw:style-name="gr2" svg:width="1.939cm" svg:height="1.803cm" svg:x="2.51cm" svg:y="0.609cm"><text:p/><draw:enhanced-geometry svg:viewBox="0 0 21600 21600" draw:type="rectangle" draw:enhanced-path="M 0 0 L 21600 0 21600 21600 0 21600 0 0 Z N"/></draw:custom-shape><draw:line draw:name="Form1" draw:style-name="gr3" draw:text-style-name="P36" svg:x1="1.007cm" svg:y1="1.011cm" svg:x2="2.512cm" svg:y2="1.011cm"><text:p/></draw:line><draw:frame draw:name="Form3" draw:style-name="gr5" draw:text-style-name="P38" svg:width="1.107cm" svg:height="0.484cm" svg:x="2.897cm" svg:y="1.192cm"><draw:text-box><text:p text:style-name="P36"><text:span text:style-name="T16">AND</text:span></text:p></draw:text-box></draw:frame><draw:line draw:name="Form1" draw:style-name="gr3" draw:text-style-name="P36" svg:x1="1.007cm" svg:y1="1.699cm" svg:x2="2.512cm" svg:y2="1.699cm"><text:p/></draw:line><draw:frame draw:name="Form3" draw:style-name="gr9" draw:text-style-name="P39" svg:width="0.578cm" svg:height="0.881cm" svg:x="0.353cm" svg:y="1.439cm"><draw:text-box><text:p><text:span text:style-name="T16">Y</text:span></text:p></draw:text-box></draw:frame><draw:frame draw:name="Form3" draw:style-name="gr4" draw:text-style-name="P37" svg:width="0.578cm" svg:height="0.692cm" svg:x="9.592cm" svg:y="1.169cm"><draw:text-box><text:p>Z</text:p></draw:text-box></draw:frame><draw:custom-shape draw:name="Form4" draw:style-name="gr10" draw:text-style-name="P40" svg:width="6.677cm" svg:height="3.421cm" svg:x="1.782cm" svg:y="0.018cm"><text:p/><draw:enhanced-geometry svg:viewBox="0 0 21600 21600" draw:type="rectangle" draw:enhanced-path="M 0 0 L 21600 0 21600 21600 0 21600 0 0 Z N"/></draw:custom-shape><draw:frame draw:name="Form3" draw:style-name="gr5" draw:text-style-name="P38" svg:width="1.107cm" svg:height="0.484cm" svg:x="4.362cm" svg:y="2.739cm"><draw:text-box><text:p text:style-name="P36"><text:span text:style-name="T16">NAND</text:span></text:p></draw:text-box></draw:frame></draw:g><draw:g text:anchor-type="paragraph" draw:z-index="1" draw:style-name="gr11"><draw:g draw:style-name="gr6"><draw:frame draw:name="Form4" draw:style-name="gr7" draw:text-style-name="P37" svg:width="4.86cm" svg:height="4.465cm" svg:x="11.097cm" svg:y="5.436cm"><draw:text-box><text:p>Logiktabelle: <text:span text:style-name="T17">NOR</text:span></text:p><text:p/><text:p><text:span text:style-name="T17">Eingang</text:span><text:span text:style-name="T17"><text:tab/></text:span><text:span text:style-name="T17">Ausgang</text:span></text:p><text:p><text:span text:style-name="T17">X</text:span><text:span text:style-name="T17"><text:tab/></text:span><text:span text:style-name="T17">Y</text:span><text:span text:style-name="T17"><text:tab/></text:span><text:span text:style-name="T17">Z</text:span></text:p><text:p/><text:p>0<text:tab/>0<text:tab/>1</text:p><text:p>0<text:tab/>1<text:tab/>0</text:p><text:p>1<text:tab/>0<text:tab/>0</text:p><text:p>1<text:tab/>1<text:tab/>0</text:p></draw:text-box></draw:frame><draw:line draw:name="Form5" draw:style-name="gr8" draw:text-style-name="P36" svg:x1="10.929cm" svg:y1="7.37cm" svg:x2="15.115cm" svg:y2="7.345cm"><text:p/></draw:line><draw:line draw:name="Form6" draw:style-name="gr8" draw:text-style-name="P36" svg:x1="13.141cm" svg:y1="6.422cm" svg:x2="13.164cm" svg:y2="9.477cm"><text:p/></draw:line></draw:g><draw:g draw:style-name="gr6"><draw:custom-shape draw:name="Form2" draw:style-name="gr2" svg:width="1.939cm" svg:height="1.803cm" svg:x="6.133cm" svg:y="6.47cm"><text:p/><draw:enhanced-geometry svg:viewBox="0 0 21600 21600" draw:type="rectangle" draw:enhanced-path="M 0 0 L 21600 0 21600 21600 0 21600 0 0 Z N"/></draw:custom-shape><draw:line draw:name="Form1" draw:style-name="gr3" draw:text-style-name="P36" svg:x1="4.628cm" svg:y1="7.278cm" svg:x2="6.133cm" svg:y2="7.278cm"><text:p/></draw:line><draw:line draw:name="Form1" draw:style-name="gr3" draw:text-style-name="P36" svg:x1="8.072cm" svg:y1="7.341cm" svg:x2="9.577cm" svg:y2="7.341cm"><text:p/></draw:line><draw:frame draw:name="Form3" draw:style-name="gr4" draw:text-style-name="P37" svg:width="0.578cm" svg:height="0.692cm" svg:x="0.515cm" svg:y="6.339cm"><draw:text-box><text:p>X</text:p></draw:text-box></draw:frame><draw:frame draw:name="Form3" draw:style-name="gr5" draw:text-style-name="P38" svg:width="1.107cm" svg:height="0.484cm" svg:x="6.518cm" svg:y="6.932cm"><draw:text-box><text:p text:style-name="P36"><text:span text:style-name="T16">NOT</text:span></text:p></draw:text-box></draw:frame><draw:custom-shape draw:name="Form2" draw:style-name="gr2" svg:width="1.939cm" svg:height="1.803cm" svg:x="2.672cm" svg:y="6.389cm"><text:p/><draw:enhanced-geometry svg:viewBox="0 0 21600 21600" draw:type="rectangle" draw:enhanced-path="M 0 0 L 21600 0 21600 21600 0 21600 0 0 Z N"/></draw:custom-shape><draw:line draw:name="Form1" draw:style-name="gr3" draw:text-style-name="P36" svg:x1="1.168cm" svg:y1="6.791cm" svg:x2="2.673cm" svg:y2="6.791cm"><text:p/></draw:line><draw:frame draw:name="Form3" draw:style-name="gr5" draw:text-style-name="P38" svg:width="1.107cm" svg:height="0.484cm" svg:x="3.059cm" svg:y="6.972cm"><draw:text-box><text:p text:style-name="P36"><text:span text:style-name="T16">OR</text:span></text:p></draw:text-box></draw:frame><draw:line draw:name="Form1" draw:style-name="gr3" draw:text-style-name="P36" svg:x1="1.168cm" svg:y1="7.479cm" svg:x2="2.673cm" svg:y2="7.479cm"><text:p/></draw:line><draw:frame draw:name="Form3" draw:style-name="gr9" draw:text-style-name="P39" svg:width="0.578cm" svg:height="0.881cm" svg:x="0.515cm" svg:y="7.219cm"><draw:text-box><text:p><text:span text:style-name="T16">Y</text:span></text:p></draw:text-box></draw:frame><draw:frame draw:name="Form3" draw:style-name="gr4" draw:text-style-name="P37" svg:width="0.578cm" svg:height="0.692cm" svg:x="9.754cm" svg:y="6.949cm"><draw:text-box><text:p>Z</text:p></draw:text-box></draw:frame><draw:custom-shape draw:name="Form4" draw:style-name="gr10" draw:text-style-name="P40" svg:width="6.677cm" svg:height="3.421cm" svg:x="1.905cm" svg:y="5.919cm"><text:p/><draw:enhanced-geometry svg:viewBox="0 0 21600 21600" draw:type="rectangle" draw:enhanced-path="M 0 0 L 21600 0 21600 21600 0 21600 0 0 Z N"/></draw:custom-shape><draw:frame draw:name="Form3" draw:style-name="gr5" draw:text-style-name="P38" svg:width="1.107cm" svg:height="0.484cm" svg:x="4.281cm" svg:y="8.856cm"><draw:text-box><text:p text:style-name="P36"><text:span text:style-name="T16">NOR</text:span></text:p></draw:text-box></draw:frame></draw:g></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7">AND mit 3 E<text:span text:style-name="T13">i</text:span>ngängen</text:p>
      <text:p text:style-name="P11"><draw:g text:anchor-type="paragraph" draw:z-index="15" draw:style-name="gr11"><draw:g draw:style-name="gr6"><draw:custom-shape draw:name="Form2" draw:style-name="gr2" svg:width="1.939cm" svg:height="1.803cm" svg:x="2.526cm" svg:y="0.623cm"><text:p/><draw:enhanced-geometry svg:viewBox="0 0 21600 21600" draw:type="rectangle" draw:enhanced-path="M 0 0 L 21600 0 21600 21600 0 21600 0 0 Z N"/></draw:custom-shape><draw:frame draw:name="Form3" draw:style-name="gr4" draw:text-style-name="P37" svg:width="0.578cm" svg:height="0.692cm" svg:x="0.409cm" svg:y="0.794cm"><draw:text-box><text:p>X1</text:p></draw:text-box></draw:frame><draw:line draw:name="Form1" draw:style-name="gr3" draw:text-style-name="P36" svg:x1="1.021cm" svg:y1="1.025cm" svg:x2="2.526cm" svg:y2="1.025cm"><text:p/></draw:line><draw:custom-shape draw:name="Form2" draw:style-name="gr2" svg:width="1.939cm" svg:height="1.803cm" svg:x="5.995cm" svg:y="1.387cm"><text:p/><draw:enhanced-geometry svg:viewBox="0 0 21600 21600" draw:type="rectangle" draw:enhanced-path="M 0 0 L 21600 0 21600 21600 0 21600 0 0 Z N"/></draw:custom-shape><draw:line draw:name="Form1" draw:style-name="gr3" draw:text-style-name="P36" svg:x1="4.464cm" svg:y1="1.583cm" svg:x2="5.969cm" svg:y2="1.583cm"><text:p/></draw:line><draw:line draw:name="Form1" draw:style-name="gr3" draw:text-style-name="P36" svg:x1="0.96cm" svg:y1="2.847cm" svg:x2="5.996cm" svg:y2="2.847cm"><text:p/></draw:line><draw:line draw:name="Form1" draw:style-name="gr3" draw:text-style-name="P36" svg:x1="1.021cm" svg:y1="1.643cm" svg:x2="2.526cm" svg:y2="1.643cm"><text:p/></draw:line><draw:line draw:name="Form1" draw:style-name="gr3" draw:text-style-name="P36" svg:x1="7.934cm" svg:y1="2.26cm" svg:x2="9.439cm" svg:y2="2.26cm"><text:p/></draw:line><draw:frame draw:name="Form3" draw:style-name="gr4" draw:text-style-name="P37" svg:width="0.578cm" svg:height="0.692cm" svg:x="0.409cm" svg:y="1.323cm"><draw:text-box><text:p>X2</text:p></draw:text-box></draw:frame><draw:frame draw:name="Form3" draw:style-name="gr4" draw:text-style-name="P37" svg:width="0.578cm" svg:height="0.692cm" svg:x="0.321cm" svg:y="2.53cm"><draw:text-box><text:p>X3</text:p></draw:text-box></draw:frame><draw:frame draw:name="Form3" draw:style-name="gr53" draw:text-style-name="P37" svg:width="1.108cm" svg:height="0.877cm" svg:x="2.939cm" svg:y="1.089cm"><draw:text-box><text:p>AND</text:p></draw:text-box></draw:frame><draw:frame draw:name="Form3" draw:style-name="gr53" draw:text-style-name="P37" svg:width="1.108cm" svg:height="0.877cm" svg:x="6.378cm" svg:y="1.971cm"><draw:text-box><text:p>AND</text:p></draw:text-box></draw:frame><draw:frame draw:name="Form3" draw:style-name="gr4" draw:text-style-name="P37" svg:width="0.578cm" svg:height="0.692cm" svg:x="9.493cm" svg:y="1.941cm"><draw:text-box><text:p>Z</text:p></draw:text-box></draw:frame></draw:g><draw:frame draw:name="Form4" draw:style-name="gr7" draw:text-style-name="P37" svg:width="6.647cm" svg:height="5.804cm" svg:x="11.038cm" svg:y="0.762cm"><draw:text-box><text:p>Logiktabelle: <text:span text:style-name="T17">AND 3x</text:span></text:p><text:p/><text:p><text:span text:style-name="T17">Eingang</text:span><text:span text:style-name="T17"><text:tab/></text:span><text:span text:style-name="T17"><text:tab/></text:span><text:span text:style-name="T17">Ausgang</text:span></text:p><text:p><text:span text:style-name="T17">X1</text:span><text:span text:style-name="T17"><text:tab/></text:span><text:span text:style-name="T17">X2</text:span><text:span text:style-name="T17"><text:tab/></text:span><text:span text:style-name="T17">X3</text:span><text:span text:style-name="T17"><text:tab/></text:span><text:span text:style-name="T17">Z</text:span></text:p><text:p/><text:p>0<text:tab/>0<text:tab/>0<text:tab/>0</text:p><text:p>0<text:tab/>1<text:tab/>0<text:tab/>0</text:p><text:p>1<text:tab/>0<text:tab/>0<text:tab/>0</text:p><text:p>1<text:tab/>1<text:tab/>0<text:tab/>0</text:p><text:p>0<text:tab/>0<text:tab/>1<text:tab/>0</text:p><text:p>0<text:tab/>1<text:tab/>1<text:tab/>0</text:p><text:p>1<text:tab/>0<text:tab/>1<text:tab/>0</text:p><text:p>1<text:tab/>1<text:tab/>1<text:tab/>1</text:p></draw:text-box></draw:frame><draw:line draw:name="Form5" draw:style-name="gr8" draw:text-style-name="P36" svg:x1="10.871cm" svg:y1="2.696cm" svg:x2="15.057cm" svg:y2="2.671cm"><text:p/></draw:line><draw:line draw:name="Form6" draw:style-name="gr8" draw:text-style-name="P36" svg:x1="14.554cm" svg:y1="1.778cm" svg:x2="14.54cm" svg:y2="6.431cm"><text:p/></draw:line></draw:g></text:p>
      <text:p text:style-name="P1"/>
      <text:p text:style-name="P11">NAND und NOR Logikgatter Bausteine haben eine besondere Bedeutung. Diese sind universell, da zB aus einem NAND alle anderen, wie AND, OR, NOT abgeleitet werden können. Insbesondere bei FPGAS kommen sie zum Einsatz, da man einfach ein grosses Array aus FPGAs herstellen muss und man dann damit beliebige Schaltungen beschreiben kann. <text:span text:style-name="T8">Diese Herleitungen kommen aus der boolsche Algebra.</text:span></text:p>
      <text:p text:style-name="P11"><draw:g text:anchor-type="paragraph" draw:z-index="5" draw:style-name="gr1"><draw:line draw:name="Form1" draw:style-name="gr3" draw:text-style-name="P36" svg:x1="7.537cm" svg:y1="2.558cm" svg:x2="9.042cm" svg:y2="2.558cm"><text:p/></draw:line><draw:frame draw:name="Form3" draw:style-name="gr4" draw:text-style-name="P37" svg:width="0.578cm" svg:height="0.692cm" svg:x="2.275cm" svg:y="2.191cm"><draw:text-box><text:p>X</text:p></draw:text-box></draw:frame><draw:custom-shape draw:name="Form2" draw:style-name="gr2" svg:width="1.939cm" svg:height="1.803cm" svg:x="5.582cm" svg:y="1.667cm"><text:p/><draw:enhanced-geometry svg:viewBox="0 0 21600 21600" draw:type="rectangle" draw:enhanced-path="M 0 0 L 21600 0 21600 21600 0 21600 0 0 Z N"/></draw:custom-shape><draw:line draw:name="Form1" draw:style-name="gr3" draw:text-style-name="P36" svg:x1="4.078cm" svg:y1="2.069cm" svg:x2="5.583cm" svg:y2="2.069cm"><text:p/></draw:line><draw:frame draw:name="Form3" draw:style-name="gr5" draw:text-style-name="P38" svg:width="1.107cm" svg:height="0.484cm" svg:x="5.969cm" svg:y="2.251cm"><draw:text-box><text:p text:style-name="P36"><text:span text:style-name="T16">NAND</text:span></text:p></draw:text-box></draw:frame><draw:line draw:name="Form1" draw:style-name="gr3" draw:text-style-name="P36" svg:x1="4.078cm" svg:y1="2.757cm" svg:x2="5.583cm" svg:y2="2.757cm"><text:p/></draw:line><draw:frame draw:name="Form3" draw:style-name="gr9" draw:text-style-name="P39" svg:width="0.578cm" svg:height="0.881cm" svg:x="9.225cm" svg:y="2.212cm"><draw:text-box><text:p><text:span text:style-name="T16">Z</text:span></text:p></draw:text-box></draw:frame><draw:line draw:name="Form4" draw:style-name="gr8" draw:text-style-name="P36" svg:x1="4.078cm" svg:y1="2.069cm" svg:x2="4.078cm" svg:y2="2.757cm"><text:p/></draw:line><draw:line draw:name="Form5" draw:style-name="gr8" draw:text-style-name="P36" svg:x1="3.023cm" svg:y1="2.427cm" svg:x2="4.078cm" svg:y2="2.427cm"><text:p/></draw:line><draw:frame draw:name="Form6" draw:style-name="gr18" draw:text-style-name="P37" svg:width="4.368cm" svg:height="0.662cm" svg:x="4.961cm" svg:y="3.685cm"><draw:text-box><text:p>NOT aus NAND Gatter</text:p></draw:text-box></draw:frame></draw:g><draw:g text:anchor-type="paragraph" draw:z-index="6" draw:style-name="gr11"><draw:frame draw:name="Form6" draw:style-name="gr19" draw:text-style-name="P37" svg:width="6.494cm" svg:height="0.895cm" svg:x="3.844cm" svg:y="7.647cm"><draw:text-box><text:p>AND Gatter aus 2 NAND Gatter</text:p></draw:text-box></draw:frame><draw:g draw:style-name="gr6"><draw:frame draw:name="Form3" draw:style-name="gr4" draw:text-style-name="P37" svg:width="0.578cm" svg:height="0.692cm" svg:x="1.789cm" svg:y="5.558cm"><draw:text-box><text:p>X</text:p></draw:text-box></draw:frame><draw:custom-shape draw:name="Form2" draw:style-name="gr2" svg:width="1.939cm" svg:height="1.803cm" svg:x="3.906cm" svg:y="5.387cm"><text:p/><draw:enhanced-geometry svg:viewBox="0 0 21600 21600" draw:type="rectangle" draw:enhanced-path="M 0 0 L 21600 0 21600 21600 0 21600 0 0 Z N"/></draw:custom-shape><draw:line draw:name="Form1" draw:style-name="gr3" draw:text-style-name="P36" svg:x1="2.4cm" svg:y1="5.789cm" svg:x2="3.905cm" svg:y2="5.789cm"><text:p/></draw:line><draw:frame draw:name="Form3" draw:style-name="gr5" draw:text-style-name="P38" svg:width="1.107cm" svg:height="0.484cm" svg:x="4.292cm" svg:y="5.971cm"><draw:text-box><text:p text:style-name="P36"><text:span text:style-name="T16">NAND</text:span></text:p></draw:text-box></draw:frame><draw:line draw:name="Form1" draw:style-name="gr3" draw:text-style-name="P36" svg:x1="2.4cm" svg:y1="6.477cm" svg:x2="3.905cm" svg:y2="6.477cm"><text:p/></draw:line><draw:line draw:name="Form1" draw:style-name="gr3" draw:text-style-name="P36" svg:x1="10.427cm" svg:y1="6.293cm" svg:x2="11.932cm" svg:y2="6.293cm"><text:p/></draw:line><draw:custom-shape draw:name="Form2" draw:style-name="gr2" svg:width="1.939cm" svg:height="1.803cm" svg:x="8.471cm" svg:y="5.403cm"><text:p/><draw:enhanced-geometry svg:viewBox="0 0 21600 21600" draw:type="rectangle" draw:enhanced-path="M 0 0 L 21600 0 21600 21600 0 21600 0 0 Z N"/></draw:custom-shape><draw:line draw:name="Form1" draw:style-name="gr3" draw:text-style-name="P36" svg:x1="6.965cm" svg:y1="5.805cm" svg:x2="8.47cm" svg:y2="5.805cm"><text:p/></draw:line><draw:frame draw:name="Form3" draw:style-name="gr5" draw:text-style-name="P38" svg:width="1.107cm" svg:height="0.484cm" svg:x="8.857cm" svg:y="5.987cm"><draw:text-box><text:p text:style-name="P36"><text:span text:style-name="T16">NAND</text:span></text:p></draw:text-box></draw:frame><draw:line draw:name="Form1" draw:style-name="gr3" draw:text-style-name="P36" svg:x1="6.965cm" svg:y1="6.493cm" svg:x2="8.47cm" svg:y2="6.493cm"><text:p/></draw:line><draw:frame draw:name="Form3" draw:style-name="gr9" draw:text-style-name="P39" svg:width="0.578cm" svg:height="0.881cm" svg:x="12.113cm" svg:y="5.948cm"><draw:text-box><text:p><text:span text:style-name="T16">Z</text:span></text:p></draw:text-box></draw:frame><draw:line draw:name="Form4" draw:style-name="gr8" draw:text-style-name="P36" svg:x1="6.965cm" svg:y1="5.805cm" svg:x2="6.965cm" svg:y2="6.493cm"><text:p/></draw:line><draw:line draw:name="Form7" draw:style-name="gr8" draw:text-style-name="P36" svg:x1="5.844cm" svg:y1="6.106cm" svg:x2="6.966cm" svg:y2="6.106cm"><text:p/></draw:line><draw:frame draw:name="Form3" draw:style-name="gr4" draw:text-style-name="P37" svg:width="0.578cm" svg:height="0.692cm" svg:x="1.789cm" svg:y="6.25cm"><draw:text-box><text:p>Y</text:p></draw:text-box></draw:frame></draw:g></draw:g><draw:g text:anchor-type="paragraph" draw:z-index="7" draw:style-name="gr1"><draw:frame draw:name="Form3" draw:style-name="gr4" draw:text-style-name="P37" svg:width="0.578cm" svg:height="0.692cm" svg:x="2.166cm" svg:y="10.578cm"><draw:text-box><text:p>X</text:p></draw:text-box></draw:frame><draw:custom-shape draw:name="Form2" draw:style-name="gr2" svg:width="1.939cm" svg:height="1.803cm" svg:x="10.368cm" svg:y="11.46cm"><text:p/><draw:enhanced-geometry svg:viewBox="0 0 21600 21600" draw:type="rectangle" draw:enhanced-path="M 0 0 L 21600 0 21600 21600 0 21600 0 0 Z N"/></draw:custom-shape><draw:line draw:name="Form1" draw:style-name="gr20" draw:text-style-name="P36" svg:x1="8.862cm" svg:y1="11.863cm" svg:x2="10.367cm" svg:y2="11.863cm"><text:p/></draw:line><draw:frame draw:name="Form3" draw:style-name="gr5" draw:text-style-name="P38" svg:width="1.107cm" svg:height="0.484cm" svg:x="10.754cm" svg:y="12.044cm"><draw:text-box><text:p text:style-name="P36"><text:span text:style-name="T16">NAND</text:span></text:p></draw:text-box></draw:frame><draw:line draw:name="Form1" draw:style-name="gr20" draw:text-style-name="P36" svg:x1="8.862cm" svg:y1="12.553cm" svg:x2="10.367cm" svg:y2="12.553cm"><text:p/></draw:line><draw:frame draw:name="Form6" draw:style-name="gr19" draw:text-style-name="P37" svg:width="6.494cm" svg:height="0.895cm" svg:x="4.015cm" svg:y="14.894cm"><draw:text-box><text:p>OR Gatter aus 3 NAND Gatter</text:p></draw:text-box></draw:frame><draw:frame draw:name="Form3" draw:style-name="gr9" draw:text-style-name="P39" svg:width="0.578cm" svg:height="0.881cm" svg:x="13.66cm" svg:y="11.85cm"><draw:text-box><text:p><text:span text:style-name="T16">Z</text:span></text:p></draw:text-box></draw:frame><draw:line draw:name="Form7" draw:style-name="gr3" draw:text-style-name="P36" svg:x1="12.308cm" svg:y1="12.179cm" svg:x2="13.43cm" svg:y2="12.179cm"><text:p/></draw:line><draw:frame draw:name="Form3" draw:style-name="gr4" draw:text-style-name="P37" svg:width="0.578cm" svg:height="0.692cm" svg:x="2.254cm" svg:y="13.121cm"><draw:text-box><text:p>Y</text:p></draw:text-box></draw:frame><draw:line draw:name="Form1" draw:style-name="gr20" draw:text-style-name="P36" svg:x1="7.364cm" svg:y1="11.029cm" svg:x2="8.869cm" svg:y2="11.029cm"><text:p/></draw:line><draw:custom-shape draw:name="Form2" draw:style-name="gr2" svg:width="1.939cm" svg:height="1.803cm" svg:x="5.408cm" svg:y="10.135cm"><text:p/><draw:enhanced-geometry svg:viewBox="0 0 21600 21600" draw:type="rectangle" draw:enhanced-path="M 0 0 L 21600 0 21600 21600 0 21600 0 0 Z N"/></draw:custom-shape><draw:line draw:name="Form1" draw:style-name="gr20" draw:text-style-name="P36" svg:x1="3.903cm" svg:y1="10.538cm" svg:x2="5.408cm" svg:y2="10.538cm"><text:p/></draw:line><draw:frame draw:name="Form3" draw:style-name="gr5" draw:text-style-name="P38" svg:width="1.107cm" svg:height="0.484cm" svg:x="5.794cm" svg:y="10.719cm"><draw:text-box><text:p text:style-name="P36"><text:span text:style-name="T16">NAND</text:span></text:p></draw:text-box></draw:frame><draw:line draw:name="Form1" draw:style-name="gr20" draw:text-style-name="P36" svg:x1="3.903cm" svg:y1="11.226cm" svg:x2="5.408cm" svg:y2="11.226cm"><text:p/></draw:line><draw:line draw:name="Form4" draw:style-name="gr8" draw:text-style-name="P36" svg:x1="3.903cm" svg:y1="10.538cm" svg:x2="3.903cm" svg:y2="11.226cm"><text:p/></draw:line><draw:line draw:name="Form7" draw:style-name="gr8" draw:text-style-name="P36" svg:x1="2.783cm" svg:y1="10.842cm" svg:x2="3.905cm" svg:y2="10.842cm"><text:p/></draw:line><draw:line draw:name="Form1" draw:style-name="gr20" draw:text-style-name="P36" svg:x1="7.341cm" svg:y1="13.629cm" svg:x2="8.846cm" svg:y2="13.629cm"><text:p/></draw:line><draw:custom-shape draw:name="Form2" draw:style-name="gr2" svg:width="1.939cm" svg:height="1.803cm" svg:x="5.385cm" svg:y="12.737cm"><text:p/><draw:enhanced-geometry svg:viewBox="0 0 21600 21600" draw:type="rectangle" draw:enhanced-path="M 0 0 L 21600 0 21600 21600 0 21600 0 0 Z N"/></draw:custom-shape><draw:line draw:name="Form1" draw:style-name="gr20" draw:text-style-name="P36" svg:x1="3.882cm" svg:y1="13.14cm" svg:x2="5.387cm" svg:y2="13.14cm"><text:p/></draw:line><draw:frame draw:name="Form3" draw:style-name="gr5" draw:text-style-name="P38" svg:width="1.107cm" svg:height="0.484cm" svg:x="5.771cm" svg:y="13.321cm"><draw:text-box><text:p text:style-name="P36"><text:span text:style-name="T16">NAND</text:span></text:p></draw:text-box></draw:frame><draw:line draw:name="Form1" draw:style-name="gr20" draw:text-style-name="P36" svg:x1="3.882cm" svg:y1="13.83cm" svg:x2="5.387cm" svg:y2="13.83cm"><text:p/></draw:line><draw:line draw:name="Form4" draw:style-name="gr8" draw:text-style-name="P36" svg:x1="3.882cm" svg:y1="13.14cm" svg:x2="3.882cm" svg:y2="13.828cm"><text:p/></draw:line><draw:line draw:name="Form7" draw:style-name="gr8" draw:text-style-name="P36" svg:x1="2.759cm" svg:y1="13.442cm" svg:x2="3.881cm" svg:y2="13.442cm"><text:p/></draw:line><draw:line draw:name="Form5" draw:style-name="gr8" draw:text-style-name="P36" svg:x1="8.862cm" svg:y1="11.863cm" svg:x2="8.874cm" svg:y2="11.016cm"><text:p/></draw:line><draw:line draw:name="Form8" draw:style-name="gr8" draw:text-style-name="P36" svg:x1="8.864cm" svg:y1="12.553cm" svg:x2="8.846cm" svg:y2="13.631cm"><text:p/></draw:lin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draw:g text:anchor-type="paragraph" draw:z-index="8" draw:style-name="gr1"><draw:frame draw:name="Form3" draw:style-name="gr4" draw:text-style-name="P37" svg:width="0.578cm" svg:height="0.692cm" svg:x="2.737cm" svg:y="-0.122cm"><draw:text-box><text:p>X</text:p></draw:text-box></draw:frame><draw:custom-shape draw:name="Form2" draw:style-name="gr2" svg:width="1.939cm" svg:height="1.803cm" svg:x="12.13cm" svg:y="1.224cm"><text:p/><draw:enhanced-geometry svg:viewBox="0 0 21600 21600" draw:type="rectangle" draw:enhanced-path="M 0 0 L 21600 0 21600 21600 0 21600 0 0 Z N"/></draw:custom-shape><draw:line draw:name="Form1" draw:style-name="gr20" draw:text-style-name="P36" svg:x1="10.624cm" svg:y1="1.626cm" svg:x2="12.129cm" svg:y2="1.626cm"><text:p/></draw:line><draw:frame draw:name="Form3" draw:style-name="gr5" draw:text-style-name="P38" svg:width="1.107cm" svg:height="0.484cm" svg:x="12.516cm" svg:y="1.808cm"><draw:text-box><text:p text:style-name="P36"><text:span text:style-name="T16">OR</text:span></text:p></draw:text-box></draw:frame><draw:line draw:name="Form1" draw:style-name="gr20" draw:text-style-name="P36" svg:x1="10.624cm" svg:y1="2.314cm" svg:x2="12.129cm" svg:y2="2.314cm"><text:p/></draw:line><draw:frame draw:name="Form3" draw:style-name="gr9" draw:text-style-name="P39" svg:width="0.578cm" svg:height="0.881cm" svg:x="15.421cm" svg:y="1.614cm"><draw:text-box><text:p><text:span text:style-name="T16">Z</text:span></text:p></draw:text-box></draw:frame><draw:line draw:name="Form7" draw:style-name="gr3" draw:text-style-name="P36" svg:x1="14.067cm" svg:y1="1.944cm" svg:x2="15.189cm" svg:y2="1.944cm"><text:p/></draw:line><draw:frame draw:name="Form3" draw:style-name="gr4" draw:text-style-name="P37" svg:width="0.578cm" svg:height="0.692cm" svg:x="2.716cm" svg:y="0.767cm"><draw:text-box><text:p>Y</text:p></draw:text-box></draw:frame><draw:line draw:name="Form1" draw:style-name="gr20" draw:text-style-name="P36" svg:x1="9.126cm" svg:y1="0.79cm" svg:x2="10.631cm" svg:y2="0.79cm"><text:p/></draw:line><draw:custom-shape draw:name="Form2" draw:style-name="gr2" svg:width="1.939cm" svg:height="1.803cm" svg:x="7.17cm" svg:y="-0.101cm"><text:p/><draw:enhanced-geometry svg:viewBox="0 0 21600 21600" draw:type="rectangle" draw:enhanced-path="M 0 0 L 21600 0 21600 21600 0 21600 0 0 Z N"/></draw:custom-shape><draw:frame draw:name="Form3" draw:style-name="gr5" draw:text-style-name="P38" svg:width="1.107cm" svg:height="0.484cm" svg:x="7.556cm" svg:y="0.483cm"><draw:text-box><text:p text:style-name="P36"><text:span text:style-name="T16">AND</text:span></text:p></draw:text-box></draw:frame><draw:line draw:name="Form4" draw:style-name="gr8" draw:text-style-name="P36" svg:x1="4.122cm" svg:y1="1.016cm" svg:x2="4.117cm" svg:y2="3.53cm"><text:p/></draw:line><draw:line draw:name="Form1" draw:style-name="gr20" draw:text-style-name="P36" svg:x1="9.103cm" svg:y1="3.392cm" svg:x2="10.608cm" svg:y2="3.392cm"><text:p/></draw:line><draw:custom-shape draw:name="Form2" draw:style-name="gr2" svg:width="1.939cm" svg:height="1.803cm" svg:x="7.147cm" svg:y="2.501cm"><text:p/><draw:enhanced-geometry svg:viewBox="0 0 21600 21600" draw:type="rectangle" draw:enhanced-path="M 0 0 L 21600 0 21600 21600 0 21600 0 0 Z N"/></draw:custom-shape><draw:line draw:name="Form1" draw:style-name="gr20" draw:text-style-name="P36" svg:x1="4.782cm" svg:y1="2.903cm" svg:x2="7.147cm" svg:y2="2.903cm"><text:p/></draw:line><draw:frame draw:name="Form3" draw:style-name="gr5" draw:text-style-name="P38" svg:width="1.107cm" svg:height="0.484cm" svg:x="7.533cm" svg:y="3.085cm"><draw:text-box><text:p text:style-name="P36"><text:span text:style-name="T16">AND</text:span></text:p></draw:text-box></draw:frame><draw:line draw:name="Form1" draw:style-name="gr20" draw:text-style-name="P36" svg:x1="6.41cm" svg:y1="3.591cm" svg:x2="7.147cm" svg:y2="3.591cm"><text:p/></draw:line><draw:line draw:name="Form4" draw:style-name="gr8" draw:text-style-name="P36" svg:x1="4.782cm" svg:y1="0.268cm" svg:x2="4.823cm" svg:y2="2.937cm"><text:p/></draw:line><draw:line draw:name="Form5" draw:style-name="gr8" draw:text-style-name="P36" svg:x1="10.624cm" svg:y1="1.625cm" svg:x2="10.636cm" svg:y2="0.778cm"><text:p/></draw:line><draw:line draw:name="Form8" draw:style-name="gr8" draw:text-style-name="P36" svg:x1="10.626cm" svg:y1="2.314cm" svg:x2="10.608cm" svg:y2="3.392cm"><text:p/></draw:line><draw:g draw:style-name="gr6"><draw:custom-shape draw:name="Form2" draw:style-name="gr21" svg:width="1.107cm" svg:height="0.484cm" svg:x="5.295cm" svg:y="0.049cm"><text:p/><draw:enhanced-geometry svg:viewBox="0 0 21600 21600" draw:type="rectangle" draw:enhanced-path="M 0 0 L 21600 0 21600 21600 0 21600 0 0 Z N"/></draw:custom-shape><draw:frame draw:name="Form3" draw:style-name="gr5" draw:text-style-name="P38" svg:width="1.107cm" svg:height="0.484cm" svg:x="5.295cm" svg:y="0.049cm"><draw:text-box><text:p text:style-name="P36"><text:span text:style-name="T16">NOT</text:span></text:p></draw:text-box></draw:frame></draw:g><draw:g draw:style-name="gr6"><draw:custom-shape draw:name="Form2" draw:style-name="gr21" svg:width="1.107cm" svg:height="0.484cm" svg:x="5.272cm" svg:y="3.333cm"><text:p/><draw:enhanced-geometry svg:viewBox="0 0 21600 21600" draw:type="rectangle" draw:enhanced-path="M 0 0 L 21600 0 21600 21600 0 21600 0 0 Z N"/></draw:custom-shape><draw:frame draw:name="Form3" draw:style-name="gr5" draw:text-style-name="P38" svg:width="1.107cm" svg:height="0.484cm" svg:x="5.272cm" svg:y="3.333cm"><draw:text-box><text:p text:style-name="P36"><text:span text:style-name="T16">NOT</text:span></text:p></draw:text-box></draw:frame></draw:g><draw:line draw:name="Form1" draw:style-name="gr20" draw:text-style-name="P36" svg:x1="6.41cm" svg:y1="0.3cm" svg:x2="7.17cm" svg:y2="0.3cm"><text:p/></draw:line><draw:line draw:name="Form1" draw:style-name="gr20" draw:text-style-name="P36" svg:x1="3.293cm" svg:y1="1.014cm" svg:x2="7.17cm" svg:y2="0.986cm"><text:p/></draw:line><draw:line draw:name="Form9" draw:style-name="gr8" draw:text-style-name="P36" svg:x1="5.295cm" svg:y1="0.268cm" svg:x2="3.314cm" svg:y2="0.268cm"><text:p/></draw:line><draw:line draw:name="Form9" draw:style-name="gr8" draw:text-style-name="P36" svg:x1="5.272cm" svg:y1="3.531cm" svg:x2="4.117cm" svg:y2="3.531cm"><text:p/></draw:line><draw:custom-shape draw:name="Form10" draw:style-name="gr22" draw:text-style-name="P36" svg:width="0.177cm" svg:height="0.177cm" svg:x="4.646cm" svg:y="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22" draw:text-style-name="P36" svg:width="0.177cm" svg:height="0.177cm" svg:x="4.012cm" svg:y="0.9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6"><draw:frame draw:name="Form4" draw:style-name="gr7" draw:text-style-name="P37" svg:width="4.86cm" svg:height="4.465cm" svg:x="6.066cm" svg:y="4.912cm"><draw:text-box><text:p>Logiktabelle: <text:span text:style-name="T17">XOR</text:span></text:p><text:p/><text:p><text:span text:style-name="T17">Eingang</text:span><text:span text:style-name="T17"><text:tab/></text:span><text:span text:style-name="T17">Ausgang</text:span></text:p><text:p><text:span text:style-name="T17">X</text:span><text:span text:style-name="T17"><text:tab/></text:span><text:span text:style-name="T17">Y</text:span><text:span text:style-name="T17"><text:tab/></text:span><text:span text:style-name="T17">Z</text:span></text:p><text:p/><text:p>0<text:tab/>0<text:tab/>0</text:p><text:p>0<text:tab/>1<text:tab/>1</text:p><text:p>1<text:tab/>0<text:tab/>1</text:p><text:p>1<text:tab/>1<text:tab/>0</text:p></draw:text-box></draw:frame><draw:line draw:name="Form5" draw:style-name="gr8" draw:text-style-name="P36" svg:x1="5.898cm" svg:y1="6.846cm" svg:x2="10.084cm" svg:y2="6.821cm"><text:p/></draw:line><draw:line draw:name="Form6" draw:style-name="gr8" draw:text-style-name="P36" svg:x1="8.11cm" svg:y1="5.898cm" svg:x2="8.133cm" svg:y2="8.953cm"><text:p/></draw:line></draw:g></draw:g>XOR-Gatter</text:p>
      <text:p text:style-name="P12"/>
      <text:p text:style-name="P12"/>
      <text:p text:style-name="P12"/>
      <text:p text:style-name="P12"/>
      <text:p text:style-name="P12"/>
      <text:p text:style-name="P12"/>
      <text:p text:style-name="P12"/>
      <text:p text:style-name="P12"/>
      <text:p text:style-name="P12"/>
      <text:p text:style-name="P12"/>
      <text:p text:style-name="P13">Das XOR-Gatter kann zu einem sogenannten Halbaddierer zusammengefasst werden, indem man es mit einer Übertragsleitung noch versieht. Denn bei der binären Addition von 1+1 ergibt sich ein Übertrag auf die nächste Stelle und die soll ja nicht veregessen werden.</text:p>
      <text:p text:style-name="P12"><draw:g text:anchor-type="paragraph" draw:z-index="9" draw:style-name="gr1"><draw:frame draw:name="Form4" draw:style-name="gr7" draw:text-style-name="P37" svg:width="4.86cm" svg:height="4.465cm" svg:x="-0.116cm" svg:y="5.821cm"><draw:text-box><text:p>Logiktabelle: <text:span text:style-name="T17">Halbaddierer</text:span></text:p><text:p/><text:p><text:span text:style-name="T17">Eingang</text:span><text:span text:style-name="T17"><text:tab/></text:span><text:span text:style-name="T17">Ausgang</text:span></text:p><text:p><text:span text:style-name="T17">X</text:span><text:span text:style-name="T17"><text:tab/></text:span><text:span text:style-name="T17">Y</text:span><text:span text:style-name="T17"><text:tab/></text:span><text:span text:style-name="T17">Z</text:span><text:span text:style-name="T17"><text:tab/></text:span><text:span text:style-name="T17">Ü</text:span></text:p><text:p/><text:p>0<text:tab/>0<text:tab/>0<text:tab/>0</text:p><text:p>0<text:tab/>1<text:tab/>1<text:tab/>0</text:p><text:p>1<text:tab/>0<text:tab/>1<text:tab/>0</text:p><text:p>1<text:tab/>1<text:tab/>0<text:tab/>1</text:p></draw:text-box></draw:frame><draw:line draw:name="Form5" draw:style-name="gr8" draw:text-style-name="P36" svg:x1="-0.284cm" svg:y1="7.756cm" svg:x2="3.902cm" svg:y2="7.731cm"><text:p/></draw:line><draw:line draw:name="Form6" draw:style-name="gr8" draw:text-style-name="P36" svg:x1="1.928cm" svg:y1="6.806cm" svg:x2="1.951cm" svg:y2="9.861cm"><text:p/></draw:line></draw:g><draw:g text:anchor-type="paragraph" draw:z-index="11" draw:style-name="gr1"><draw:frame draw:name="Form3" draw:style-name="gr4" draw:text-style-name="P37" svg:width="0.578cm" svg:height="0.692cm" svg:x="4.087cm" svg:y="0.813cm"><draw:text-box><text:p>X</text:p></draw:text-box></draw:frame><draw:custom-shape draw:name="Form2" draw:style-name="gr2" svg:width="1.939cm" svg:height="1.803cm" svg:x="13.48cm" svg:y="2.159cm"><text:p/><draw:enhanced-geometry svg:viewBox="0 0 21600 21600" draw:type="rectangle" draw:enhanced-path="M 0 0 L 21600 0 21600 21600 0 21600 0 0 Z N"/></draw:custom-shape><draw:line draw:name="Form1" draw:style-name="gr20" draw:text-style-name="P36" svg:x1="11.975cm" svg:y1="2.561cm" svg:x2="13.48cm" svg:y2="2.561cm"><text:p/></draw:line><draw:frame draw:name="Form3" draw:style-name="gr5" draw:text-style-name="P38" svg:width="1.107cm" svg:height="0.484cm" svg:x="13.866cm" svg:y="2.742cm"><draw:text-box><text:p text:style-name="P36"><text:span text:style-name="T16">OR</text:span></text:p></draw:text-box></draw:frame><draw:line draw:name="Form1" draw:style-name="gr20" draw:text-style-name="P36" svg:x1="11.975cm" svg:y1="3.249cm" svg:x2="13.48cm" svg:y2="3.249cm"><text:p/></draw:line><draw:frame draw:name="Form3" draw:style-name="gr9" draw:text-style-name="P39" svg:width="0.578cm" svg:height="0.881cm" svg:x="16.771cm" svg:y="2.548cm"><draw:text-box><text:p><text:span text:style-name="T16">Z</text:span></text:p></draw:text-box></draw:frame><draw:line draw:name="Form7" draw:style-name="gr3" draw:text-style-name="P36" svg:x1="15.418cm" svg:y1="2.876cm" svg:x2="16.54cm" svg:y2="2.876cm"><text:p/></draw:line><draw:frame draw:name="Form3" draw:style-name="gr4" draw:text-style-name="P37" svg:width="0.578cm" svg:height="0.692cm" svg:x="4.066cm" svg:y="1.702cm"><draw:text-box><text:p>Y</text:p></draw:text-box></draw:frame><draw:line draw:name="Form1" draw:style-name="gr20" draw:text-style-name="P36" svg:x1="10.476cm" svg:y1="1.725cm" svg:x2="11.981cm" svg:y2="1.725cm"><text:p/></draw:line><draw:custom-shape draw:name="Form2" draw:style-name="gr2" svg:width="1.939cm" svg:height="1.803cm" svg:x="8.52cm" svg:y="0.834cm"><text:p/><draw:enhanced-geometry svg:viewBox="0 0 21600 21600" draw:type="rectangle" draw:enhanced-path="M 0 0 L 21600 0 21600 21600 0 21600 0 0 Z N"/></draw:custom-shape><draw:frame draw:name="Form3" draw:style-name="gr5" draw:text-style-name="P38" svg:width="1.107cm" svg:height="0.484cm" svg:x="8.906cm" svg:y="1.418cm"><draw:text-box><text:p text:style-name="P36"><text:span text:style-name="T16">AND</text:span></text:p></draw:text-box></draw:frame><draw:line draw:name="Form4" draw:style-name="gr8" draw:text-style-name="P36" svg:x1="5.472cm" svg:y1="1.949cm" svg:x2="5.53cm" svg:y2="6.435cm"><text:p/></draw:line><draw:line draw:name="Form1" draw:style-name="gr20" draw:text-style-name="P36" svg:x1="10.453cm" svg:y1="4.325cm" svg:x2="11.958cm" svg:y2="4.325cm"><text:p/></draw:line><draw:custom-shape draw:name="Form2" draw:style-name="gr2" svg:width="1.939cm" svg:height="1.803cm" svg:x="8.497cm" svg:y="3.436cm"><text:p/><draw:enhanced-geometry svg:viewBox="0 0 21600 21600" draw:type="rectangle" draw:enhanced-path="M 0 0 L 21600 0 21600 21600 0 21600 0 0 Z N"/></draw:custom-shape><draw:line draw:name="Form1" draw:style-name="gr20" draw:text-style-name="P36" svg:x1="6.133cm" svg:y1="3.838cm" svg:x2="8.498cm" svg:y2="3.838cm"><text:p/></draw:line><draw:frame draw:name="Form3" draw:style-name="gr5" draw:text-style-name="P38" svg:width="1.107cm" svg:height="0.484cm" svg:x="8.883cm" svg:y="4.018cm"><draw:text-box><text:p text:style-name="P36"><text:span text:style-name="T16">AND</text:span></text:p></draw:text-box></draw:frame><draw:line draw:name="Form1" draw:style-name="gr20" draw:text-style-name="P36" svg:x1="7.761cm" svg:y1="4.526cm" svg:x2="8.498cm" svg:y2="4.526cm"><text:p/></draw:line><draw:line draw:name="Form4" draw:style-name="gr8" draw:text-style-name="P36" svg:x1="6.133cm" svg:y1="1.201cm" svg:x2="6.246cm" svg:y2="5.646cm"><text:p/></draw:line><draw:line draw:name="Form5" draw:style-name="gr8" draw:text-style-name="P36" svg:x1="11.975cm" svg:y1="2.557cm" svg:x2="11.987cm" svg:y2="1.71cm"><text:p/></draw:line><draw:line draw:name="Form8" draw:style-name="gr8" draw:text-style-name="P36" svg:x1="11.975cm" svg:y1="3.249cm" svg:x2="11.975cm" svg:y2="4.327cm"><text:p/></draw:line><draw:g draw:style-name="gr6"><draw:custom-shape draw:name="Form2" draw:style-name="gr21" svg:width="1.107cm" svg:height="0.484cm" svg:x="6.645cm" svg:y="0.984cm"><text:p/><draw:enhanced-geometry svg:viewBox="0 0 21600 21600" draw:type="rectangle" draw:enhanced-path="M 0 0 L 21600 0 21600 21600 0 21600 0 0 Z N"/></draw:custom-shape><draw:frame draw:name="Form3" draw:style-name="gr5" draw:text-style-name="P38" svg:width="1.107cm" svg:height="0.484cm" svg:x="6.645cm" svg:y="0.984cm"><draw:text-box><text:p text:style-name="P36"><text:span text:style-name="T16">NOT</text:span></text:p></draw:text-box></draw:frame></draw:g><draw:g draw:style-name="gr6"><draw:custom-shape draw:name="Form2" draw:style-name="gr21" svg:width="1.107cm" svg:height="0.484cm" svg:x="6.622cm" svg:y="4.268cm"><text:p/><draw:enhanced-geometry svg:viewBox="0 0 21600 21600" draw:type="rectangle" draw:enhanced-path="M 0 0 L 21600 0 21600 21600 0 21600 0 0 Z N"/></draw:custom-shape><draw:frame draw:name="Form3" draw:style-name="gr5" draw:text-style-name="P38" svg:width="1.107cm" svg:height="0.484cm" svg:x="6.622cm" svg:y="4.268cm"><draw:text-box><text:p text:style-name="P36"><text:span text:style-name="T16">NOT</text:span></text:p></draw:text-box></draw:frame></draw:g><draw:line draw:name="Form1" draw:style-name="gr20" draw:text-style-name="P36" svg:x1="7.761cm" svg:y1="1.236cm" svg:x2="8.521cm" svg:y2="1.236cm"><text:p/></draw:line><draw:line draw:name="Form1" draw:style-name="gr20" draw:text-style-name="P36" svg:x1="4.643cm" svg:y1="1.952cm" svg:x2="8.52cm" svg:y2="1.924cm"><text:p/></draw:line><draw:line draw:name="Form9" draw:style-name="gr8" draw:text-style-name="P36" svg:x1="6.645cm" svg:y1="1.202cm" svg:x2="4.664cm" svg:y2="1.202cm"><text:p/></draw:line><draw:line draw:name="Form9" draw:style-name="gr8" draw:text-style-name="P36" svg:x1="6.623cm" svg:y1="4.466cm" svg:x2="5.468cm" svg:y2="4.466cm"><text:p/></draw:line><draw:custom-shape draw:name="Form10" draw:style-name="gr22" draw:text-style-name="P36" svg:width="0.177cm" svg:height="0.177cm" svg:x="5.996cm" svg:y="1.1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22" draw:text-style-name="P36" svg:width="0.177cm" svg:height="0.177cm" svg:x="5.362cm" svg:y="1.8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2" draw:style-name="gr2" svg:width="1.939cm" svg:height="1.803cm" svg:x="13.494cm" svg:y="5.222cm"><text:p/><draw:enhanced-geometry svg:viewBox="0 0 21600 21600" draw:type="rectangle" draw:enhanced-path="M 0 0 L 21600 0 21600 21600 0 21600 0 0 Z N"/></draw:custom-shape><draw:frame draw:name="Form3" draw:style-name="gr5" draw:text-style-name="P38" svg:width="1.107cm" svg:height="0.484cm" svg:x="13.827cm" svg:y="5.886cm"><draw:text-box><text:p text:style-name="P36"><text:span text:style-name="T16">AND</text:span></text:p></draw:text-box></draw:frame><draw:line draw:name="Form9" draw:style-name="gr8" draw:text-style-name="P36" svg:x1="13.494cm" svg:y1="5.618cm" svg:x2="6.244cm" svg:y2="5.646cm"><text:p/></draw:line><draw:line draw:name="Form9" draw:style-name="gr8" draw:text-style-name="P36" svg:x1="13.494cm" svg:y1="6.438cm" svg:x2="5.53cm" svg:y2="6.466cm"><text:p/></draw:line><draw:line draw:name="Form7" draw:style-name="gr3" draw:text-style-name="P36" svg:x1="15.434cm" svg:y1="6.073cm" svg:x2="16.556cm" svg:y2="6.073cm"><text:p/></draw:line><draw:frame draw:name="Form3" draw:style-name="gr9" draw:text-style-name="P39" svg:width="0.578cm" svg:height="0.881cm" svg:x="16.692cm" svg:y="5.395cm"><draw:text-box><text:p><text:span text:style-name="T16">Ü</text:span></text:p></draw:text-box></draw:frame><draw:custom-shape draw:name="Form11" draw:style-name="gr31" draw:text-style-name="P40" svg:width="10.849cm" svg:height="7.065cm" svg:x="5.001cm" svg:y="0.728cm"><text:p/><draw:enhanced-geometry svg:viewBox="0 0 21600 21600" draw:type="rectangle" draw:enhanced-path="M 0 0 L 21600 0 21600 21600 0 21600 0 0 Z N"/></draw:custom-shape><draw:frame draw:name="Form12" draw:style-name="gr28" draw:text-style-name="P37" svg:width="3.89cm" svg:height="0.768cm" svg:x="9.075cm" svg:y="7.025cm"><draw:text-box><text:p>Halbaddierer</text:p></draw:text-box></draw:frame><draw:custom-shape draw:name="Form10" draw:style-name="gr22" draw:text-style-name="P36" svg:width="0.177cm" svg:height="0.177cm" svg:x="5.467cm" svg:y="4.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0" draw:style-name="gr22" draw:text-style-name="P43" svg:width="0.181cm" svg:height="0.181cm" svg:x="6.064cm" svg:y="3.76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Aus zwei halbaddierern kann ein <text:span text:style-name="T9">1-Bit </text:span>Volladdierer gebaut werden, <text:span text:style-name="T9">der einen Übertrag mit berücksichtigt</text:span></text:p>
      <text:p text:style-name="P14"><draw:g text:anchor-type="paragraph" draw:z-index="10" draw:style-name="gr1"><draw:custom-shape draw:name="Form2" draw:style-name="gr23" svg:width="4.361cm" svg:height="3.338cm" svg:x="1.889cm" svg:y="0.658cm"><text:p/><draw:enhanced-geometry svg:viewBox="0 0 21600 21600" draw:type="rectangle" draw:enhanced-path="M 0 0 L 21600 0 21600 21600 0 21600 0 0 Z N"/></draw:custom-shape><draw:custom-shape draw:name="Form2" draw:style-name="gr23" svg:width="4.361cm" svg:height="3.338cm" svg:x="9.576cm" svg:y="0.566cm"><text:p/><draw:enhanced-geometry svg:viewBox="0 0 21600 21600" draw:type="rectangle" draw:enhanced-path="M 0 0 L 21600 0 21600 21600 0 21600 0 0 Z N"/></draw:custom-shape><draw:line draw:name="Form5" draw:style-name="gr8" draw:text-style-name="P36" svg:x1="0.455cm" svg:y1="1.767cm" svg:x2="1.886cm" svg:y2="1.767cm"><text:p/></draw:line><draw:line draw:name="Form5" draw:style-name="gr8" draw:text-style-name="P36" svg:x1="0.455cm" svg:y1="2.949cm" svg:x2="1.886cm" svg:y2="2.949cm"><text:p/></draw:line><draw:line draw:name="Form8" draw:style-name="gr8" draw:text-style-name="P36" svg:x1="0.485cm" svg:y1="5.657cm" svg:x2="8.641cm" svg:y2="5.581cm"><text:p/></draw:line><draw:line draw:name="Form5" draw:style-name="gr8" draw:text-style-name="P36" svg:x1="8.673cm" svg:y1="3.166cm" svg:x2="9.574cm" svg:y2="3.166cm"><text:p/></draw:line><draw:line draw:name="Form9" draw:style-name="gr8" draw:text-style-name="P36" svg:x1="6.249cm" svg:y1="1.515cm" svg:x2="9.576cm" svg:y2="1.501cm"><text:p/></draw:line><draw:line draw:name="Form5" draw:style-name="gr8" draw:text-style-name="P36" svg:x1="6.249cm" svg:y1="3.134cm" svg:x2="7.15cm" svg:y2="3.134cm"><text:p/></draw:line><draw:line draw:name="Form10" draw:style-name="gr8" draw:text-style-name="P36" svg:x1="8.703cm" svg:y1="3.166cm" svg:x2="8.673cm" svg:y2="5.583cm"><text:p/></draw:line><draw:frame draw:name="Form11" draw:style-name="gr24" draw:text-style-name="P37" svg:width="0.685cm" svg:height="0.796cm" svg:x="-0.041cm" svg:y="1.58cm"><draw:text-box><text:p>X</text:p></draw:text-box></draw:frame><draw:frame draw:name="Form11" draw:style-name="gr25" draw:text-style-name="P39" svg:width="0.685cm" svg:height="0.452cm" svg:x="0.021cm" svg:y="2.794cm"><draw:text-box><text:p><text:span text:style-name="T16">Y</text:span></text:p></draw:text-box></draw:frame><draw:frame draw:name="Form11" draw:style-name="gr24" draw:text-style-name="P37" svg:width="0.685cm" svg:height="0.796cm" svg:x="-0.009cm" svg:y="5.408cm"><draw:text-box><text:p>Ü0</text:p></draw:text-box></draw:frame><draw:frame draw:name="Form12" draw:style-name="gr26" draw:text-style-name="P37" svg:width="3.202cm" svg:height="1.377cm" svg:x="2.46cm" svg:y="1.912cm"><draw:text-box><text:p>Halbaddierer</text:p></draw:text-box></draw:frame><draw:frame draw:name="Form12" draw:style-name="gr26" draw:text-style-name="P37" svg:width="3.202cm" svg:height="1.377cm" svg:x="10.239cm" svg:y="1.885cm"><draw:text-box><text:p>Halbaddierer</text:p></draw:text-box></draw:frame><draw:frame draw:name="Form11" draw:style-name="gr24" draw:text-style-name="P37" svg:width="0.685cm" svg:height="0.796cm" svg:x="8.891cm" svg:y="0.97cm"><draw:text-box><text:p>X</text:p></draw:text-box></draw:frame><draw:frame draw:name="Form11" draw:style-name="gr25" draw:text-style-name="P39" svg:width="0.685cm" svg:height="0.452cm" svg:x="8.891cm" svg:y="2.582cm"><draw:text-box><text:p><text:span text:style-name="T16">Y</text:span></text:p></draw:text-box></draw:frame><draw:frame draw:name="Form11" draw:style-name="gr25" draw:text-style-name="P39" svg:width="0.685cm" svg:height="0.452cm" svg:x="6.397cm" svg:y="1.053cm"><draw:text-box><text:p><text:span text:style-name="T16">Z</text:span></text:p></draw:text-box></draw:frame><draw:frame draw:name="Form11" draw:style-name="gr25" draw:text-style-name="P39" svg:width="0.685cm" svg:height="0.452cm" svg:x="6.466cm" svg:y="2.682cm"><draw:text-box><text:p><text:span text:style-name="T16">Ü</text:span></text:p></draw:text-box></draw:frame><draw:line draw:name="Form5" draw:style-name="gr8" draw:text-style-name="P36" svg:x1="13.936cm" svg:y1="1.29cm" svg:x2="15.954cm" svg:y2="1.255cm"><text:p/></draw:line><draw:frame draw:name="Form11" draw:style-name="gr25" draw:text-style-name="P39" svg:width="0.685cm" svg:height="0.452cm" svg:x="16.157cm" svg:y="1.026cm"><draw:text-box><text:p><text:span text:style-name="T16">Z</text:span></text:p></draw:text-box></draw:frame><draw:custom-shape draw:name="Form13" draw:style-name="gr27" draw:text-style-name="P36" svg:width="1.668cm" svg:height="1.668cm" svg:x="12.25cm" svg:y="5.166cm"><text:p/><draw:enhanced-geometry svg:viewBox="0 0 21600 21600" draw:type="rectangle" draw:enhanced-path="M 0 0 L 21600 0 21600 21600 0 21600 0 0 Z N"/></draw:custom-shape><draw:frame draw:name="Form14" draw:style-name="gr28" draw:text-style-name="P37" svg:width="1.033cm" svg:height="0.768cm" svg:x="12.647cm" svg:y="5.642cm"><draw:text-box><text:p>OR</text:p></draw:text-box></draw:frame><draw:frame draw:name="Form11" draw:style-name="gr25" draw:text-style-name="P39" svg:width="0.685cm" svg:height="0.452cm" svg:x="6.466cm" svg:y="2.682cm"><draw:text-box><text:p><text:span text:style-name="T16">Ü</text:span></text:p></draw:text-box></draw:frame><draw:line draw:name="Form5" draw:style-name="gr8" draw:text-style-name="P36" svg:x1="10.818cm" svg:y1="5.602cm" svg:x2="12.249cm" svg:y2="5.602cm"><text:p/></draw:line><draw:line draw:name="Form5" draw:style-name="gr8" draw:text-style-name="P36" svg:x1="7.246cm" svg:y1="6.361cm" svg:x2="12.247cm" svg:y2="6.29cm"><text:p/></draw:line><draw:line draw:name="Form5" draw:style-name="gr8" draw:text-style-name="P36" svg:x1="13.917cm" svg:y1="5.918cm" svg:x2="16.034cm" svg:y2="5.856cm"><text:p/></draw:line><draw:line draw:name="Form5" draw:style-name="gr8" draw:text-style-name="P36" svg:x1="13.936cm" svg:y1="3.062cm" svg:x2="14.896cm" svg:y2="3.062cm"><text:p/></draw:line><draw:frame draw:name="Form11" draw:style-name="gr25" draw:text-style-name="P39" svg:width="0.685cm" svg:height="0.452cm" svg:x="14.351cm" svg:y="2.612cm"><draw:text-box><text:p><text:span text:style-name="T16">Ü</text:span></text:p></draw:text-box></draw:frame><draw:line draw:name="Form8" draw:style-name="gr8" draw:text-style-name="P36" svg:x1="10.821cm" svg:y1="4.362cm" svg:x2="14.889cm" svg:y2="4.286cm"><text:p/></draw:line><draw:line draw:name="Form10" draw:style-name="gr8" draw:text-style-name="P36" svg:x1="10.851cm" svg:y1="4.362cm" svg:x2="10.851cm" svg:y2="5.604cm"><text:p/></draw:line><draw:line draw:name="Form10" draw:style-name="gr8" draw:text-style-name="P36" svg:x1="14.896cm" svg:y1="3.062cm" svg:x2="14.896cm" svg:y2="4.304cm"><text:p/></draw:line><draw:line draw:name="Form10" draw:style-name="gr8" draw:text-style-name="P36" svg:x1="7.149cm" svg:y1="3.134cm" svg:x2="7.248cm" svg:y2="6.362cm"><text:p/></draw:line><draw:frame draw:name="Form11" draw:style-name="gr25" draw:text-style-name="P39" svg:width="0.685cm" svg:height="0.452cm" svg:x="16.199cm" svg:y="5.646cm"><draw:text-box><text:p><text:span text:style-name="T16">Ü</text:span></text:p></draw:text-box></draw:frame><draw:custom-shape draw:name="Form15" draw:style-name="gr29" draw:text-style-name="P40" svg:width="14.182cm" svg:height="8.462cm" svg:x="1.058cm" svg:y="-0.041cm"><text:p/><draw:enhanced-geometry svg:viewBox="0 0 21600 21600" draw:type="rectangle" draw:enhanced-path="M 0 0 L 21600 0 21600 21600 0 21600 0 0 Z N"/></draw:custom-shape><draw:frame draw:name="Form16" draw:style-name="gr30" draw:text-style-name="P37" svg:width="3.811cm" svg:height="0.9cm" svg:x="6.429cm" svg:y="7.521cm"><draw:text-box><text:p>1-Bit Volladdierer</text:p></draw:text-box></draw:frame></draw:g></text:p>
      <text:p text:style-name="P15">4-Bit-Addierer</text:p>
      <text:p text:style-name="P14"><draw:g text:anchor-type="paragraph" draw:z-index="12" draw:style-name="gr1"><draw:custom-shape draw:name="Form5" draw:style-name="gr32" svg:width="2.338cm" svg:height="1.28cm" svg:x="2.581cm" svg:y="2.674cm"><text:p/><draw:enhanced-geometry svg:viewBox="0 0 21600 21600" draw:type="rectangle" draw:enhanced-path="M 0 0 L 21600 0 21600 21600 0 21600 0 0 Z N"/></draw:custom-shape><draw:frame draw:name="Form8" draw:style-name="gr33" draw:text-style-name="P37" svg:width="2.073cm" svg:height="0.553cm" svg:x="2.692cm" svg:y="3.05cm"><draw:text-box><text:p>Volladdierer</text:p></draw:text-box></draw:frame><draw:line draw:name="Form9" draw:style-name="gr8" draw:text-style-name="P36" svg:x1="4.496cm" svg:y1="1.813cm" svg:x2="4.496cm" svg:y2="2.674cm"><text:p/></draw:line><draw:line draw:name="Form9" draw:style-name="gr8" draw:text-style-name="P36" svg:x1="3.02cm" svg:y1="1.813cm" svg:x2="3.02cm" svg:y2="2.674cm"><text:p/></draw:line><draw:line draw:name="Form9" draw:style-name="gr8" draw:text-style-name="P36" svg:x1="3.9cm" svg:y1="3.953cm" svg:x2="3.904cm" svg:y2="6.684cm"><text:p/></draw:line><draw:frame draw:name="Form10" draw:style-name="gr34" draw:text-style-name="P37" svg:width="0.816cm" svg:height="0.706cm" svg:x="2.715cm" svg:y="0.27cm"><draw:text-box><text:p>X3</text:p></draw:text-box></draw:frame><draw:frame draw:name="Form10" draw:style-name="gr34" draw:text-style-name="P37" svg:width="0.816cm" svg:height="0.706cm" svg:x="3.44cm" svg:y="0.27cm"><draw:text-box><text:p>Y3</text:p></draw:text-box></draw:frame><draw:frame draw:name="Form10" draw:style-name="gr35" draw:text-style-name="P37" svg:width="1.897cm" svg:height="1.267cm" svg:x="0.316cm" svg:y="4.639cm"><draw:text-box><text:p>Ü</text:p><text:p>(overflow)</text:p></draw:text-box></draw:frame><draw:custom-shape draw:name="Form5" draw:style-name="gr32" svg:width="2.338cm" svg:height="1.28cm" svg:x="2.581cm" svg:y="2.674cm"><text:p/><draw:enhanced-geometry svg:viewBox="0 0 21600 21600" draw:type="rectangle" draw:enhanced-path="M 0 0 L 21600 0 21600 21600 0 21600 0 0 Z N"/></draw:custom-shape><draw:frame draw:name="Form8" draw:style-name="gr33" draw:text-style-name="P37" svg:width="2.073cm" svg:height="0.553cm" svg:x="2.692cm" svg:y="3.05cm"><draw:text-box><text:p>Volladdierer</text:p></draw:text-box></draw:frame><draw:line draw:name="Form9" draw:style-name="gr8" draw:text-style-name="P36" svg:x1="3.72cm" svg:y1="0.7cm" svg:x2="3.706cm" svg:y2="2.674cm"><text:p/></draw:line><draw:line draw:name="Form9" draw:style-name="gr8" draw:text-style-name="P36" svg:x1="3.002cm" svg:y1="0.7cm" svg:x2="3.021cm" svg:y2="2.674cm"><text:p/></draw:line><draw:line draw:name="Form9" draw:style-name="gr8" draw:text-style-name="P36" svg:x1="2.974cm" svg:y1="3.953cm" svg:x2="2.974cm" svg:y2="4.814cm"><text:p/></draw:line><draw:frame draw:name="Form10" draw:style-name="gr34" draw:text-style-name="P37" svg:width="0.816cm" svg:height="0.706cm" svg:x="5.093cm" svg:y="1.221cm"><draw:text-box><text:p>Ü</text:p></draw:text-box></draw:frame><draw:frame draw:name="Form11" draw:style-name="gr36" draw:text-style-name="P37" svg:width="0.904cm" svg:height="0.795cm" svg:x="3.794cm" svg:y="6.872cm"><draw:text-box><text:p>Z3</text:p></draw:text-box></draw:frame><draw:custom-shape draw:name="Form5" draw:style-name="gr32" svg:width="2.338cm" svg:height="1.28cm" svg:x="5.911cm" svg:y="2.697cm"><text:p/><draw:enhanced-geometry svg:viewBox="0 0 21600 21600" draw:type="rectangle" draw:enhanced-path="M 0 0 L 21600 0 21600 21600 0 21600 0 0 Z N"/></draw:custom-shape><draw:frame draw:name="Form8" draw:style-name="gr33" draw:text-style-name="P37" svg:width="2.073cm" svg:height="0.553cm" svg:x="6.022cm" svg:y="3.073cm"><draw:text-box><text:p>Volladdierer</text:p></draw:text-box></draw:frame><draw:line draw:name="Form9" draw:style-name="gr8" draw:text-style-name="P36" svg:x1="7.828cm" svg:y1="1.836cm" svg:x2="7.828cm" svg:y2="2.697cm"><text:p/></draw:line><draw:line draw:name="Form9" draw:style-name="gr8" draw:text-style-name="P36" svg:x1="6.35cm" svg:y1="1.836cm" svg:x2="6.35cm" svg:y2="2.697cm"><text:p/></draw:line><draw:line draw:name="Form9" draw:style-name="gr8" draw:text-style-name="P36" svg:x1="7.23cm" svg:y1="3.976cm" svg:x2="7.253cm" svg:y2="6.728cm"><text:p/></draw:line><draw:frame draw:name="Form10" draw:style-name="gr34" draw:text-style-name="P37" svg:width="0.816cm" svg:height="0.706cm" svg:x="6.045cm" svg:y="0.293cm"><draw:text-box><text:p>X2</text:p></draw:text-box></draw:frame><draw:frame draw:name="Form10" draw:style-name="gr34" draw:text-style-name="P37" svg:width="0.816cm" svg:height="0.706cm" svg:x="6.77cm" svg:y="0.293cm"><draw:text-box><text:p>Y2</text:p></draw:text-box></draw:frame><draw:custom-shape draw:name="Form5" draw:style-name="gr32" svg:width="2.338cm" svg:height="1.28cm" svg:x="5.911cm" svg:y="2.697cm"><text:p/><draw:enhanced-geometry svg:viewBox="0 0 21600 21600" draw:type="rectangle" draw:enhanced-path="M 0 0 L 21600 0 21600 21600 0 21600 0 0 Z N"/></draw:custom-shape><draw:frame draw:name="Form8" draw:style-name="gr33" draw:text-style-name="P37" svg:width="2.073cm" svg:height="0.553cm" svg:x="6.022cm" svg:y="3.073cm"><draw:text-box><text:p>Volladdierer</text:p></draw:text-box></draw:frame><draw:line draw:name="Form9" draw:style-name="gr8" draw:text-style-name="P36" svg:x1="7.057cm" svg:y1="0.79cm" svg:x2="7.036cm" svg:y2="2.699cm"><text:p/></draw:line><draw:line draw:name="Form9" draw:style-name="gr8" draw:text-style-name="P36" svg:x1="6.352cm" svg:y1="0.79cm" svg:x2="6.35cm" svg:y2="2.699cm"><text:p/></draw:line><draw:line draw:name="Form9" draw:style-name="gr8" draw:text-style-name="P36" svg:x1="6.304cm" svg:y1="3.976cm" svg:x2="6.304cm" svg:y2="4.837cm"><text:p/></draw:line><draw:custom-shape draw:name="Form5" draw:style-name="gr32" svg:width="2.338cm" svg:height="1.28cm" svg:x="9.351cm" svg:y="2.697cm"><text:p/><draw:enhanced-geometry svg:viewBox="0 0 21600 21600" draw:type="rectangle" draw:enhanced-path="M 0 0 L 21600 0 21600 21600 0 21600 0 0 Z N"/></draw:custom-shape><draw:frame draw:name="Form8" draw:style-name="gr33" draw:text-style-name="P37" svg:width="2.073cm" svg:height="0.553cm" svg:x="9.462cm" svg:y="3.073cm"><draw:text-box><text:p>Volladdierer</text:p></draw:text-box></draw:frame><draw:line draw:name="Form9" draw:style-name="gr8" draw:text-style-name="P36" svg:x1="11.266cm" svg:y1="1.836cm" svg:x2="11.266cm" svg:y2="2.697cm"><text:p/></draw:line><draw:line draw:name="Form9" draw:style-name="gr8" draw:text-style-name="P36" svg:x1="9.79cm" svg:y1="1.836cm" svg:x2="9.79cm" svg:y2="2.697cm"><text:p/></draw:line><draw:line draw:name="Form9" draw:style-name="gr8" draw:text-style-name="P36" svg:x1="10.67cm" svg:y1="3.976cm" svg:x2="10.677cm" svg:y2="6.744cm"><text:p/></draw:line><draw:frame draw:name="Form10" draw:style-name="gr34" draw:text-style-name="P37" svg:width="0.816cm" svg:height="0.706cm" svg:x="9.485cm" svg:y="0.293cm"><draw:text-box><text:p>X1</text:p></draw:text-box></draw:frame><draw:frame draw:name="Form10" draw:style-name="gr34" draw:text-style-name="P37" svg:width="0.816cm" svg:height="0.706cm" svg:x="10.21cm" svg:y="0.293cm"><draw:text-box><text:p>Y1</text:p></draw:text-box></draw:frame><draw:custom-shape draw:name="Form5" draw:style-name="gr32" svg:width="2.338cm" svg:height="1.28cm" svg:x="9.351cm" svg:y="2.697cm"><text:p/><draw:enhanced-geometry svg:viewBox="0 0 21600 21600" draw:type="rectangle" draw:enhanced-path="M 0 0 L 21600 0 21600 21600 0 21600 0 0 Z N"/></draw:custom-shape><draw:frame draw:name="Form8" draw:style-name="gr33" draw:text-style-name="P37" svg:width="2.073cm" svg:height="0.553cm" svg:x="9.462cm" svg:y="3.073cm"><draw:text-box><text:p>Volladdierer</text:p></draw:text-box></draw:frame><draw:line draw:name="Form9" draw:style-name="gr8" draw:text-style-name="P36" svg:x1="10.453cm" svg:y1="0.744cm" svg:x2="10.476cm" svg:y2="2.697cm"><text:p/></draw:line><draw:line draw:name="Form9" draw:style-name="gr8" draw:text-style-name="P36" svg:x1="9.763cm" svg:y1="0.76cm" svg:x2="9.791cm" svg:y2="2.699cm"><text:p/></draw:line><draw:line draw:name="Form9" draw:style-name="gr8" draw:text-style-name="P36" svg:x1="9.744cm" svg:y1="3.976cm" svg:x2="9.744cm" svg:y2="4.837cm"><text:p/></draw:line><draw:custom-shape draw:name="Form5" draw:style-name="gr32" svg:width="2.338cm" svg:height="1.28cm" svg:x="12.679cm" svg:y="2.697cm"><text:p/><draw:enhanced-geometry svg:viewBox="0 0 21600 21600" draw:type="rectangle" draw:enhanced-path="M 0 0 L 21600 0 21600 21600 0 21600 0 0 Z N"/></draw:custom-shape><draw:frame draw:name="Form8" draw:style-name="gr33" draw:text-style-name="P37" svg:width="2.073cm" svg:height="0.553cm" svg:x="12.79cm" svg:y="3.073cm"><draw:text-box><text:p>Volladdierer</text:p></draw:text-box></draw:frame><draw:line draw:name="Form9" draw:style-name="gr8" draw:text-style-name="P36" svg:x1="14.529cm" svg:y1="0.833cm" svg:x2="14.594cm" svg:y2="2.697cm"><text:p/></draw:line><draw:line draw:name="Form9" draw:style-name="gr8" draw:text-style-name="P36" svg:x1="13.118cm" svg:y1="1.836cm" svg:x2="13.118cm" svg:y2="2.697cm"><text:p/></draw:line><draw:line draw:name="Form9" draw:style-name="gr8" draw:text-style-name="P36" svg:x1="13.998cm" svg:y1="3.976cm" svg:x2="14.014cm" svg:y2="6.611cm"><text:p/></draw:line><draw:frame draw:name="Form10" draw:style-name="gr34" draw:text-style-name="P37" svg:width="0.816cm" svg:height="0.706cm" svg:x="12.813cm" svg:y="0.293cm"><draw:text-box><text:p>X0</text:p></draw:text-box></draw:frame><draw:frame draw:name="Form10" draw:style-name="gr34" draw:text-style-name="P37" svg:width="0.816cm" svg:height="0.706cm" svg:x="13.538cm" svg:y="0.293cm"><draw:text-box><text:p>Y0</text:p></draw:text-box></draw:frame><draw:custom-shape draw:name="Form5" draw:style-name="gr32" svg:width="2.338cm" svg:height="1.28cm" svg:x="12.679cm" svg:y="2.697cm"><text:p/><draw:enhanced-geometry svg:viewBox="0 0 21600 21600" draw:type="rectangle" draw:enhanced-path="M 0 0 L 21600 0 21600 21600 0 21600 0 0 Z N"/></draw:custom-shape><draw:frame draw:name="Form8" draw:style-name="gr33" draw:text-style-name="P37" svg:width="2.073cm" svg:height="0.553cm" svg:x="12.79cm" svg:y="3.073cm"><draw:text-box><text:p>Volladdierer</text:p></draw:text-box></draw:frame><draw:line draw:name="Form9" draw:style-name="gr8" draw:text-style-name="P36" svg:x1="13.764cm" svg:y1="0.744cm" svg:x2="13.805cm" svg:y2="2.697cm"><text:p/></draw:line><draw:line draw:name="Form9" draw:style-name="gr8" draw:text-style-name="P36" svg:x1="13.118cm" svg:y1="0.744cm" svg:x2="13.118cm" svg:y2="2.697cm"><text:p/></draw:line><draw:line draw:name="Form9" draw:style-name="gr8" draw:text-style-name="P36" svg:x1="13.072cm" svg:y1="3.976cm" svg:x2="13.072cm" svg:y2="4.837cm"><text:p/></draw:line><draw:frame draw:name="Form11" draw:style-name="gr36" draw:text-style-name="P37" svg:width="0.904cm" svg:height="0.795cm" svg:x="7.058cm" svg:y="6.916cm"><draw:text-box><text:p>Z2</text:p></draw:text-box></draw:frame><draw:frame draw:name="Form11" draw:style-name="gr36" draw:text-style-name="P37" svg:width="0.904cm" svg:height="0.795cm" svg:x="10.453cm" svg:y="6.96cm"><draw:text-box><text:p>Z1</text:p></draw:text-box></draw:frame><draw:frame draw:name="Form11" draw:style-name="gr36" draw:text-style-name="P37" svg:width="0.904cm" svg:height="0.795cm" svg:x="13.827cm" svg:y="6.893cm"><draw:text-box><text:p>Z0</text:p></draw:text-box></draw:frame><draw:line draw:name="Form12" draw:style-name="gr8" draw:text-style-name="P36" svg:x1="5.315cm" svg:y1="1.771cm" svg:x2="5.315cm" svg:y2="4.791cm"><text:p/></draw:line><draw:line draw:name="Form13" draw:style-name="gr8" draw:text-style-name="P36" svg:x1="4.496cm" svg:y1="1.813cm" svg:x2="5.314cm" svg:y2="1.771cm"><text:p/></draw:line><draw:line draw:name="Form14" draw:style-name="gr8" draw:text-style-name="P36" svg:x1="5.315cm" svg:y1="4.791cm" svg:x2="6.305cm" svg:y2="4.837cm"><text:p/></draw:line><draw:frame draw:name="Form10" draw:style-name="gr34" draw:text-style-name="P37" svg:width="0.816cm" svg:height="0.706cm" svg:x="8.423cm" svg:y="1.244cm"><draw:text-box><text:p>Ü</text:p></draw:text-box></draw:frame><draw:line draw:name="Form12" draw:style-name="gr8" draw:text-style-name="P36" svg:x1="8.645cm" svg:y1="1.794cm" svg:x2="8.645cm" svg:y2="4.814cm"><text:p/></draw:line><draw:line draw:name="Form13" draw:style-name="gr8" draw:text-style-name="P36" svg:x1="7.828cm" svg:y1="1.836cm" svg:x2="8.646cm" svg:y2="1.794cm"><text:p/></draw:line><draw:line draw:name="Form14" draw:style-name="gr8" draw:text-style-name="P36" svg:x1="8.645cm" svg:y1="4.814cm" svg:x2="9.744cm" svg:y2="4.837cm"><text:p/></draw:line><draw:frame draw:name="Form10" draw:style-name="gr34" draw:text-style-name="P37" svg:width="0.816cm" svg:height="0.706cm" svg:x="11.884cm" svg:y="1.242cm"><draw:text-box><text:p>Ü</text:p></draw:text-box></draw:frame><draw:line draw:name="Form12" draw:style-name="gr8" draw:text-style-name="P36" svg:x1="12.106cm" svg:y1="1.792cm" svg:x2="12.106cm" svg:y2="4.812cm"><text:p/></draw:line><draw:line draw:name="Form13" draw:style-name="gr8" draw:text-style-name="P36" svg:x1="11.287cm" svg:y1="1.834cm" svg:x2="12.105cm" svg:y2="1.792cm"><text:p/></draw:line><draw:line draw:name="Form14" draw:style-name="gr8" draw:text-style-name="P36" svg:x1="12.106cm" svg:y1="4.812cm" svg:x2="13.096cm" svg:y2="4.858cm"><text:p/></draw:line><draw:line draw:name="Form15" draw:style-name="gr8" draw:text-style-name="P36" svg:x1="2.974cm" svg:y1="4.814cm" svg:x2="1.436cm" svg:y2="4.839cm"><text:p/></draw:line><draw:frame draw:name="Form10" draw:style-name="gr34" draw:text-style-name="P37" svg:width="0.816cm" svg:height="0.706cm" svg:x="14.529cm" svg:y="0.272cm"><draw:text-box><text:p>Ü0</text:p></draw:text-box></draw:frame><draw:custom-shape draw:name="Form16" draw:style-name="gr37" draw:text-style-name="P40" svg:width="13.121cm" svg:height="5.141cm" svg:x="2.383cm" svg:y="1.111cm"><text:p/><draw:enhanced-geometry svg:viewBox="0 0 21600 21600" draw:type="rectangle" draw:enhanced-path="M 0 0 L 21600 0 21600 21600 0 21600 0 0 Z N"/></draw:custom-shape><draw:frame draw:name="Form17" draw:style-name="gr38" draw:text-style-name="P37" svg:width="3.043cm" svg:height="0.574cm" svg:x="7.462cm" svg:y="5.412cm"><draw:text-box><text:p>4-Bit-Addierer</text:p></draw:text-box></draw:frame></draw:g></text:p>
      <text:p text:style-name="P4">2. Arithmetische Logische Einheit (ALU)</text:p>
      <text:p text:style-name="P16"><draw:g text:anchor-type="paragraph" draw:z-index="13" draw:style-name="gr1"><draw:custom-shape draw:name="Form5" draw:style-name="gr39" svg:width="12.524cm" svg:height="3.088cm" svg:x="1.951cm" svg:y="10.56cm"><text:p/><draw:enhanced-geometry svg:viewBox="0 0 21600 21600" draw:type="rectangle" draw:enhanced-path="M 0 0 L 21600 0 21600 21600 0 21600 0 0 Z N"/></draw:custom-shape><draw:frame draw:name="Form8" draw:style-name="gr40" draw:text-style-name="P37" svg:width="5.183cm" svg:height="1.015cm" svg:x="6.291cm" svg:y="11.774cm"><draw:text-box><text:p>4-Bit-Volladdierer</text:p></draw:text-box></draw:frame><draw:line draw:name="Form9" draw:style-name="gr8" draw:text-style-name="P36" svg:x1="4.905cm" svg:y1="13.647cm" svg:x2="4.905cm" svg:y2="15.323cm"><text:p/></draw:line><draw:line draw:name="Form9" draw:style-name="gr8" draw:text-style-name="P36" svg:x1="2.697cm" svg:y1="8.885cm" svg:x2="2.697cm" svg:y2="10.561cm"><text:p/></draw:line><draw:line draw:name="Form9" draw:style-name="gr8" draw:text-style-name="P36" svg:x1="3.935cm" svg:y1="8.885cm" svg:x2="3.935cm" svg:y2="10.561cm"><text:p/></draw:line><draw:line draw:name="Form9" draw:style-name="gr8" draw:text-style-name="P36" svg:x1="5.168cm" svg:y1="8.885cm" svg:x2="5.168cm" svg:y2="10.561cm"><text:p/></draw:line><draw:line draw:name="Form9" draw:style-name="gr8" draw:text-style-name="P36" svg:x1="6.71cm" svg:y1="8.885cm" svg:x2="6.71cm" svg:y2="10.561cm"><text:p/></draw:line><draw:line draw:name="Form9" draw:style-name="gr8" draw:text-style-name="P36" svg:x1="8.387cm" svg:y1="8.885cm" svg:x2="8.387cm" svg:y2="10.561cm"><text:p/></draw:line><draw:line draw:name="Form9" draw:style-name="gr8" draw:text-style-name="P36" svg:x1="9.929cm" svg:y1="8.885cm" svg:x2="9.929cm" svg:y2="10.561cm"><text:p/></draw:line><draw:line draw:name="Form9" draw:style-name="gr8" draw:text-style-name="P36" svg:x1="11.43cm" svg:y1="8.885cm" svg:x2="11.43cm" svg:y2="10.561cm"><text:p/></draw:line><draw:line draw:name="Form9" draw:style-name="gr8" draw:text-style-name="P36" svg:x1="13.148cm" svg:y1="8.885cm" svg:x2="13.148cm" svg:y2="10.561cm"><text:p/></draw:line><draw:line draw:name="Form9" draw:style-name="gr8" draw:text-style-name="P36" svg:x1="8.301cm" svg:y1="13.647cm" svg:x2="8.301cm" svg:y2="15.323cm"><text:p/></draw:line><draw:line draw:name="Form9" draw:style-name="gr8" draw:text-style-name="P36" svg:x1="9.906cm" svg:y1="13.647cm" svg:x2="9.906cm" svg:y2="15.323cm"><text:p/></draw:line><draw:line draw:name="Form9" draw:style-name="gr8" draw:text-style-name="P36" svg:x1="11.409cm" svg:y1="13.647cm" svg:x2="11.409cm" svg:y2="15.323cm"><text:p/></draw:line><draw:line draw:name="Form9" draw:style-name="gr8" draw:text-style-name="P36" svg:x1="6.669cm" svg:y1="13.647cm" svg:x2="6.669cm" svg:y2="15.323cm"><text:p/></draw:line><draw:frame draw:name="Form10" draw:style-name="gr41" draw:text-style-name="P37" svg:width="0.486cm" svg:height="0.595cm" svg:x="4.214cm" svg:y="13.912cm"><draw:text-box draw:corner-radius="0.866cm"><text:p>Ü</text:p></draw:text-box></draw:frame><draw:frame draw:name="Form10" draw:style-name="gr41" draw:text-style-name="P37" svg:width="0.486cm" svg:height="0.595cm" svg:x="2.215cm" svg:y="9.966cm"><draw:text-box><text:p>X3</text:p></draw:text-box></draw:frame><draw:frame draw:name="Form10" draw:style-name="gr41" draw:text-style-name="P37" svg:width="0.486cm" svg:height="0.595cm" svg:x="3.45cm" svg:y="9.966cm"><draw:text-box><text:p>X2</text:p></draw:text-box></draw:frame><draw:frame draw:name="Form10" draw:style-name="gr41" draw:text-style-name="P37" svg:width="0.486cm" svg:height="0.595cm" svg:x="4.683cm" svg:y="9.966cm"><draw:text-box><text:p>X1</text:p></draw:text-box></draw:frame><draw:frame draw:name="Form10" draw:style-name="gr41" draw:text-style-name="P37" svg:width="0.486cm" svg:height="0.595cm" svg:x="6.226cm" svg:y="9.966cm"><draw:text-box><text:p>X0</text:p></draw:text-box></draw:frame><draw:frame draw:name="Form10" draw:style-name="gr41" draw:text-style-name="P37" svg:width="0.486cm" svg:height="0.595cm" svg:x="7.902cm" svg:y="9.966cm"><draw:text-box><text:p>Y3</text:p></draw:text-box></draw:frame><draw:frame draw:name="Form10" draw:style-name="gr41" draw:text-style-name="P37" svg:width="0.486cm" svg:height="0.595cm" svg:x="9.445cm" svg:y="9.966cm"><draw:text-box><text:p>Y2</text:p></draw:text-box></draw:frame><draw:frame draw:name="Form10" draw:style-name="gr41" draw:text-style-name="P37" svg:width="0.486cm" svg:height="0.595cm" svg:x="10.945cm" svg:y="9.966cm"><draw:text-box><text:p>Y1</text:p></draw:text-box></draw:frame><draw:frame draw:name="Form10" draw:style-name="gr41" draw:text-style-name="P37" svg:width="0.486cm" svg:height="0.595cm" svg:x="12.664cm" svg:y="9.966cm"><draw:text-box><text:p>Y0</text:p></draw:text-box></draw:frame><draw:custom-shape draw:name="Form11" draw:style-name="gr42" svg:width="1.168cm" svg:height="0.839cm" svg:x="2.104cm" svg:y="8.112cm"><text:p/><draw:enhanced-geometry svg:viewBox="0 0 21600 21600" draw:type="rectangle" draw:enhanced-path="M 0 0 L 21600 0 21600 21600 0 21600 0 0 Z N"/></draw:custom-shape><draw:frame draw:name="Form12" draw:style-name="gr19" draw:text-style-name="P37" svg:width="1.14cm" svg:height="0.895cm" svg:x="2.213cm" svg:y="8.23cm"><draw:text-box><text:p>XOR</text:p></draw:text-box></draw:frame><draw:line draw:name="Form9" draw:style-name="gr8" draw:text-style-name="P36" svg:x1="2.346cm" svg:y1="6.436cm" svg:x2="2.346cm" svg:y2="8.112cm"><text:p/></draw:line><draw:line draw:name="Form9" draw:style-name="gr8" draw:text-style-name="P36" svg:x1="3.009cm" svg:y1="7.285cm" svg:x2="3.009cm" svg:y2="8.111cm"><text:p/></draw:line><draw:custom-shape draw:name="Form11" draw:style-name="gr42" svg:width="1.168cm" svg:height="0.839cm" svg:x="3.425cm" svg:y="8.112cm"><text:p/><draw:enhanced-geometry svg:viewBox="0 0 21600 21600" draw:type="rectangle" draw:enhanced-path="M 0 0 L 21600 0 21600 21600 0 21600 0 0 Z N"/></draw:custom-shape><draw:line draw:name="Form9" draw:style-name="gr8" draw:text-style-name="P36" svg:x1="3.669cm" svg:y1="6.436cm" svg:x2="3.669cm" svg:y2="8.112cm"><text:p/></draw:line><draw:line draw:name="Form9" draw:style-name="gr8" draw:text-style-name="P36" svg:x1="4.33cm" svg:y1="7.285cm" svg:x2="4.33cm" svg:y2="8.111cm"><text:p/></draw:line><draw:custom-shape draw:name="Form11" draw:style-name="gr42" svg:width="1.168cm" svg:height="0.839cm" svg:x="4.727cm" svg:y="8.112cm"><text:p/><draw:enhanced-geometry svg:viewBox="0 0 21600 21600" draw:type="rectangle" draw:enhanced-path="M 0 0 L 21600 0 21600 21600 0 21600 0 0 Z N"/></draw:custom-shape><draw:line draw:name="Form9" draw:style-name="gr8" draw:text-style-name="P36" svg:x1="4.969cm" svg:y1="6.436cm" svg:x2="4.969cm" svg:y2="8.112cm"><text:p/></draw:line><draw:line draw:name="Form9" draw:style-name="gr8" draw:text-style-name="P36" svg:x1="5.632cm" svg:y1="7.285cm" svg:x2="5.632cm" svg:y2="8.111cm"><text:p/></draw:line><draw:custom-shape draw:name="Form11" draw:style-name="gr42" svg:width="1.168cm" svg:height="0.839cm" svg:x="6.117cm" svg:y="8.133cm"><text:p/><draw:enhanced-geometry svg:viewBox="0 0 21600 21600" draw:type="rectangle" draw:enhanced-path="M 0 0 L 21600 0 21600 21600 0 21600 0 0 Z N"/></draw:custom-shape><draw:line draw:name="Form9" draw:style-name="gr8" draw:text-style-name="P36" svg:x1="6.359cm" svg:y1="6.456cm" svg:x2="6.359cm" svg:y2="8.132cm"><text:p/></draw:line><draw:line draw:name="Form9" draw:style-name="gr8" draw:text-style-name="P36" svg:x1="7.022cm" svg:y1="7.308cm" svg:x2="7.022cm" svg:y2="8.134cm"><text:p/></draw:line><draw:custom-shape draw:name="Form11" draw:style-name="gr42" svg:width="1.168cm" svg:height="0.839cm" svg:x="7.726cm" svg:y="8.112cm"><text:p/><draw:enhanced-geometry svg:viewBox="0 0 21600 21600" draw:type="rectangle" draw:enhanced-path="M 0 0 L 21600 0 21600 21600 0 21600 0 0 Z N"/></draw:custom-shape><draw:line draw:name="Form9" draw:style-name="gr8" draw:text-style-name="P36" svg:x1="7.969cm" svg:y1="6.436cm" svg:x2="7.969cm" svg:y2="8.112cm"><text:p/></draw:line><draw:line draw:name="Form9" draw:style-name="gr8" draw:text-style-name="P36" svg:x1="8.629cm" svg:y1="6.823cm" svg:x2="8.629cm" svg:y2="8.112cm"><text:p/></draw:line><draw:custom-shape draw:name="Form11" draw:style-name="gr42" svg:width="1.168cm" svg:height="0.839cm" svg:x="9.315cm" svg:y="8.112cm"><text:p/><draw:enhanced-geometry svg:viewBox="0 0 21600 21600" draw:type="rectangle" draw:enhanced-path="M 0 0 L 21600 0 21600 21600 0 21600 0 0 Z N"/></draw:custom-shape><draw:line draw:name="Form9" draw:style-name="gr8" draw:text-style-name="P36" svg:x1="9.555cm" svg:y1="6.436cm" svg:x2="9.555cm" svg:y2="8.112cm"><text:p/></draw:line><draw:line draw:name="Form9" draw:style-name="gr8" draw:text-style-name="P36" svg:x1="10.218cm" svg:y1="6.823cm" svg:x2="10.22cm" svg:y2="8.112cm"><text:p/></draw:line><draw:custom-shape draw:name="Form11" draw:style-name="gr42" svg:width="1.168cm" svg:height="0.839cm" svg:x="10.791cm" svg:y="8.091cm"><text:p/><draw:enhanced-geometry svg:viewBox="0 0 21600 21600" draw:type="rectangle" draw:enhanced-path="M 0 0 L 21600 0 21600 21600 0 21600 0 0 Z N"/></draw:custom-shape><draw:line draw:name="Form9" draw:style-name="gr8" draw:text-style-name="P36" svg:x1="11.035cm" svg:y1="6.415cm" svg:x2="11.035cm" svg:y2="8.091cm"><text:p/></draw:line><draw:line draw:name="Form9" draw:style-name="gr8" draw:text-style-name="P36" svg:x1="11.717cm" svg:y1="6.8cm" svg:x2="11.696cm" svg:y2="8.089cm"><text:p/></draw:line><draw:custom-shape draw:name="Form11" draw:style-name="gr42" svg:width="1.168cm" svg:height="0.839cm" svg:x="12.511cm" svg:y="8.133cm"><text:p/><draw:enhanced-geometry svg:viewBox="0 0 21600 21600" draw:type="rectangle" draw:enhanced-path="M 0 0 L 21600 0 21600 21600 0 21600 0 0 Z N"/></draw:custom-shape><draw:line draw:name="Form9" draw:style-name="gr8" draw:text-style-name="P36" svg:x1="12.753cm" svg:y1="6.456cm" svg:x2="12.753cm" svg:y2="8.132cm"><text:p/></draw:line><draw:line draw:name="Form9" draw:style-name="gr8" draw:text-style-name="P36" svg:x1="13.393cm" svg:y1="6.823cm" svg:x2="13.416cm" svg:y2="8.134cm"><text:p/></draw:line><draw:custom-shape draw:name="Form11" draw:style-name="gr42" svg:width="1.168cm" svg:height="0.839cm" svg:x="1.73cm" svg:y="5.598cm"><text:p/><draw:enhanced-geometry svg:viewBox="0 0 21600 21600" draw:type="rectangle" draw:enhanced-path="M 0 0 L 21600 0 21600 21600 0 21600 0 0 Z N"/></draw:custom-shape><draw:frame draw:name="Form12" draw:style-name="gr43" draw:text-style-name="P37" svg:width="0.839cm" svg:height="0.618cm" svg:x="1.838cm" svg:y="5.71cm"><draw:text-box><text:p>AND</text:p></draw:text-box></draw:frame><draw:line draw:name="Form9" draw:style-name="gr8" draw:text-style-name="P36" svg:x1="2.081cm" svg:y1="3.267cm" svg:x2="2.058cm" svg:y2="5.599cm"><text:p/></draw:line><draw:line draw:name="Form9" draw:style-name="gr8" draw:text-style-name="P36" svg:x1="2.566cm" svg:y1="4.773cm" svg:x2="2.566cm" svg:y2="5.599cm"><text:p/></draw:line><draw:custom-shape draw:name="Form11" draw:style-name="gr42" svg:width="1.168cm" svg:height="0.839cm" svg:x="3.097cm" svg:y="5.62cm"><text:p/><draw:enhanced-geometry svg:viewBox="0 0 21600 21600" draw:type="rectangle" draw:enhanced-path="M 0 0 L 21600 0 21600 21600 0 21600 0 0 Z N"/></draw:custom-shape><draw:frame draw:name="Form12" draw:style-name="gr43" draw:text-style-name="P37" svg:width="0.839cm" svg:height="0.618cm" svg:x="3.205cm" svg:y="5.731cm"><draw:text-box><text:p>AND</text:p></draw:text-box></draw:frame><draw:line draw:name="Form9" draw:style-name="gr8" draw:text-style-name="P36" svg:x1="3.42cm" svg:y1="3.201cm" svg:x2="3.425cm" svg:y2="5.619cm"><text:p/></draw:line><draw:line draw:name="Form9" draw:style-name="gr8" draw:text-style-name="P36" svg:x1="3.933cm" svg:y1="4.794cm" svg:x2="3.933cm" svg:y2="5.62cm"><text:p/></draw:line><draw:custom-shape draw:name="Form11" draw:style-name="gr42" svg:width="1.168cm" svg:height="0.839cm" svg:x="4.441cm" svg:y="5.598cm"><text:p/><draw:enhanced-geometry svg:viewBox="0 0 21600 21600" draw:type="rectangle" draw:enhanced-path="M 0 0 L 21600 0 21600 21600 0 21600 0 0 Z N"/></draw:custom-shape><draw:frame draw:name="Form12" draw:style-name="gr43" draw:text-style-name="P37" svg:width="0.839cm" svg:height="0.618cm" svg:x="4.549cm" svg:y="5.71cm"><draw:text-box><text:p>AND</text:p></draw:text-box></draw:frame><draw:line draw:name="Form9" draw:style-name="gr8" draw:text-style-name="P36" svg:x1="4.791cm" svg:y1="3.217cm" svg:x2="4.766cm" svg:y2="5.598cm"><text:p/></draw:line><draw:line draw:name="Form9" draw:style-name="gr8" draw:text-style-name="P36" svg:x1="5.274cm" svg:y1="4.773cm" svg:x2="5.274cm" svg:y2="5.599cm"><text:p/></draw:line><draw:custom-shape draw:name="Form11" draw:style-name="gr42" svg:width="1.168cm" svg:height="0.839cm" svg:x="5.808cm" svg:y="5.642cm"><text:p/><draw:enhanced-geometry svg:viewBox="0 0 21600 21600" draw:type="rectangle" draw:enhanced-path="M 0 0 L 21600 0 21600 21600 0 21600 0 0 Z N"/></draw:custom-shape><draw:frame draw:name="Form12" draw:style-name="gr43" draw:text-style-name="P37" svg:width="0.839cm" svg:height="0.618cm" svg:x="5.916cm" svg:y="5.754cm"><draw:text-box><text:p>AND</text:p></draw:text-box></draw:frame><draw:line draw:name="Form9" draw:style-name="gr8" draw:text-style-name="P36" svg:x1="6.147cm" svg:y1="3.284cm" svg:x2="6.135cm" svg:y2="5.642cm"><text:p/></draw:line><draw:line draw:name="Form9" draw:style-name="gr8" draw:text-style-name="P36" svg:x1="6.643cm" svg:y1="4.817cm" svg:x2="6.643cm" svg:y2="5.643cm"><text:p/></draw:line><draw:custom-shape draw:name="Form11" draw:style-name="gr42" svg:width="1.168cm" svg:height="0.839cm" svg:x="7.419cm" svg:y="5.642cm"><text:p/><draw:enhanced-geometry svg:viewBox="0 0 21600 21600" draw:type="rectangle" draw:enhanced-path="M 0 0 L 21600 0 21600 21600 0 21600 0 0 Z N"/></draw:custom-shape><draw:frame draw:name="Form12" draw:style-name="gr43" draw:text-style-name="P37" svg:width="0.839cm" svg:height="0.618cm" svg:x="7.526cm" svg:y="5.754cm"><draw:text-box><text:p>AND</text:p></draw:text-box></draw:frame><draw:line draw:name="Form9" draw:style-name="gr8" draw:text-style-name="P36" svg:x1="7.736cm" svg:y1="3.3cm" svg:x2="7.747cm" svg:y2="5.642cm"><text:p/></draw:line><draw:line draw:name="Form9" draw:style-name="gr8" draw:text-style-name="P36" svg:x1="8.255cm" svg:y1="4.353cm" svg:x2="8.255cm" svg:y2="5.642cm"><text:p/></draw:line><draw:custom-shape draw:name="Form11" draw:style-name="gr42" svg:width="1.168cm" svg:height="0.839cm" svg:x="8.941cm" svg:y="5.664cm"><text:p/><draw:enhanced-geometry svg:viewBox="0 0 21600 21600" draw:type="rectangle" draw:enhanced-path="M 0 0 L 21600 0 21600 21600 0 21600 0 0 Z N"/></draw:custom-shape><draw:frame draw:name="Form12" draw:style-name="gr43" draw:text-style-name="P37" svg:width="0.839cm" svg:height="0.618cm" svg:x="9.048cm" svg:y="5.775cm"><draw:text-box><text:p>AND</text:p></draw:text-box></draw:frame><draw:line draw:name="Form9" draw:style-name="gr8" draw:text-style-name="P36" svg:x1="9.292cm" svg:y1="3.318cm" svg:x2="9.269cm" svg:y2="5.664cm"><text:p/></draw:line><draw:line draw:name="Form9" draw:style-name="gr8" draw:text-style-name="P36" svg:x1="9.777cm" svg:y1="4.374cm" svg:x2="9.777cm" svg:y2="5.663cm"><text:p/></draw:line><draw:custom-shape draw:name="Form11" draw:style-name="gr42" svg:width="1.168cm" svg:height="0.839cm" svg:x="10.417cm" svg:y="5.642cm"><text:p/><draw:enhanced-geometry svg:viewBox="0 0 21600 21600" draw:type="rectangle" draw:enhanced-path="M 0 0 L 21600 0 21600 21600 0 21600 0 0 Z N"/></draw:custom-shape><draw:frame draw:name="Form12" draw:style-name="gr43" draw:text-style-name="P37" svg:width="0.839cm" svg:height="0.618cm" svg:x="10.525cm" svg:y="5.754cm"><draw:text-box><text:p>AND</text:p></draw:text-box></draw:frame><draw:line draw:name="Form9" draw:style-name="gr8" draw:text-style-name="P36" svg:x1="10.728cm" svg:y1="3.235cm" svg:x2="10.744cm" svg:y2="5.643cm"><text:p/></draw:line><draw:line draw:name="Form9" draw:style-name="gr8" draw:text-style-name="P36" svg:x1="11.252cm" svg:y1="4.353cm" svg:x2="11.252cm" svg:y2="5.642cm"><text:p/></draw:line><draw:custom-shape draw:name="Form11" draw:style-name="gr42" svg:width="1.168cm" svg:height="0.839cm" svg:x="12.158cm" svg:y="5.642cm"><text:p/><draw:enhanced-geometry svg:viewBox="0 0 21600 21600" draw:type="rectangle" draw:enhanced-path="M 0 0 L 21600 0 21600 21600 0 21600 0 0 Z N"/></draw:custom-shape><draw:frame draw:name="Form12" draw:style-name="gr43" draw:text-style-name="P37" svg:width="0.839cm" svg:height="0.618cm" svg:x="12.266cm" svg:y="5.754cm"><draw:text-box><text:p>AND</text:p></draw:text-box></draw:frame><draw:line draw:name="Form9" draw:style-name="gr8" draw:text-style-name="P36" svg:x1="12.446cm" svg:y1="3.3cm" svg:x2="12.483cm" svg:y2="5.642cm"><text:p/></draw:line><draw:line draw:name="Form9" draw:style-name="gr8" draw:text-style-name="P36" svg:x1="12.993cm" svg:y1="4.353cm" svg:x2="12.993cm" svg:y2="5.642cm"><text:p/></draw:line><draw:line draw:name="Form13" draw:style-name="gr8" draw:text-style-name="P36" svg:x1="6.644cm" svg:y1="4.817cm" svg:x2="0.229cm" svg:y2="4.817cm"><text:p/></draw:line><draw:line draw:name="Form14" draw:style-name="gr8" draw:text-style-name="P36" svg:x1="12.994cm" svg:y1="4.353cm" svg:x2="0.273cm" svg:y2="4.397cm"><text:p/></draw:line><draw:line draw:name="Form15" draw:style-name="gr8" draw:text-style-name="P36" svg:x1="7.019cm" svg:y1="7.329cm" svg:x2="0.314cm" svg:y2="7.308cm"><text:p/></draw:line><draw:line draw:name="Form16" draw:style-name="gr8" draw:text-style-name="P36" svg:x1="13.393cm" svg:y1="6.834cm" svg:x2="0.273cm" svg:y2="6.823cm"><text:p/></draw:line><draw:custom-shape draw:name="Form17" draw:style-name="gr44" draw:text-style-name="P36" svg:width="0.181cm" svg:height="0.197cm" svg:x="5.187cm" svg:y="4.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3.84cm" svg:y="4.6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2.444cm" svg:y="4.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8.158cm" svg:y="4.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9.673cm" svg:y="4.2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11.128cm" svg:y="4.2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11.622cm" svg:y="6.7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10.094cm" svg:y="6.7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8.53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5.524cm" svg:y="7.2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4.224cm" svg:y="7.2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7" draw:style-name="gr44" draw:text-style-name="P36" svg:width="0.181cm" svg:height="0.197cm" svg:x="2.889cm" svg:y="7.2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18" draw:style-name="gr45" draw:text-style-name="P40" svg:width="14.729cm" svg:height="10.981cm" svg:x="1.044cm" svg:y="3.776cm"><text:p/><draw:enhanced-geometry svg:viewBox="0 0 21600 21600" draw:type="rectangle" draw:enhanced-path="M 0 0 L 21600 0 21600 21600 0 21600 0 0 Z N"/></draw:custom-shape><draw:frame draw:name="Form19" draw:style-name="gr43" draw:text-style-name="P37" svg:width="0.683cm" svg:height="0.618cm" svg:x="-0.279cm" svg:y="4.073cm"><draw:text-box><text:p>S3</text:p></draw:text-box></draw:frame><draw:frame draw:name="Form19" draw:style-name="gr43" draw:text-style-name="P37" svg:width="0.683cm" svg:height="0.618cm" svg:x="-0.279cm" svg:y="4.69cm"><draw:text-box><text:p>S2</text:p></draw:text-box></draw:frame><draw:frame draw:name="Form19" draw:style-name="gr43" draw:text-style-name="P37" svg:width="0.683cm" svg:height="0.618cm" svg:x="-0.17cm" svg:y="6.477cm"><draw:text-box><text:p>S1</text:p></draw:text-box></draw:frame><draw:frame draw:name="Form19" draw:style-name="gr16" draw:text-style-name="P39" svg:width="0.683cm" svg:height="0.449cm" svg:x="-0.17cm" svg:y="7.094cm"><draw:text-box><text:p><text:span text:style-name="T16">S0</text:span></text:p></draw:text-box></draw:frame><draw:custom-shape draw:name="Form20" draw:style-name="gr46" svg:width="4.82cm" svg:height="0.68cm" svg:x="1.608cm" svg:y="2.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21" draw:style-name="gr47" svg:width="5.538cm" svg:height="0.795cm" svg:x="7.202cm" svg:y="2.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22" draw:style-name="gr48" draw:text-style-name="P37" svg:width="1.777cm" svg:height="0.775cm" svg:x="3.309cm" svg:y="2.732cm"><draw:text-box><text:p>A3-A0</text:p></draw:text-box></draw:frame><draw:frame draw:name="Form22" draw:style-name="gr48" draw:text-style-name="P37" svg:width="1.777cm" svg:height="0.775cm" svg:x="9.292cm" svg:y="2.695cm"><draw:text-box><text:p>B3-B0</text:p></draw:text-box></draw:frame><draw:custom-shape draw:name="Form23" draw:style-name="gr49" svg:width="8.524cm" svg:height="0.814cm" svg:x="3.88cm" svg:y="15.182cm"><text:p><text:s text:c="8"/>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22" draw:style-name="gr48" draw:text-style-name="P37" svg:width="1.777cm" svg:height="0.775cm" svg:x="8.666cm" svg:y="15.4cm"><draw:text-box><text:p>F4-F0</text:p></draw:text-box></draw:frame><draw:line draw:name="Form9" draw:style-name="gr8" draw:text-style-name="P36" svg:x1="1.951cm" svg:y1="11.719cm" svg:x2="0.423cm" svg:y2="11.749cm"><text:p/></draw:line><draw:frame draw:name="Form10" draw:style-name="gr19" draw:text-style-name="P37" svg:width="0.814cm" svg:height="0.895cm" svg:x="1.321cm" svg:y="11.971cm"><draw:text-box><text:p>Ü0</text:p></draw:text-box></draw:frame><draw:frame draw:name="Form19" draw:style-name="gr16" draw:text-style-name="P39" svg:width="0.683cm" svg:height="0.449cm" svg:x="-0.24cm" svg:y="11.539cm"><draw:text-box><text:p><text:span text:style-name="T16">C0</text:span></text:p></draw:text-box></draw:frame><draw:frame draw:name="Form10" draw:style-name="gr41" draw:text-style-name="P37" svg:width="0.486cm" svg:height="0.595cm" svg:x="6.184cm" svg:y="13.779cm"><draw:text-box draw:corner-radius="0.866cm"><text:p>Z3</text:p></draw:text-box></draw:frame><draw:frame draw:name="Form10" draw:style-name="gr41" draw:text-style-name="P37" svg:width="0.486cm" svg:height="0.595cm" svg:x="7.715cm" svg:y="13.799cm"><draw:text-box draw:corner-radius="0.866cm"><text:p>Z2</text:p></draw:text-box></draw:frame><draw:frame draw:name="Form10" draw:style-name="gr41" draw:text-style-name="P37" svg:width="0.486cm" svg:height="0.595cm" svg:x="9.283cm" svg:y="13.818cm"><draw:text-box draw:corner-radius="0.866cm"><text:p>Z1</text:p></draw:text-box></draw:frame><draw:frame draw:name="Form10" draw:style-name="gr41" draw:text-style-name="P37" svg:width="0.486cm" svg:height="0.595cm" svg:x="10.834cm" svg:y="13.779cm"><draw:text-box draw:corner-radius="0.866cm"><text:p>Z0</text:p></draw:text-box></draw:frame><draw:frame draw:name="Form12" draw:style-name="gr19" draw:text-style-name="P37" svg:width="1.14cm" svg:height="0.895cm" svg:x="3.453cm" svg:y="8.214cm"><draw:text-box><text:p>XOR</text:p></draw:text-box></draw:frame><draw:frame draw:name="Form12" draw:style-name="gr19" draw:text-style-name="P37" svg:width="1.14cm" svg:height="0.895cm" svg:x="4.903cm" svg:y="8.186cm"><draw:text-box><text:p>XOR</text:p></draw:text-box></draw:frame><draw:frame draw:name="Form12" draw:style-name="gr19" draw:text-style-name="P37" svg:width="1.14cm" svg:height="0.895cm" svg:x="6.329cm" svg:y="8.26cm"><draw:text-box><text:p>XOR</text:p></draw:text-box></draw:frame><draw:frame draw:name="Form12" draw:style-name="gr19" draw:text-style-name="P37" svg:width="1.14cm" svg:height="0.895cm" svg:x="7.886cm" svg:y="8.216cm"><draw:text-box><text:p>XOR</text:p></draw:text-box></draw:frame><draw:frame draw:name="Form12" draw:style-name="gr19" draw:text-style-name="P37" svg:width="1.14cm" svg:height="0.895cm" svg:x="9.474cm" svg:y="8.2cm"><draw:text-box><text:p>XOR</text:p></draw:text-box></draw:frame><draw:frame draw:name="Form12" draw:style-name="gr19" draw:text-style-name="P37" svg:width="1.14cm" svg:height="0.895cm" svg:x="10.989cm" svg:y="8.172cm"><draw:text-box><text:p>XOR</text:p></draw:text-box></draw:frame><draw:frame draw:name="Form12" draw:style-name="gr19" draw:text-style-name="P37" svg:width="1.14cm" svg:height="0.895cm" svg:x="12.68cm" svg:y="8.2cm"><draw:text-box><text:p>XOR</text:p></draw:text-box></draw:frame></draw:g>Die ALU ist das zenrtale Element jeder CPU. In ihr werden Grundrechenarten und logische Operatoren ausgeführt, wie Plus, Minus, AND; OR, XOR. Da eine Subtraktion wie eine Addition funktioniert wird für eine ALU ein n-stelliger Volladdierer verwendet, der noch zusätzlich Steuerleitungen bekommt, die die jeweilige Operation auswähle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20">S<text:span text:style-name="T10">3</text:span></text:p>
          </table:table-cell>
          <table:table-cell table:style-name="Tabelle1.A1" office:value-type="string">
            <text:p text:style-name="P20">S<text:span text:style-name="T10">2</text:span></text:p>
          </table:table-cell>
          <table:table-cell table:style-name="Tabelle1.A1" office:value-type="string">
            <text:p text:style-name="P20">S<text:span text:style-name="T10">1</text:span></text:p>
          </table:table-cell>
          <table:table-cell table:style-name="Tabelle1.A1" office:value-type="string">
            <text:p text:style-name="P20">S<text:span text:style-name="T10">0</text:span></text:p>
          </table:table-cell>
          <table:table-cell table:style-name="Tabelle1.A1" office:value-type="string">
            <text:p text:style-name="P21">C</text:p>
          </table:table-cell>
          <table:table-cell table:style-name="Tabelle1.F1" office:value-type="string">
            <text:p text:style-name="P20">Funktion</text:p>
          </table:table-cell>
        </table:table-row>
        <table:table-row table:style-name="Tabelle1.2">
          <table:table-cell table:style-name="Tabelle1.A2" office:value-type="string">
            <text:p text:style-name="P19">1</text:p>
          </table:table-cell>
          <table:table-cell table:style-name="Tabelle1.A2" office:value-type="string">
            <text:p text:style-name="P19">1</text:p>
          </table:table-cell>
          <table:table-cell table:style-name="Tabelle1.A2" office:value-type="string">
            <text:p text:style-name="P19">0</text:p>
          </table:table-cell>
          <table:table-cell table:style-name="Tabelle1.A2" office:value-type="string">
            <text:p text:style-name="P19">0</text:p>
          </table:table-cell>
          <table:table-cell table:style-name="Tabelle1.A2" office:value-type="string">
            <text:p text:style-name="P19">0</text:p>
          </table:table-cell>
          <table:table-cell table:style-name="Tabelle1.F2" office:value-type="string">
            <text:p text:style-name="P19">Addition <text:span text:style-name="T12">F = A + B</text:span></text:p>
          </table:table-cell>
        </table:table-row>
        <table:table-row>
          <table:table-cell table:style-name="Tabelle1.A2" office:value-type="string">
            <text:p text:style-name="P19">1</text:p>
          </table:table-cell>
          <table:table-cell table:style-name="Tabelle1.A2" office:value-type="string">
            <text:p text:style-name="P19">1</text:p>
          </table:table-cell>
          <table:table-cell table:style-name="Tabelle1.A2" office:value-type="string">
            <text:p text:style-name="P19">1</text:p>
          </table:table-cell>
          <table:table-cell table:style-name="Tabelle1.A2" office:value-type="string">
            <text:p text:style-name="P19">0</text:p>
          </table:table-cell>
          <table:table-cell table:style-name="Tabelle1.A2" office:value-type="string">
            <text:p text:style-name="P19">1</text:p>
          </table:table-cell>
          <table:table-cell table:style-name="Tabelle1.F2" office:value-type="string">
            <text:p text:style-name="P19">Subtraktion <text:span text:style-name="T12">F = A <text:s/>- B</text:span></text:p>
          </table:table-cell>
        </table:table-row>
        <text:soft-page-break/>
        <table:table-row>
          <table:table-cell table:style-name="Tabelle1.A2" office:value-type="string">
            <text:p text:style-name="P19">0</text:p>
          </table:table-cell>
          <table:table-cell table:style-name="Tabelle1.A2" office:value-type="string">
            <text:p text:style-name="P19">1 </text:p>
          </table:table-cell>
          <table:table-cell table:style-name="Tabelle1.A2" office:value-type="string">
            <text:p text:style-name="P19">0</text:p>
          </table:table-cell>
          <table:table-cell table:style-name="Tabelle1.A2" office:value-type="string">
            <text:p text:style-name="P19">1</text:p>
          </table:table-cell>
          <table:table-cell table:style-name="Tabelle1.A2" office:value-type="string">
            <text:p text:style-name="P19">0</text:p>
          </table:table-cell>
          <table:table-cell table:style-name="Tabelle1.F2" office:value-type="string">
            <text:p text:style-name="P34">F = ! A</text:p>
          </table:table-cell>
        </table:table-row>
        <table:table-row>
          <table:table-cell table:style-name="Tabelle1.A2" office:value-type="string">
            <text:p text:style-name="P19">0</text:p>
          </table:table-cell>
          <table:table-cell table:style-name="Tabelle1.A2" office:value-type="string">
            <text:p text:style-name="P19">1</text:p>
          </table:table-cell>
          <table:table-cell table:style-name="Tabelle1.A2" office:value-type="string">
            <text:p text:style-name="P19">0</text:p>
          </table:table-cell>
          <table:table-cell table:style-name="Tabelle1.A2" office:value-type="string">
            <text:p text:style-name="P19">1</text:p>
          </table:table-cell>
          <table:table-cell table:style-name="Tabelle1.A2" office:value-type="string">
            <text:p text:style-name="P19">1</text:p>
          </table:table-cell>
          <table:table-cell table:style-name="Tabelle1.F2" office:value-type="string">
            <text:p text:style-name="P19">Negation <text:span text:style-name="T12">F = <text:s/>-A</text:span></text:p>
          </table:table-cell>
        </table:table-row>
        <table:table-row>
          <table:table-cell table:style-name="Tabelle1.A2" office:value-type="string">
            <text:p text:style-name="P19">0</text:p>
          </table:table-cell>
          <table:table-cell table:style-name="Tabelle1.A2" office:value-type="string">
            <text:p text:style-name="P19">1</text:p>
          </table:table-cell>
          <table:table-cell table:style-name="Tabelle1.A2" office:value-type="string">
            <text:p text:style-name="P19">0</text:p>
          </table:table-cell>
          <table:table-cell table:style-name="Tabelle1.A2" office:value-type="string">
            <text:p text:style-name="P19">0</text:p>
          </table:table-cell>
          <table:table-cell table:style-name="Tabelle1.A2" office:value-type="string">
            <text:p text:style-name="P19">1</text:p>
          </table:table-cell>
          <table:table-cell table:style-name="Tabelle1.F2" office:value-type="string">
            <text:p text:style-name="P19">Increment <text:span text:style-name="T12">F = A + 1</text:span></text:p>
          </table:table-cell>
        </table:table-row>
        <table:table-row>
          <table:table-cell table:style-name="Tabelle1.A2" office:value-type="string">
            <text:p text:style-name="P19">0</text:p>
          </table:table-cell>
          <table:table-cell table:style-name="Tabelle1.A2" office:value-type="string">
            <text:p text:style-name="P19">1</text:p>
          </table:table-cell>
          <table:table-cell table:style-name="Tabelle1.A2" office:value-type="string">
            <text:p text:style-name="P19">1</text:p>
          </table:table-cell>
          <table:table-cell table:style-name="Tabelle1.A2" office:value-type="string">
            <text:p text:style-name="P19">0</text:p>
          </table:table-cell>
          <table:table-cell table:style-name="Tabelle1.A2" office:value-type="string">
            <text:p text:style-name="P19">1</text:p>
          </table:table-cell>
          <table:table-cell table:style-name="Tabelle1.F2" office:value-type="string">
            <text:p text:style-name="P19">Decrement <text:span text:style-name="T12">F = A - 1 </text:span></text:p>
          </table:table-cell>
        </table:table-row>
        <table:table-row>
          <table:table-cell table:style-name="Tabelle1.A2" office:value-type="string">
            <text:p text:style-name="P23">1</text:p>
          </table:table-cell>
          <table:table-cell table:style-name="Tabelle1.A2" office:value-type="string">
            <text:p text:style-name="P23">0</text:p>
          </table:table-cell>
          <table:table-cell table:style-name="Tabelle1.A2" office:value-type="string">
            <text:p text:style-name="P23">0</text:p>
          </table:table-cell>
          <table:table-cell table:style-name="Tabelle1.A2" office:value-type="string">
            <text:p text:style-name="P23">0</text:p>
          </table:table-cell>
          <table:table-cell table:style-name="Tabelle1.A2" office:value-type="string">
            <text:p text:style-name="P23">0</text:p>
          </table:table-cell>
          <table:table-cell table:style-name="Tabelle1.F2" office:value-type="string">
            <text:p text:style-name="P23">F = A</text:p>
          </table:table-cell>
        </table:table-row>
      </table:table>
      <text:p text:style-name="P16"/>
      <text:p text:style-name="P18">Das Grundschaltbild einer ALU sieht dann so aus</text:p>
      <text:p text:style-name="P18"><draw:g text:anchor-type="paragraph" draw:z-index="14" draw:style-name="gr1"><draw:g draw:style-name="gr6"><draw:custom-shape draw:name="Form5" draw:style-name="gr50" svg:width="5.151cm" svg:height="4.451cm" svg:x="6.281cm" svg:y="0.10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8" draw:style-name="gr51" draw:text-style-name="P44" svg:width="2.186cm" svg:height="1.971cm" svg:x="7.797cm" svg:y="0.10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frame draw:name="Form5" draw:style-name="gr52" draw:text-style-name="P37" svg:width="0.989cm" svg:height="0.953cm" svg:x="6.809cm" svg:y="0.102cm"><draw:text-box><text:p>An</text:p></draw:text-box></draw:frame><draw:frame draw:name="Form5" draw:style-name="gr52" draw:text-style-name="P37" svg:width="0.989cm" svg:height="0.953cm" svg:x="10.444cm" svg:y="0.102cm"><draw:text-box><text:p>Bn</text:p></draw:text-box></draw:frame><draw:frame draw:name="Form5" draw:style-name="gr52" draw:text-style-name="P37" svg:width="0.989cm" svg:height="0.953cm" svg:x="8.679cm" svg:y="3.983cm"><draw:text-box><text:p>Fn</text:p></draw:text-box></draw:frame><draw:frame draw:name="Form5" draw:style-name="gr52" draw:text-style-name="P37" svg:width="0.989cm" svg:height="0.953cm" svg:x="5.821cm" svg:y="1.919cm"><draw:text-box><text:p>S</text:p></draw:text-box></draw:frame><draw:frame draw:name="Form5" draw:style-name="gr52" draw:text-style-name="P37" svg:width="0.989cm" svg:height="0.953cm" svg:x="8.432cm" svg:y="2.501cm"><draw:text-box><text:p>ALU</text:p></draw:text-box></draw:frame><draw:frame draw:name="Form5" draw:style-name="gr52" draw:text-style-name="P37" svg:width="0.989cm" svg:height="0.953cm" svg:x="8.784cm" svg:y="0.102cm"><draw:text-box><text:p>C</text:p></draw:text-box></draw:frame><draw:line draw:name="Form8" draw:style-name="gr3" draw:text-style-name="P36" svg:x1="8.784cm" svg:y1="0.562cm" svg:x2="8.786cm" svg:y2="1.892cm"><text:p/></draw:line><draw:line draw:name="Form8" draw:style-name="gr3" draw:text-style-name="P36" svg:x1="5.997cm" svg:y1="2.449cm" svg:x2="6.985cm" svg:y2="2.472cm"><text:p/></draw:line></draw:g></text:p>
      <text:p text:style-name="P18"/>
      <text:p text:style-name="P18"/>
      <text:p text:style-name="P18"/>
      <text:p text:style-name="P18"/>
      <text:p text:style-name="P18"/>
      <text:p text:style-name="P17">Fertige 4-Bit ALUs gibt es auch zu kaufen und laufen unter der Bezeichnung 74181 oder 74S381. <text:span text:style-name="T11">Hier einige Beispieloperation des 74181 Bausteines</text:span></text:p>
      <table:table table:name="ALU74181" table:style-name="ALU74181">
        <table:table-column table:style-name="ALU74181.A" table:number-columns-repeated="2"/>
        <table:table-column table:style-name="ALU74181.C"/>
        <table:table-column table:style-name="ALU74181.D"/>
        <table:table-column table:style-name="ALU74181.E"/>
        <table:table-column table:style-name="ALU74181.F"/>
        <table:table-column table:style-name="ALU74181.G"/>
        <table:table-row>
          <table:table-cell table:style-name="ALU74181.A1" table:number-columns-spanned="4" office:value-type="string">
            <text:p text:style-name="P22">Steuerleitungen</text:p>
          </table:table-cell>
          <table:covered-table-cell/>
          <table:covered-table-cell/>
          <table:covered-table-cell/>
          <table:table-cell table:style-name="ALU74181.A1" table:number-rows-spanned="2" office:value-type="string">
            <text:p text:style-name="P22">Logische Operationen M = 1</text:p>
          </table:table-cell>
          <table:table-cell table:style-name="ALU74181.F1" table:number-columns-spanned="2" office:value-type="string">
            <text:p text:style-name="P22">Arithmetische Operationen M = 0</text:p>
          </table:table-cell>
          <table:covered-table-cell/>
        </table:table-row>
        <table:table-row>
          <table:table-cell table:style-name="ALU74181.A2" office:value-type="string">
            <text:p text:style-name="P22">S0</text:p>
          </table:table-cell>
          <table:table-cell table:style-name="ALU74181.A2" office:value-type="string">
            <text:p text:style-name="P22">S1</text:p>
          </table:table-cell>
          <table:table-cell table:style-name="ALU74181.A2" office:value-type="string">
            <text:p text:style-name="P22">S2</text:p>
          </table:table-cell>
          <table:table-cell table:style-name="ALU74181.A2" office:value-type="string">
            <text:p text:style-name="P22">S3</text:p>
          </table:table-cell>
          <table:covered-table-cell/>
          <table:table-cell table:style-name="ALU74181.A2" office:value-type="string">
            <text:p text:style-name="P22">!Cn = 0</text:p>
          </table:table-cell>
          <table:table-cell table:style-name="ALU74181.G2" office:value-type="string">
            <text:p text:style-name="P22">!Cn = 1</text:p>
          </table:table-cell>
        </table:table-row>
        <table:table-row>
          <table:table-cell table:style-name="ALU74181.A7" office:value-type="string">
            <text:p text:style-name="P24">0</text:p>
          </table:table-cell>
          <table:table-cell table:style-name="ALU74181.B7" office:value-type="string">
            <text:p text:style-name="P24">0</text:p>
          </table:table-cell>
          <table:table-cell table:style-name="ALU74181.C7" office:value-type="string">
            <text:p text:style-name="P24">0</text:p>
          </table:table-cell>
          <table:table-cell table:style-name="ALU74181.D7" office:value-type="string">
            <text:p text:style-name="P24">0</text:p>
          </table:table-cell>
          <table:table-cell table:style-name="ALU74181.E7" office:value-type="string">
            <text:p text:style-name="P24"><text:span text:style-name="T12">F</text:span> = !<text:span text:style-name="T12">A</text:span></text:p>
          </table:table-cell>
          <table:table-cell table:style-name="ALU74181.F7" office:value-type="string">
            <text:p text:style-name="P24"><text:span text:style-name="T12">F</text:span> = <text:span text:style-name="T12">A</text:span> + 1</text:p>
          </table:table-cell>
          <table:table-cell table:style-name="ALU74181.G3" office:value-type="string">
            <text:p text:style-name="P24"><text:span text:style-name="T12">F</text:span> = A</text:p>
          </table:table-cell>
        </table:table-row>
        <table:table-row>
          <table:table-cell table:style-name="ALU74181.A7" office:value-type="string">
            <text:p text:style-name="P24">0</text:p>
          </table:table-cell>
          <table:table-cell table:style-name="ALU74181.B7" office:value-type="string">
            <text:p text:style-name="P24">0</text:p>
          </table:table-cell>
          <table:table-cell table:style-name="ALU74181.C7" office:value-type="string">
            <text:p text:style-name="P24">0</text:p>
          </table:table-cell>
          <table:table-cell table:style-name="ALU74181.D7" office:value-type="string">
            <text:p text:style-name="P24">1</text:p>
          </table:table-cell>
          <table:table-cell table:style-name="ALU74181.E7" office:value-type="string">
            <text:p text:style-name="P24"><text:span text:style-name="T12">F</text:span> = ! ( <text:span text:style-name="T12">A</text:span> | <text:span text:style-name="T12">B</text:span> )</text:p>
          </table:table-cell>
          <table:table-cell table:style-name="ALU74181.F7" office:value-type="string">
            <text:p text:style-name="P24"><text:span text:style-name="T12">F</text:span> = ( <text:span text:style-name="T12">A</text:span> | <text:span text:style-name="T12">B</text:span> ) + 1 </text:p>
          </table:table-cell>
          <table:table-cell table:style-name="ALU74181.G4" office:value-type="string">
            <text:p text:style-name="P24"><text:span text:style-name="T12">F</text:span> = ( <text:span text:style-name="T12">A</text:span> | <text:span text:style-name="T12">B</text:span> )</text:p>
          </table:table-cell>
        </table:table-row>
        <table:table-row>
          <table:table-cell table:style-name="ALU74181.A7" office:value-type="string">
            <text:p text:style-name="P24">0</text:p>
          </table:table-cell>
          <table:table-cell table:style-name="ALU74181.B7" office:value-type="string">
            <text:p text:style-name="P24">0</text:p>
          </table:table-cell>
          <table:table-cell table:style-name="ALU74181.C7" office:value-type="string">
            <text:p text:style-name="P24">1</text:p>
          </table:table-cell>
          <table:table-cell table:style-name="ALU74181.D7" office:value-type="string">
            <text:p text:style-name="P24">0</text:p>
          </table:table-cell>
          <table:table-cell table:style-name="ALU74181.E7" office:value-type="string">
            <text:p text:style-name="P24"><text:span text:style-name="T12">F</text:span> = !<text:span text:style-name="T12">A</text:span> &amp; <text:span text:style-name="T12">B</text:span></text:p>
          </table:table-cell>
          <table:table-cell table:style-name="ALU74181.F7" office:value-type="string">
            <text:p text:style-name="P24"><text:span text:style-name="T12">F</text:span> = (<text:span text:style-name="T12">A</text:span> | !<text:span text:style-name="T12">B</text:span> ) + 1</text:p>
          </table:table-cell>
          <table:table-cell table:style-name="ALU74181.G5" office:value-type="string">
            <text:p text:style-name="P24"><text:span text:style-name="T12">F</text:span> = ( <text:span text:style-name="T12">A</text:span> | !<text:span text:style-name="T12">B</text:span> )</text:p>
          </table:table-cell>
        </table:table-row>
        <table:table-row>
          <table:table-cell table:style-name="ALU74181.A7" office:value-type="string">
            <text:p text:style-name="P24">0</text:p>
          </table:table-cell>
          <table:table-cell table:style-name="ALU74181.B7" office:value-type="string">
            <text:p text:style-name="P24">0</text:p>
          </table:table-cell>
          <table:table-cell table:style-name="ALU74181.C7" office:value-type="string">
            <text:p text:style-name="P24">1</text:p>
          </table:table-cell>
          <table:table-cell table:style-name="ALU74181.D7" office:value-type="string">
            <text:p text:style-name="P24">1</text:p>
          </table:table-cell>
          <table:table-cell table:style-name="ALU74181.E7" office:value-type="string">
            <text:p text:style-name="P24"><text:span text:style-name="T12">F</text:span> = 0</text:p>
          </table:table-cell>
          <table:table-cell table:style-name="ALU74181.F7" office:value-type="string">
            <text:p text:style-name="P24"><text:span text:style-name="T12">F</text:span> = 0</text:p>
          </table:table-cell>
          <table:table-cell table:style-name="ALU74181.G6" office:value-type="string">
            <text:p text:style-name="P24"><text:span text:style-name="T12">F</text:span> = -1</text:p>
          </table:table-cell>
        </table:table-row>
        <table:table-row>
          <table:table-cell table:style-name="ALU74181.A7" office:value-type="string">
            <text:p text:style-name="P24">0</text:p>
          </table:table-cell>
          <table:table-cell table:style-name="ALU74181.B7" office:value-type="string">
            <text:p text:style-name="P24">1</text:p>
          </table:table-cell>
          <table:table-cell table:style-name="ALU74181.C7" office:value-type="string">
            <text:p text:style-name="P24">0</text:p>
          </table:table-cell>
          <table:table-cell table:style-name="ALU74181.D7" office:value-type="string">
            <text:p text:style-name="P24">0</text:p>
          </table:table-cell>
          <table:table-cell table:style-name="ALU74181.E7" office:value-type="string">
            <text:p text:style-name="P24"><text:span text:style-name="T12">F</text:span> = !(<text:span text:style-name="T12">A</text:span> &amp; <text:span text:style-name="T12">B</text:span>)</text:p>
          </table:table-cell>
          <table:table-cell table:style-name="ALU74181.F7" office:value-type="string">
            <text:p text:style-name="P24"><text:span text:style-name="T12">F</text:span> = <text:span text:style-name="T12">A</text:span> + (<text:span text:style-name="T12">A</text:span> &amp; !<text:span text:style-name="T12">A</text:span>)+1</text:p>
          </table:table-cell>
          <table:table-cell table:style-name="ALU74181.G7" office:value-type="string">
            <text:p text:style-name="P24"><text:span text:style-name="T12">F</text:span> = <text:span text:style-name="T12">A</text:span> + (<text:span text:style-name="T12">A</text:span> &amp; !<text:span text:style-name="T12">B</text:span>)</text:p>
          </table:table-cell>
        </table:table-row>
        <table:table-row table:style-name="ALU74181.8">
          <table:table-cell table:style-name="ALU74181.A8" office:value-type="string">
            <text:p text:style-name="P24">0</text:p>
          </table:table-cell>
          <table:table-cell table:style-name="ALU74181.B8" office:value-type="string">
            <text:p text:style-name="P24">1</text:p>
          </table:table-cell>
          <table:table-cell table:style-name="ALU74181.C8" office:value-type="string">
            <text:p text:style-name="P24">0</text:p>
          </table:table-cell>
          <table:table-cell table:style-name="ALU74181.D8" office:value-type="string">
            <text:p text:style-name="P24">1</text:p>
          </table:table-cell>
          <table:table-cell table:style-name="ALU74181.E8" office:value-type="string">
            <text:p text:style-name="P24"><text:span text:style-name="T12">F</text:span> = !<text:span text:style-name="T12">B</text:span></text:p>
          </table:table-cell>
          <table:table-cell table:style-name="ALU74181.F8" office:value-type="string">
            <text:p text:style-name="P24"><text:span text:style-name="T12">F</text:span> = (<text:span text:style-name="T12">A</text:span> | <text:span text:style-name="T12">B</text:span>) + (<text:span text:style-name="T12">A</text:span> &amp; !<text:span text:style-name="T12">B</text:span>)+1</text:p>
          </table:table-cell>
          <table:table-cell table:style-name="ALU74181.G8" office:value-type="string">
            <text:p text:style-name="P24"><text:span text:style-name="T12">F</text:span> = (<text:span text:style-name="T12">A</text:span> | <text:span text:style-name="T12">B</text:span>) + (<text:span text:style-name="T12">A</text:span> &amp; !<text:span text:style-name="T12">B)</text:span></text:p>
          </table:table-cell>
        </table:table-row>
      </table:table>
      <text:p text:style-name="P17"/>
      <text:p text:style-name="P31">Datei <text:span text:style-name="T15">für LogiSim</text:span>: <text:s/><text:span text:style-name="T14">http://www.cburch.com/logisim</text:span></text:p>
      <text:p text:style-name="P29">&lt;?xml version="1.0" encoding="UTF-8" standalone="no"?&gt;</text:p>
      <text:p text:style-name="P29">&lt;project source="2.7.1" version="1.0"&gt;</text:p>
      <text:p text:style-name="P29">This file is intended to be loaded by Logisim (http://www.cburch.com/logisim/).</text:p>
      <text:p text:style-name="P29">&lt;lib desc="#Wiring" name="0"&gt;</text:p>
      <text:p text:style-name="P29"><text:s text:c="4"/>&lt;tool name="Clock"&gt;</text:p>
      <text:p text:style-name="P29"><text:s text:c="6"/>&lt;a name="labelloc" val="north"/&gt;</text:p>
      <text:p text:style-name="P29"><text:s text:c="6"/>&lt;a name="labelfont" val="SansSerif bold 14"/&gt;</text:p>
      <text:p text:style-name="P29"><text:s text:c="4"/>&lt;/tool&gt;</text:p>
      <text:p text:style-name="P29"><text:s text:c="2"/>&lt;/lib&gt;</text:p>
      <text:p text:style-name="P29"><text:s text:c="2"/>&lt;lib desc="#Gates" name="1"/&gt;</text:p>
      <text:p text:style-name="P29"><text:s text:c="2"/>&lt;lib desc="#Plexers" name="2"/&gt;</text:p>
      <text:p text:style-name="P29"><text:s text:c="2"/>&lt;lib desc="#Arithmetic" name="3"/&gt;</text:p>
      <text:p text:style-name="P29"><text:s text:c="2"/>&lt;lib desc="#Memory" name="4"&gt;</text:p>
      <text:p text:style-name="P29"><text:s text:c="4"/>&lt;tool name="ROM"&gt;</text:p>
      <text:p text:style-name="P29"><text:s text:c="6"/>&lt;a name="contents"&gt;addr/data: 8 8</text:p>
      <text:p text:style-name="P29">0</text:p>
      <text:p text:style-name="P29">&lt;/a&gt;</text:p>
      <text:p text:style-name="P29"><text:s text:c="4"/>&lt;/tool&gt;</text:p>
      <text:p text:style-name="P29"><text:s text:c="2"/>&lt;/lib&gt;</text:p>
      <text:p text:style-name="P29"><text:s text:c="2"/>&lt;lib desc="#I/O" name="5"/&gt;</text:p>
      <text:p text:style-name="P29"><text:s text:c="2"/>&lt;lib desc="#Base" name="6"&gt;</text:p>
      <text:p text:style-name="P29"><text:s text:c="4"/>&lt;tool name="Text Tool"&gt;</text:p>
      <text:p text:style-name="P29"><text:s text:c="6"/>&lt;a name="text" val=""/&gt;</text:p>
      <text:p text:style-name="P29"><text:s text:c="6"/>&lt;a name="font" val="SansSerif plain 12"/&gt;</text:p>
      <text:p text:style-name="P29"><text:soft-page-break/><text:s text:c="6"/>&lt;a name="halign" val="center"/&gt;</text:p>
      <text:p text:style-name="P29"><text:s text:c="6"/>&lt;a name="valign" val="base"/&gt;</text:p>
      <text:p text:style-name="P29"><text:s text:c="4"/>&lt;/tool&gt;</text:p>
      <text:p text:style-name="P29"><text:s text:c="2"/>&lt;/lib&gt;</text:p>
      <text:p text:style-name="P29"><text:s text:c="2"/>&lt;main name="main"/&gt;</text:p>
      <text:p text:style-name="P29"><text:s text:c="2"/>&lt;options&gt;</text:p>
      <text:p text:style-name="P29"><text:s text:c="4"/>&lt;a name="gateUndefined" val="ignore"/&gt;</text:p>
      <text:p text:style-name="P29"><text:s text:c="4"/>&lt;a name="simlimit" val="1000"/&gt;</text:p>
      <text:p text:style-name="P29"><text:s text:c="4"/>&lt;a name="simrand" val="0"/&gt;</text:p>
      <text:p text:style-name="P29"><text:s text:c="2"/>&lt;/options&gt;</text:p>
      <text:p text:style-name="P29"><text:s text:c="2"/>&lt;mappings&gt;</text:p>
      <text:p text:style-name="P29"><text:s text:c="4"/>&lt;tool lib="6" map="Button2" name="Menu Tool"/&gt;</text:p>
      <text:p text:style-name="P29"><text:s text:c="4"/>&lt;tool lib="6" map="Button3" name="Menu Tool"/&gt;</text:p>
      <text:p text:style-name="P29"><text:s text:c="4"/>&lt;tool lib="6" map="Ctrl Button1" name="Menu Tool"/&gt;</text:p>
      <text:p text:style-name="P29"><text:s text:c="2"/>&lt;/mappings&gt;</text:p>
      <text:p text:style-name="P29"><text:s text:c="2"/>&lt;toolbar&gt;</text:p>
      <text:p text:style-name="P29"><text:s text:c="4"/>&lt;tool lib="6" name="Poke Tool"/&gt;</text:p>
      <text:p text:style-name="P29"><text:s text:c="4"/>&lt;tool lib="6" name="Edit Tool"/&gt;</text:p>
      <text:p text:style-name="P29"><text:s text:c="4"/>&lt;tool lib="6" name="Text Tool"&gt;</text:p>
      <text:p text:style-name="P29"><text:s text:c="6"/>&lt;a name="text" val=""/&gt;</text:p>
      <text:p text:style-name="P29"><text:s text:c="6"/>&lt;a name="font" val="SansSerif plain 12"/&gt;</text:p>
      <text:p text:style-name="P29"><text:s text:c="6"/>&lt;a name="halign" val="center"/&gt;</text:p>
      <text:p text:style-name="P29"><text:s text:c="6"/>&lt;a name="valign" val="base"/&gt;</text:p>
      <text:p text:style-name="P29"><text:s text:c="4"/>&lt;/tool&gt;</text:p>
      <text:p text:style-name="P29"><text:s text:c="4"/>&lt;sep/&gt;</text:p>
      <text:p text:style-name="P29"><text:s text:c="4"/>&lt;tool lib="0" name="Pin"&gt;</text:p>
      <text:p text:style-name="P29"><text:soft-page-break/><text:s text:c="6"/>&lt;a name="tristate" val="false"/&gt;</text:p>
      <text:p text:style-name="P29"><text:s text:c="4"/>&lt;/tool&gt;</text:p>
      <text:p text:style-name="P29"><text:s text:c="4"/>&lt;tool lib="0" name="Pin"&gt;</text:p>
      <text:p text:style-name="P29"><text:s text:c="6"/>&lt;a name="facing" val="west"/&gt;</text:p>
      <text:p text:style-name="P29"><text:s text:c="6"/>&lt;a name="output" val="true"/&gt;</text:p>
      <text:p text:style-name="P29"><text:s text:c="6"/>&lt;a name="labelloc" val="east"/&gt;</text:p>
      <text:p text:style-name="P29"><text:s text:c="4"/>&lt;/tool&gt;</text:p>
      <text:p text:style-name="P29"><text:s text:c="4"/>&lt;tool lib="1" name="NOT Gate"/&gt;</text:p>
      <text:p text:style-name="P29"><text:s text:c="4"/>&lt;tool lib="1" name="AND Gate"/&gt;</text:p>
      <text:p text:style-name="P29"><text:s text:c="4"/>&lt;tool lib="1" name="OR Gate"/&gt;</text:p>
      <text:p text:style-name="P29"><text:s text:c="2"/>&lt;/toolbar&gt;</text:p>
      <text:p text:style-name="P29"><text:s text:c="2"/>&lt;circuit name="main"&gt;</text:p>
      <text:p text:style-name="P29"><text:s text:c="4"/>&lt;a name="circuit" val="main"/&gt;</text:p>
      <text:p text:style-name="P29"><text:s text:c="4"/>&lt;a name="clabel" val=""/&gt;</text:p>
      <text:p text:style-name="P29"><text:s text:c="4"/>&lt;a name="clabelup" val="east"/&gt;</text:p>
      <text:p text:style-name="P29"><text:s text:c="4"/>&lt;a name="clabelfont" val="SansSerif plain 12"/&gt;</text:p>
      <text:p text:style-name="P29"><text:s text:c="2"/>&lt;/circuit&gt;</text:p>
      <text:p text:style-name="P29"><text:s text:c="2"/>&lt;circuit name="NAND (AND+NOT)"&gt;</text:p>
      <text:p text:style-name="P29"><text:s text:c="4"/>&lt;a name="circuit" val="NAND (AND+NOT)"/&gt;</text:p>
      <text:p text:style-name="P29"><text:s text:c="4"/>&lt;a name="clabel" val=""/&gt;</text:p>
      <text:p text:style-name="P29"><text:s text:c="4"/>&lt;a name="clabelup" val="east"/&gt;</text:p>
      <text:p text:style-name="P29"><text:s text:c="4"/>&lt;a name="clabelfont" val="SansSerif plain 12"/&gt;</text:p>
      <text:p text:style-name="P29"><text:s text:c="4"/>&lt;wire from="(290,130)" to="(300,130)"/&gt;</text:p>
      <text:p text:style-name="P29"><text:s text:c="4"/>&lt;wire from="(250,130)" to="(260,130)"/&gt;</text:p>
      <text:p text:style-name="P29"><text:s text:c="4"/>&lt;wire from="(180,110)" to="(200,110)"/&gt;</text:p>
      <text:p text:style-name="P29"><text:s text:c="4"/>&lt;wire from="(180,150)" to="(200,150)"/&gt;</text:p>
      <text:p text:style-name="P29"><text:soft-page-break/><text:s text:c="4"/>&lt;comp lib="1" loc="(290,130)" name="NOT Gate"/&gt;</text:p>
      <text:p text:style-name="P29"><text:s text:c="4"/>&lt;comp lib="0" loc="(300,130)" name="Pin"&gt;</text:p>
      <text:p text:style-name="P29"><text:s text:c="6"/>&lt;a name="facing" val="west"/&gt;</text:p>
      <text:p text:style-name="P29"><text:s text:c="6"/>&lt;a name="output" val="true"/&gt;</text:p>
      <text:p text:style-name="P29"><text:s text:c="6"/>&lt;a name="tristate" val="false"/&gt;</text:p>
      <text:p text:style-name="P29"><text:s text:c="6"/>&lt;a name="label" val="Z"/&gt;</text:p>
      <text:p text:style-name="P29"><text:s text:c="6"/>&lt;a name="labelloc" val="east"/&gt;</text:p>
      <text:p text:style-name="P29"><text:s text:c="4"/>&lt;/comp&gt;</text:p>
      <text:p text:style-name="P29"><text:s text:c="4"/>&lt;comp lib="0" loc="(180,150)" name="Pin"&gt;</text:p>
      <text:p text:style-name="P29"><text:s text:c="6"/>&lt;a name="tristate" val="false"/&gt;</text:p>
      <text:p text:style-name="P29"><text:s text:c="6"/>&lt;a name="label" val="Y"/&gt;</text:p>
      <text:p text:style-name="P29"><text:s text:c="4"/>&lt;/comp&gt;</text:p>
      <text:p text:style-name="P29"><text:s text:c="4"/>&lt;comp lib="6" loc="(199,82)" name="Text"&gt;</text:p>
      <text:p text:style-name="P29"><text:s text:c="6"/>&lt;a name="text" val="NAND"/&gt;</text:p>
      <text:p text:style-name="P29"><text:s text:c="4"/>&lt;/comp&gt;</text:p>
      <text:p text:style-name="P29"><text:s text:c="4"/>&lt;comp lib="1" loc="(250,130)" name="AND Gate"&gt;</text:p>
      <text:p text:style-name="P29"><text:s text:c="6"/>&lt;a name="inputs" val="2"/&gt;</text:p>
      <text:p text:style-name="P29"><text:s text:c="4"/>&lt;/comp&gt;</text:p>
      <text:p text:style-name="P29"><text:s text:c="4"/>&lt;comp lib="0" loc="(180,110)" name="Pin"&gt;</text:p>
      <text:p text:style-name="P29"><text:s text:c="6"/>&lt;a name="tristate" val="false"/&gt;</text:p>
      <text:p text:style-name="P29"><text:s text:c="6"/>&lt;a name="label" val="X"/&gt;</text:p>
      <text:p text:style-name="P29"><text:s text:c="4"/>&lt;/comp&gt;</text:p>
      <text:p text:style-name="P29"><text:s text:c="2"/>&lt;/circuit&gt;</text:p>
      <text:p text:style-name="P29"><text:s text:c="2"/>&lt;circuit name="NOT (NAND)"&gt;</text:p>
      <text:p text:style-name="P29"><text:s text:c="4"/>&lt;a name="circuit" val="NOT (NAND)"/&gt;</text:p>
      <text:p text:style-name="P29"><text:s text:c="4"/>&lt;a name="clabel" val=""/&gt;</text:p>
      <text:p text:style-name="P29"><text:soft-page-break/><text:s text:c="4"/>&lt;a name="clabelup" val="east"/&gt;</text:p>
      <text:p text:style-name="P29"><text:s text:c="4"/>&lt;a name="clabelfont" val="SansSerif plain 12"/&gt;</text:p>
      <text:p text:style-name="P29"><text:s text:c="4"/>&lt;wire from="(140,100)" to="(140,110)"/&gt;</text:p>
      <text:p text:style-name="P29"><text:s text:c="4"/>&lt;wire from="(120,110)" to="(140,110)"/&gt;</text:p>
      <text:p text:style-name="P29"><text:s text:c="4"/>&lt;wire from="(140,100)" to="(160,100)"/&gt;</text:p>
      <text:p text:style-name="P29"><text:s text:c="4"/>&lt;wire from="(140,110)" to="(160,110)"/&gt;</text:p>
      <text:p text:style-name="P29"><text:s text:c="4"/>&lt;wire from="(190,100)" to="(210,100)"/&gt;</text:p>
      <text:p text:style-name="P29"><text:s text:c="4"/>&lt;comp lib="6" loc="(157,61)" name="Text"&gt;</text:p>
      <text:p text:style-name="P29"><text:s text:c="6"/>&lt;a name="text" val="NOT"/&gt;</text:p>
      <text:p text:style-name="P29"><text:s text:c="4"/>&lt;/comp&gt;</text:p>
      <text:p text:style-name="P29"><text:s text:c="4"/>&lt;comp lib="0" loc="(210,100)" name="Pin"&gt;</text:p>
      <text:p text:style-name="P29"><text:s text:c="6"/>&lt;a name="facing" val="west"/&gt;</text:p>
      <text:p text:style-name="P29"><text:s text:c="6"/>&lt;a name="output" val="true"/&gt;</text:p>
      <text:p text:style-name="P29"><text:s text:c="6"/>&lt;a name="tristate" val="false"/&gt;</text:p>
      <text:p text:style-name="P29"><text:s text:c="6"/>&lt;a name="labelloc" val="east"/&gt;</text:p>
      <text:p text:style-name="P29"><text:s text:c="4"/>&lt;/comp&gt;</text:p>
      <text:p text:style-name="P29"><text:s text:c="4"/>&lt;comp loc="(190,100)" name="NAND (AND+NOT)"/&gt;</text:p>
      <text:p text:style-name="P29"><text:s text:c="4"/>&lt;comp lib="0" loc="(120,110)" name="Pin"&gt;</text:p>
      <text:p text:style-name="P29"><text:s text:c="6"/>&lt;a name="tristate" val="false"/&gt;</text:p>
      <text:p text:style-name="P29"><text:s text:c="6"/>&lt;a name="label" val="X"/&gt;</text:p>
      <text:p text:style-name="P29"><text:s text:c="4"/>&lt;/comp&gt;</text:p>
      <text:p text:style-name="P29"><text:s text:c="2"/>&lt;/circuit&gt;</text:p>
      <text:p text:style-name="P29"><text:s text:c="2"/>&lt;circuit name="AND (NAND)"&gt;</text:p>
      <text:p text:style-name="P29"><text:s text:c="4"/>&lt;a name="circuit" val="AND (NAND)"/&gt;</text:p>
      <text:p text:style-name="P29"><text:s text:c="4"/>&lt;a name="clabel" val=""/&gt;</text:p>
      <text:p text:style-name="P29"><text:s text:c="4"/>&lt;a name="clabelup" val="east"/&gt;</text:p>
      <text:p text:style-name="P29"><text:soft-page-break/><text:s text:c="4"/>&lt;a name="clabelfont" val="SansSerif plain 12"/&gt;</text:p>
      <text:p text:style-name="P29"><text:s text:c="4"/>&lt;wire from="(90,110)" to="(100,110)"/&gt;</text:p>
      <text:p text:style-name="P29"><text:s text:c="4"/>&lt;wire from="(100,100)" to="(110,100)"/&gt;</text:p>
      <text:p text:style-name="P29"><text:s text:c="4"/>&lt;wire from="(140,90)" to="(180,90)"/&gt;</text:p>
      <text:p text:style-name="P29"><text:s text:c="4"/>&lt;wire from="(100,100)" to="(100,110)"/&gt;</text:p>
      <text:p text:style-name="P29"><text:s text:c="4"/>&lt;wire from="(210,90)" to="(260,90)"/&gt;</text:p>
      <text:p text:style-name="P29"><text:s text:c="4"/>&lt;wire from="(90,90)" to="(110,90)"/&gt;</text:p>
      <text:p text:style-name="P29"><text:s text:c="4"/>&lt;comp loc="(210,90)" name="NOT (NAND)"/&gt;</text:p>
      <text:p text:style-name="P29"><text:s text:c="4"/>&lt;comp lib="6" loc="(132,49)" name="Text"&gt;</text:p>
      <text:p text:style-name="P29"><text:s text:c="6"/>&lt;a name="text" val="AND"/&gt;</text:p>
      <text:p text:style-name="P29"><text:s text:c="4"/>&lt;/comp&gt;</text:p>
      <text:p text:style-name="P29"><text:s text:c="4"/>&lt;comp lib="0" loc="(260,90)" name="Pin"&gt;</text:p>
      <text:p text:style-name="P29"><text:s text:c="6"/>&lt;a name="facing" val="west"/&gt;</text:p>
      <text:p text:style-name="P29"><text:s text:c="6"/>&lt;a name="output" val="true"/&gt;</text:p>
      <text:p text:style-name="P29"><text:s text:c="6"/>&lt;a name="tristate" val="false"/&gt;</text:p>
      <text:p text:style-name="P29"><text:s text:c="6"/>&lt;a name="labelloc" val="east"/&gt;</text:p>
      <text:p text:style-name="P29"><text:s text:c="4"/>&lt;/comp&gt;</text:p>
      <text:p text:style-name="P29"><text:s text:c="4"/>&lt;comp lib="0" loc="(90,90)" name="Pin"&gt;</text:p>
      <text:p text:style-name="P29"><text:s text:c="6"/>&lt;a name="tristate" val="false"/&gt;</text:p>
      <text:p text:style-name="P29"><text:s text:c="6"/>&lt;a name="label" val="X"/&gt;</text:p>
      <text:p text:style-name="P29"><text:s text:c="4"/>&lt;/comp&gt;</text:p>
      <text:p text:style-name="P29"><text:s text:c="4"/>&lt;comp loc="(140,90)" name="NAND (AND+NOT)"/&gt;</text:p>
      <text:p text:style-name="P29"><text:s text:c="4"/>&lt;comp lib="0" loc="(90,110)" name="Pin"&gt;</text:p>
      <text:p text:style-name="P29"><text:s text:c="6"/>&lt;a name="tristate" val="false"/&gt;</text:p>
      <text:p text:style-name="P29"><text:s text:c="6"/>&lt;a name="label" val="Y"/&gt;</text:p>
      <text:p text:style-name="P29"><text:s text:c="4"/>&lt;/comp&gt;</text:p>
      <text:p text:style-name="P29"><text:soft-page-break/><text:s text:c="2"/>&lt;/circuit&gt;</text:p>
      <text:p text:style-name="P29"><text:s text:c="2"/>&lt;circuit name="OR (NAND)"&gt;</text:p>
      <text:p text:style-name="P29"><text:s text:c="4"/>&lt;a name="circuit" val="OR (NAND)"/&gt;</text:p>
      <text:p text:style-name="P29"><text:s text:c="4"/>&lt;a name="clabel" val=""/&gt;</text:p>
      <text:p text:style-name="P29"><text:s text:c="4"/>&lt;a name="clabelup" val="east"/&gt;</text:p>
      <text:p text:style-name="P29"><text:s text:c="4"/>&lt;a name="clabelfont" val="SansSerif plain 12"/&gt;</text:p>
      <text:p text:style-name="P29"><text:s text:c="4"/>&lt;wire from="(160,140)" to="(190,140)"/&gt;</text:p>
      <text:p text:style-name="P29"><text:s text:c="4"/>&lt;wire from="(160,100)" to="(190,100)"/&gt;</text:p>
      <text:p text:style-name="P29"><text:s text:c="4"/>&lt;wire from="(260,120)" to="(290,120)"/&gt;</text:p>
      <text:p text:style-name="P29"><text:s text:c="4"/>&lt;wire from="(260,110)" to="(290,110)"/&gt;</text:p>
      <text:p text:style-name="P29"><text:s text:c="4"/>&lt;wire from="(320,110)" to="(350,110)"/&gt;</text:p>
      <text:p text:style-name="P29"><text:s text:c="4"/>&lt;wire from="(260,120)" to="(260,140)"/&gt;</text:p>
      <text:p text:style-name="P29"><text:s text:c="4"/>&lt;wire from="(260,100)" to="(260,110)"/&gt;</text:p>
      <text:p text:style-name="P29"><text:s text:c="4"/>&lt;wire from="(220,140)" to="(260,140)"/&gt;</text:p>
      <text:p text:style-name="P29"><text:s text:c="4"/>&lt;wire from="(220,100)" to="(260,100)"/&gt;</text:p>
      <text:p text:style-name="P29"><text:s text:c="4"/>&lt;comp loc="(220,140)" name="NOT (NAND)"/&gt;</text:p>
      <text:p text:style-name="P29"><text:s text:c="4"/>&lt;comp lib="0" loc="(350,110)" name="Pin"&gt;</text:p>
      <text:p text:style-name="P29"><text:s text:c="6"/>&lt;a name="facing" val="west"/&gt;</text:p>
      <text:p text:style-name="P29"><text:s text:c="6"/>&lt;a name="output" val="true"/&gt;</text:p>
      <text:p text:style-name="P29"><text:s text:c="6"/>&lt;a name="tristate" val="false"/&gt;</text:p>
      <text:p text:style-name="P29"><text:s text:c="6"/>&lt;a name="label" val="Z"/&gt;</text:p>
      <text:p text:style-name="P29"><text:s text:c="6"/>&lt;a name="labelloc" val="east"/&gt;</text:p>
      <text:p text:style-name="P29"><text:s text:c="4"/>&lt;/comp&gt;</text:p>
      <text:p text:style-name="P29"><text:s text:c="4"/>&lt;comp lib="0" loc="(160,140)" name="Pin"&gt;</text:p>
      <text:p text:style-name="P29"><text:s text:c="6"/>&lt;a name="tristate" val="false"/&gt;</text:p>
      <text:p text:style-name="P29"><text:s text:c="6"/>&lt;a name="label" val="Y"/&gt;</text:p>
      <text:p text:style-name="P29"><text:soft-page-break/><text:s text:c="4"/>&lt;/comp&gt;</text:p>
      <text:p text:style-name="P29"><text:s text:c="4"/>&lt;comp loc="(220,100)" name="NOT (NAND)"/&gt;</text:p>
      <text:p text:style-name="P29"><text:s text:c="4"/>&lt;comp loc="(320,110)" name="NAND (AND+NOT)"/&gt;</text:p>
      <text:p text:style-name="P29"><text:s text:c="4"/>&lt;comp lib="6" loc="(214,51)" name="Text"&gt;</text:p>
      <text:p text:style-name="P29"><text:s text:c="6"/>&lt;a name="text" val="OR"/&gt;</text:p>
      <text:p text:style-name="P29"><text:s text:c="4"/>&lt;/comp&gt;</text:p>
      <text:p text:style-name="P29"><text:s text:c="4"/>&lt;comp lib="0" loc="(160,100)" name="Pin"&gt;</text:p>
      <text:p text:style-name="P29"><text:s text:c="6"/>&lt;a name="tristate" val="false"/&gt;</text:p>
      <text:p text:style-name="P29"><text:s text:c="6"/>&lt;a name="label" val="X"/&gt;</text:p>
      <text:p text:style-name="P29"><text:s text:c="4"/>&lt;/comp&gt;</text:p>
      <text:p text:style-name="P29"><text:s text:c="2"/>&lt;/circuit&gt;</text:p>
      <text:p text:style-name="P29"><text:s text:c="2"/>&lt;circuit name="XOR (NAND)"&gt;</text:p>
      <text:p text:style-name="P29"><text:s text:c="4"/>&lt;a name="circuit" val="XOR (NAND)"/&gt;</text:p>
      <text:p text:style-name="P29"><text:s text:c="4"/>&lt;a name="clabel" val=""/&gt;</text:p>
      <text:p text:style-name="P29"><text:s text:c="4"/>&lt;a name="clabelup" val="east"/&gt;</text:p>
      <text:p text:style-name="P29"><text:s text:c="4"/>&lt;a name="clabelfont" val="SansSerif plain 12"/&gt;</text:p>
      <text:p text:style-name="P29"><text:s text:c="4"/>&lt;wire from="(220,120)" to="(220,130)"/&gt;</text:p>
      <text:p text:style-name="P29"><text:s text:c="4"/>&lt;wire from="(220,70)" to="(220,80)"/&gt;</text:p>
      <text:p text:style-name="P29"><text:s text:c="4"/>&lt;wire from="(310,70)" to="(310,90)"/&gt;</text:p>
      <text:p text:style-name="P29"><text:s text:c="4"/>&lt;wire from="(310,100)" to="(310,120)"/&gt;</text:p>
      <text:p text:style-name="P29"><text:s text:c="4"/>&lt;wire from="(150,40)" to="(150,130)"/&gt;</text:p>
      <text:p text:style-name="P29"><text:s text:c="4"/>&lt;wire from="(110,40)" to="(150,40)"/&gt;</text:p>
      <text:p text:style-name="P29"><text:s text:c="4"/>&lt;wire from="(130,70)" to="(170,70)"/&gt;</text:p>
      <text:p text:style-name="P29"><text:s text:c="4"/>&lt;wire from="(270,70)" to="(310,70)"/&gt;</text:p>
      <text:p text:style-name="P29"><text:s text:c="4"/>&lt;wire from="(270,120)" to="(310,120)"/&gt;</text:p>
      <text:p text:style-name="P29"><text:s text:c="4"/>&lt;wire from="(230,40)" to="(230,70)"/&gt;</text:p>
      <text:p text:style-name="P29"><text:soft-page-break/><text:s text:c="4"/>&lt;wire from="(130,170)" to="(230,170)"/&gt;</text:p>
      <text:p text:style-name="P29"><text:s text:c="4"/>&lt;wire from="(130,70)" to="(130,170)"/&gt;</text:p>
      <text:p text:style-name="P29"><text:s text:c="4"/>&lt;wire from="(360,90)" to="(390,90)"/&gt;</text:p>
      <text:p text:style-name="P29"><text:s text:c="4"/>&lt;wire from="(310,90)" to="(330,90)"/&gt;</text:p>
      <text:p text:style-name="P29"><text:s text:c="4"/>&lt;wire from="(310,100)" to="(330,100)"/&gt;</text:p>
      <text:p text:style-name="P29"><text:s text:c="4"/>&lt;wire from="(230,130)" to="(230,170)"/&gt;</text:p>
      <text:p text:style-name="P29"><text:s text:c="4"/>&lt;wire from="(110,70)" to="(130,70)"/&gt;</text:p>
      <text:p text:style-name="P29"><text:s text:c="4"/>&lt;wire from="(150,130)" to="(170,130)"/&gt;</text:p>
      <text:p text:style-name="P29"><text:s text:c="4"/>&lt;wire from="(200,130)" to="(220,130)"/&gt;</text:p>
      <text:p text:style-name="P29"><text:s text:c="4"/>&lt;wire from="(220,120)" to="(240,120)"/&gt;</text:p>
      <text:p text:style-name="P29"><text:s text:c="4"/>&lt;wire from="(200,70)" to="(220,70)"/&gt;</text:p>
      <text:p text:style-name="P29"><text:s text:c="4"/>&lt;wire from="(220,80)" to="(240,80)"/&gt;</text:p>
      <text:p text:style-name="P29"><text:s text:c="4"/>&lt;wire from="(150,40)" to="(230,40)"/&gt;</text:p>
      <text:p text:style-name="P29"><text:s text:c="4"/>&lt;wire from="(230,130)" to="(240,130)"/&gt;</text:p>
      <text:p text:style-name="P29"><text:s text:c="4"/>&lt;wire from="(230,70)" to="(240,70)"/&gt;</text:p>
      <text:p text:style-name="P29"><text:s text:c="4"/>&lt;comp lib="0" loc="(390,90)" name="Pin"&gt;</text:p>
      <text:p text:style-name="P29"><text:s text:c="6"/>&lt;a name="facing" val="west"/&gt;</text:p>
      <text:p text:style-name="P29"><text:s text:c="6"/>&lt;a name="output" val="true"/&gt;</text:p>
      <text:p text:style-name="P29"><text:s text:c="6"/>&lt;a name="tristate" val="false"/&gt;</text:p>
      <text:p text:style-name="P29"><text:s text:c="6"/>&lt;a name="label" val="Z"/&gt;</text:p>
      <text:p text:style-name="P29"><text:s text:c="6"/>&lt;a name="labelloc" val="east"/&gt;</text:p>
      <text:p text:style-name="P29"><text:s text:c="4"/>&lt;/comp&gt;</text:p>
      <text:p text:style-name="P29"><text:s text:c="4"/>&lt;comp loc="(360,90)" name="OR (NAND)"/&gt;</text:p>
      <text:p text:style-name="P29"><text:s text:c="4"/>&lt;comp lib="0" loc="(110,40)" name="Pin"&gt;</text:p>
      <text:p text:style-name="P29"><text:s text:c="6"/>&lt;a name="tristate" val="false"/&gt;</text:p>
      <text:p text:style-name="P29"><text:s text:c="4"/>&lt;/comp&gt;</text:p>
      <text:p text:style-name="P29"><text:soft-page-break/><text:s text:c="4"/>&lt;comp loc="(200,70)" name="NOT (NAND)"/&gt;</text:p>
      <text:p text:style-name="P29"><text:s text:c="4"/>&lt;comp lib="0" loc="(110,70)" name="Pin"&gt;</text:p>
      <text:p text:style-name="P29"><text:s text:c="6"/>&lt;a name="tristate" val="false"/&gt;</text:p>
      <text:p text:style-name="P29"><text:s text:c="4"/>&lt;/comp&gt;</text:p>
      <text:p text:style-name="P29"><text:s text:c="4"/>&lt;comp loc="(270,70)" name="AND (NAND)"/&gt;</text:p>
      <text:p text:style-name="P29"><text:s text:c="4"/>&lt;comp loc="(200,130)" name="NOT (NAND)"/&gt;</text:p>
      <text:p text:style-name="P29"><text:s text:c="4"/>&lt;comp loc="(270,120)" name="AND (NAND)"/&gt;</text:p>
      <text:p text:style-name="P29"><text:s text:c="2"/>&lt;/circuit&gt;</text:p>
      <text:p text:style-name="P29"><text:s text:c="2"/>&lt;circuit name="Halbaddierer"&gt;</text:p>
      <text:p text:style-name="P29"><text:s text:c="4"/>&lt;a name="circuit" val="Halbaddierer"/&gt;</text:p>
      <text:p text:style-name="P29"><text:s text:c="4"/>&lt;a name="clabel" val=""/&gt;</text:p>
      <text:p text:style-name="P29"><text:s text:c="4"/>&lt;a name="clabelup" val="east"/&gt;</text:p>
      <text:p text:style-name="P29"><text:s text:c="4"/>&lt;a name="clabelfont" val="SansSerif plain 12"/&gt;</text:p>
      <text:p text:style-name="P29"><text:s text:c="4"/>&lt;wire from="(110,140)" to="(140,140)"/&gt;</text:p>
      <text:p text:style-name="P29"><text:s text:c="4"/>&lt;wire from="(120,120)" to="(120,190)"/&gt;</text:p>
      <text:p text:style-name="P29"><text:s text:c="4"/>&lt;wire from="(110,120)" to="(120,120)"/&gt;</text:p>
      <text:p text:style-name="P29"><text:s text:c="4"/>&lt;wire from="(140,130)" to="(140,140)"/&gt;</text:p>
      <text:p text:style-name="P29"><text:s text:c="4"/>&lt;wire from="(190,120)" to="(260,120)"/&gt;</text:p>
      <text:p text:style-name="P29"><text:s text:c="4"/>&lt;wire from="(190,180)" to="(260,180)"/&gt;</text:p>
      <text:p text:style-name="P29"><text:s text:c="4"/>&lt;wire from="(120,190)" to="(160,190)"/&gt;</text:p>
      <text:p text:style-name="P29"><text:s text:c="4"/>&lt;wire from="(120,120)" to="(160,120)"/&gt;</text:p>
      <text:p text:style-name="P29"><text:s text:c="4"/>&lt;wire from="(140,140)" to="(140,180)"/&gt;</text:p>
      <text:p text:style-name="P29"><text:s text:c="4"/>&lt;wire from="(140,130)" to="(160,130)"/&gt;</text:p>
      <text:p text:style-name="P29"><text:s text:c="4"/>&lt;wire from="(140,180)" to="(160,180)"/&gt;</text:p>
      <text:p text:style-name="P29"><text:s text:c="4"/>&lt;comp lib="6" loc="(145,86)" name="Text"&gt;</text:p>
      <text:p text:style-name="P29"><text:s text:c="6"/>&lt;a name="text" val="Halbaddierer"/&gt;</text:p>
      <text:p text:style-name="P29"><text:soft-page-break/><text:s text:c="4"/>&lt;/comp&gt;</text:p>
      <text:p text:style-name="P29"><text:s text:c="4"/>&lt;comp loc="(190,120)" name="XOR (NAND)"/&gt;</text:p>
      <text:p text:style-name="P29"><text:s text:c="4"/>&lt;comp lib="0" loc="(260,180)" name="Pin"&gt;</text:p>
      <text:p text:style-name="P29"><text:s text:c="6"/>&lt;a name="facing" val="west"/&gt;</text:p>
      <text:p text:style-name="P29"><text:s text:c="6"/>&lt;a name="output" val="true"/&gt;</text:p>
      <text:p text:style-name="P29"><text:s text:c="6"/>&lt;a name="tristate" val="false"/&gt;</text:p>
      <text:p text:style-name="P29"><text:s text:c="6"/>&lt;a name="label" val="Ü"/&gt;</text:p>
      <text:p text:style-name="P29"><text:s text:c="6"/>&lt;a name="labelloc" val="east"/&gt;</text:p>
      <text:p text:style-name="P29"><text:s text:c="4"/>&lt;/comp&gt;</text:p>
      <text:p text:style-name="P29"><text:s text:c="4"/>&lt;comp lib="0" loc="(260,120)" name="Pin"&gt;</text:p>
      <text:p text:style-name="P29"><text:s text:c="6"/>&lt;a name="facing" val="west"/&gt;</text:p>
      <text:p text:style-name="P29"><text:s text:c="6"/>&lt;a name="output" val="true"/&gt;</text:p>
      <text:p text:style-name="P29"><text:s text:c="6"/>&lt;a name="tristate" val="false"/&gt;</text:p>
      <text:p text:style-name="P29"><text:s text:c="6"/>&lt;a name="label" val="Z"/&gt;</text:p>
      <text:p text:style-name="P29"><text:s text:c="6"/>&lt;a name="labelloc" val="east"/&gt;</text:p>
      <text:p text:style-name="P29"><text:s text:c="4"/>&lt;/comp&gt;</text:p>
      <text:p text:style-name="P29"><text:s text:c="4"/>&lt;comp lib="0" loc="(110,140)" name="Pin"&gt;</text:p>
      <text:p text:style-name="P29"><text:s text:c="6"/>&lt;a name="tristate" val="false"/&gt;</text:p>
      <text:p text:style-name="P29"><text:s text:c="6"/>&lt;a name="label" val="Y"/&gt;</text:p>
      <text:p text:style-name="P29"><text:s text:c="4"/>&lt;/comp&gt;</text:p>
      <text:p text:style-name="P29"><text:s text:c="4"/>&lt;comp loc="(190,180)" name="AND (NAND)"/&gt;</text:p>
      <text:p text:style-name="P29"><text:s text:c="4"/>&lt;comp lib="0" loc="(110,120)" name="Pin"&gt;</text:p>
      <text:p text:style-name="P29"><text:s text:c="6"/>&lt;a name="tristate" val="false"/&gt;</text:p>
      <text:p text:style-name="P29"><text:s text:c="6"/>&lt;a name="label" val="X"/&gt;</text:p>
      <text:p text:style-name="P29"><text:s text:c="4"/>&lt;/comp&gt;</text:p>
      <text:p text:style-name="P29"><text:s text:c="2"/>&lt;/circuit&gt;</text:p>
      <text:p text:style-name="P29"><text:soft-page-break/><text:s text:c="2"/>&lt;circuit name="Volladdierer (NAND)"&gt;</text:p>
      <text:p text:style-name="P29"><text:s text:c="4"/>&lt;a name="circuit" val="Volladdierer (NAND)"/&gt;</text:p>
      <text:p text:style-name="P29"><text:s text:c="4"/>&lt;a name="clabel" val=""/&gt;</text:p>
      <text:p text:style-name="P29"><text:s text:c="4"/>&lt;a name="clabelup" val="east"/&gt;</text:p>
      <text:p text:style-name="P29"><text:s text:c="4"/>&lt;a name="clabelfont" val="SansSerif plain 12"/&gt;</text:p>
      <text:p text:style-name="P29"><text:s text:c="4"/>&lt;wire from="(280,100)" to="(370,100)"/&gt;</text:p>
      <text:p text:style-name="P29"><text:s text:c="4"/>&lt;wire from="(280,190)" to="(370,190)"/&gt;</text:p>
      <text:p text:style-name="P29"><text:s text:c="4"/>&lt;wire from="(80,100)" to="(140,100)"/&gt;</text:p>
      <text:p text:style-name="P29"><text:s text:c="4"/>&lt;wire from="(190,200)" to="(250,200)"/&gt;</text:p>
      <text:p text:style-name="P29"><text:s text:c="4"/>&lt;wire from="(230,160)" to="(290,160)"/&gt;</text:p>
      <text:p text:style-name="P29"><text:s text:c="4"/>&lt;wire from="(120,110)" to="(120,120)"/&gt;</text:p>
      <text:p text:style-name="P29"><text:s text:c="4"/>&lt;wire from="(80,140)" to="(230,140)"/&gt;</text:p>
      <text:p text:style-name="P29"><text:s text:c="4"/>&lt;wire from="(120,110)" to="(140,110)"/&gt;</text:p>
      <text:p text:style-name="P29"><text:s text:c="4"/>&lt;wire from="(170,110)" to="(190,110)"/&gt;</text:p>
      <text:p text:style-name="P29"><text:s text:c="4"/>&lt;wire from="(230,110)" to="(250,110)"/&gt;</text:p>
      <text:p text:style-name="P29"><text:s text:c="4"/>&lt;wire from="(230,190)" to="(250,190)"/&gt;</text:p>
      <text:p text:style-name="P29"><text:s text:c="4"/>&lt;wire from="(170,100)" to="(250,100)"/&gt;</text:p>
      <text:p text:style-name="P29"><text:s text:c="4"/>&lt;wire from="(280,110)" to="(290,110)"/&gt;</text:p>
      <text:p text:style-name="P29"><text:s text:c="4"/>&lt;wire from="(290,110)" to="(290,160)"/&gt;</text:p>
      <text:p text:style-name="P29"><text:s text:c="4"/>&lt;wire from="(190,110)" to="(190,200)"/&gt;</text:p>
      <text:p text:style-name="P29"><text:s text:c="4"/>&lt;wire from="(80,120)" to="(120,120)"/&gt;</text:p>
      <text:p text:style-name="P29"><text:s text:c="4"/>&lt;wire from="(230,110)" to="(230,140)"/&gt;</text:p>
      <text:p text:style-name="P29"><text:s text:c="4"/>&lt;wire from="(230,160)" to="(230,190)"/&gt;</text:p>
      <text:p text:style-name="P29"><text:s text:c="4"/>&lt;comp lib="0" loc="(370,100)" name="Pin"&gt;</text:p>
      <text:p text:style-name="P29"><text:s text:c="6"/>&lt;a name="facing" val="west"/&gt;</text:p>
      <text:p text:style-name="P29"><text:s text:c="6"/>&lt;a name="output" val="true"/&gt;</text:p>
      <text:p text:style-name="P29"><text:soft-page-break/><text:s text:c="6"/>&lt;a name="tristate" val="false"/&gt;</text:p>
      <text:p text:style-name="P29"><text:s text:c="6"/>&lt;a name="label" val="Z"/&gt;</text:p>
      <text:p text:style-name="P29"><text:s text:c="6"/>&lt;a name="labelloc" val="east"/&gt;</text:p>
      <text:p text:style-name="P29"><text:s text:c="4"/>&lt;/comp&gt;</text:p>
      <text:p text:style-name="P29"><text:s text:c="4"/>&lt;comp lib="6" loc="(188,50)" name="Text"&gt;</text:p>
      <text:p text:style-name="P29"><text:s text:c="6"/>&lt;a name="text" val="Volladdierer"/&gt;</text:p>
      <text:p text:style-name="P29"><text:s text:c="4"/>&lt;/comp&gt;</text:p>
      <text:p text:style-name="P29"><text:s text:c="4"/>&lt;comp loc="(280,190)" name="OR (NAND)"/&gt;</text:p>
      <text:p text:style-name="P29"><text:s text:c="4"/>&lt;comp lib="0" loc="(80,120)" name="Pin"&gt;</text:p>
      <text:p text:style-name="P29"><text:s text:c="6"/>&lt;a name="tristate" val="false"/&gt;</text:p>
      <text:p text:style-name="P29"><text:s text:c="6"/>&lt;a name="label" val="Y"/&gt;</text:p>
      <text:p text:style-name="P29"><text:s text:c="4"/>&lt;/comp&gt;</text:p>
      <text:p text:style-name="P29"><text:s text:c="4"/>&lt;comp lib="0" loc="(80,100)" name="Pin"&gt;</text:p>
      <text:p text:style-name="P29"><text:s text:c="6"/>&lt;a name="tristate" val="false"/&gt;</text:p>
      <text:p text:style-name="P29"><text:s text:c="6"/>&lt;a name="label" val="X"/&gt;</text:p>
      <text:p text:style-name="P29"><text:s text:c="4"/>&lt;/comp&gt;</text:p>
      <text:p text:style-name="P29"><text:s text:c="4"/>&lt;comp loc="(280,100)" name="Halbaddierer"/&gt;</text:p>
      <text:p text:style-name="P29"><text:s text:c="4"/>&lt;comp lib="0" loc="(80,140)" name="Pin"&gt;</text:p>
      <text:p text:style-name="P29"><text:s text:c="6"/>&lt;a name="tristate" val="false"/&gt;</text:p>
      <text:p text:style-name="P29"><text:s text:c="6"/>&lt;a name="label" val="Ü0"/&gt;</text:p>
      <text:p text:style-name="P29"><text:s text:c="4"/>&lt;/comp&gt;</text:p>
      <text:p text:style-name="P29"><text:s text:c="4"/>&lt;comp lib="0" loc="(370,190)" name="Pin"&gt;</text:p>
      <text:p text:style-name="P29"><text:s text:c="6"/>&lt;a name="facing" val="west"/&gt;</text:p>
      <text:p text:style-name="P29"><text:s text:c="6"/>&lt;a name="output" val="true"/&gt;</text:p>
      <text:p text:style-name="P29"><text:s text:c="6"/>&lt;a name="tristate" val="false"/&gt;</text:p>
      <text:p text:style-name="P29"><text:s text:c="6"/>&lt;a name="label" val="Ü"/&gt;</text:p>
      <text:p text:style-name="P29"><text:soft-page-break/><text:s text:c="6"/>&lt;a name="labelloc" val="east"/&gt;</text:p>
      <text:p text:style-name="P29"><text:s text:c="4"/>&lt;/comp&gt;</text:p>
      <text:p text:style-name="P29"><text:s text:c="4"/>&lt;comp loc="(170,100)" name="Halbaddierer"/&gt;</text:p>
      <text:p text:style-name="P29"><text:s text:c="2"/>&lt;/circuit&gt;</text:p>
      <text:p text:style-name="P29"><text:s text:c="2"/>&lt;circuit name="4-Bit-Addierer (NAND)"&gt;</text:p>
      <text:p text:style-name="P29"><text:s text:c="4"/>&lt;a name="circuit" val="4-Bit-Addierer (NAND)"/&gt;</text:p>
      <text:p text:style-name="P29"><text:s text:c="4"/>&lt;a name="clabel" val=""/&gt;</text:p>
      <text:p text:style-name="P29"><text:s text:c="4"/>&lt;a name="clabelup" val="east"/&gt;</text:p>
      <text:p text:style-name="P29"><text:s text:c="4"/>&lt;a name="clabelfont" val="SansSerif plain 12"/&gt;</text:p>
      <text:p text:style-name="P29"><text:s text:c="4"/>&lt;wire from="(410,180)" to="(410,250)"/&gt;</text:p>
      <text:p text:style-name="P29"><text:s text:c="4"/>&lt;wire from="(360,350)" to="(360,420)"/&gt;</text:p>
      <text:p text:style-name="P29"><text:s text:c="4"/>&lt;wire from="(90,370)" to="(210,370)"/&gt;</text:p>
      <text:p text:style-name="P29"><text:s text:c="4"/>&lt;wire from="(510,190)" to="(560,190)"/&gt;</text:p>
      <text:p text:style-name="P29"><text:s text:c="4"/>&lt;wire from="(270,190)" to="(320,190)"/&gt;</text:p>
      <text:p text:style-name="P29"><text:s text:c="4"/>&lt;wire from="(320,330)" to="(620,330)"/&gt;</text:p>
      <text:p text:style-name="P29"><text:s text:c="4"/>&lt;wire from="(90,70)" to="(520,70)"/&gt;</text:p>
      <text:p text:style-name="P29"><text:s text:c="4"/>&lt;wire from="(90,230)" to="(520,230)"/&gt;</text:p>
      <text:p text:style-name="P29"><text:s text:c="4"/>&lt;wire from="(350,180)" to="(390,180)"/&gt;</text:p>
      <text:p text:style-name="P29"><text:s text:c="4"/>&lt;wire from="(410,180)" to="(450,180)"/&gt;</text:p>
      <text:p text:style-name="P29"><text:s text:c="4"/>&lt;wire from="(520,170)" to="(560,170)"/&gt;</text:p>
      <text:p text:style-name="P29"><text:s text:c="4"/>&lt;wire from="(320,330)" to="(320,420)"/&gt;</text:p>
      <text:p text:style-name="P29"><text:s text:c="4"/>&lt;wire from="(280,290)" to="(370,290)"/&gt;</text:p>
      <text:p text:style-name="P29"><text:s text:c="4"/>&lt;wire from="(520,70)" to="(520,170)"/&gt;</text:p>
      <text:p text:style-name="P29"><text:s text:c="4"/>&lt;wire from="(600,180)" to="(600,350)"/&gt;</text:p>
      <text:p text:style-name="P29"><text:s text:c="4"/>&lt;wire from="(480,180)" to="(510,180)"/&gt;</text:p>
      <text:p text:style-name="P29"><text:s text:c="4"/>&lt;wire from="(300,170)" to="(320,170)"/&gt;</text:p>
      <text:p text:style-name="P29"><text:soft-page-break/><text:s text:c="4"/>&lt;wire from="(300,310)" to="(300,420)"/&gt;</text:p>
      <text:p text:style-name="P29"><text:s text:c="4"/>&lt;wire from="(480,170)" to="(500,170)"/&gt;</text:p>
      <text:p text:style-name="P29"><text:s text:c="4"/>&lt;wire from="(590,170)" to="(620,170)"/&gt;</text:p>
      <text:p text:style-name="P29"><text:s text:c="4"/>&lt;wire from="(200,170)" to="(220,170)"/&gt;</text:p>
      <text:p text:style-name="P29"><text:s text:c="4"/>&lt;wire from="(250,180)" to="(270,180)"/&gt;</text:p>
      <text:p text:style-name="P29"><text:s text:c="4"/>&lt;wire from="(210,190)" to="(220,190)"/&gt;</text:p>
      <text:p text:style-name="P29"><text:s text:c="4"/>&lt;wire from="(250,170)" to="(260,170)"/&gt;</text:p>
      <text:p text:style-name="P29"><text:s text:c="4"/>&lt;wire from="(520,180)" to="(520,230)"/&gt;</text:p>
      <text:p text:style-name="P29"><text:s text:c="4"/>&lt;wire from="(210,190)" to="(210,370)"/&gt;</text:p>
      <text:p text:style-name="P29"><text:s text:c="4"/>&lt;wire from="(260,170)" to="(260,420)"/&gt;</text:p>
      <text:p text:style-name="P29"><text:s text:c="4"/>&lt;wire from="(90,90)" to="(410,90)"/&gt;</text:p>
      <text:p text:style-name="P29"><text:s text:c="4"/>&lt;wire from="(90,250)" to="(410,250)"/&gt;</text:p>
      <text:p text:style-name="P29"><text:s text:c="4"/>&lt;wire from="(390,190)" to="(450,190)"/&gt;</text:p>
      <text:p text:style-name="P29"><text:s text:c="4"/>&lt;wire from="(280,290)" to="(280,420)"/&gt;</text:p>
      <text:p text:style-name="P29"><text:s text:c="4"/>&lt;wire from="(500,170)" to="(500,310)"/&gt;</text:p>
      <text:p text:style-name="P29"><text:s text:c="4"/>&lt;wire from="(510,180)" to="(510,190)"/&gt;</text:p>
      <text:p text:style-name="P29"><text:s text:c="4"/>&lt;wire from="(270,180)" to="(270,190)"/&gt;</text:p>
      <text:p text:style-name="P29"><text:s text:c="4"/>&lt;wire from="(390,180)" to="(390,190)"/&gt;</text:p>
      <text:p text:style-name="P29"><text:s text:c="4"/>&lt;wire from="(90,130)" to="(200,130)"/&gt;</text:p>
      <text:p text:style-name="P29"><text:s text:c="4"/>&lt;wire from="(90,290)" to="(200,290)"/&gt;</text:p>
      <text:p text:style-name="P29"><text:s text:c="4"/>&lt;wire from="(360,350)" to="(600,350)"/&gt;</text:p>
      <text:p text:style-name="P29"><text:s text:c="4"/>&lt;wire from="(410,90)" to="(410,170)"/&gt;</text:p>
      <text:p text:style-name="P29"><text:s text:c="4"/>&lt;wire from="(300,180)" to="(300,270)"/&gt;</text:p>
      <text:p text:style-name="P29"><text:s text:c="4"/>&lt;wire from="(410,170)" to="(450,170)"/&gt;</text:p>
      <text:p text:style-name="P29"><text:s text:c="4"/>&lt;wire from="(520,180)" to="(560,180)"/&gt;</text:p>
      <text:p text:style-name="P29"><text:s text:c="4"/>&lt;wire from="(300,180)" to="(320,180)"/&gt;</text:p>
      <text:p text:style-name="P29"><text:soft-page-break/><text:s text:c="4"/>&lt;wire from="(350,170)" to="(370,170)"/&gt;</text:p>
      <text:p text:style-name="P29"><text:s text:c="4"/>&lt;wire from="(620,170)" to="(620,330)"/&gt;</text:p>
      <text:p text:style-name="P29"><text:s text:c="4"/>&lt;wire from="(200,130)" to="(200,170)"/&gt;</text:p>
      <text:p text:style-name="P29"><text:s text:c="4"/>&lt;wire from="(200,180)" to="(200,290)"/&gt;</text:p>
      <text:p text:style-name="P29"><text:s text:c="4"/>&lt;wire from="(200,180)" to="(220,180)"/&gt;</text:p>
      <text:p text:style-name="P29"><text:s text:c="4"/>&lt;wire from="(90,270)" to="(300,270)"/&gt;</text:p>
      <text:p text:style-name="P29"><text:s text:c="4"/>&lt;wire from="(90,110)" to="(300,110)"/&gt;</text:p>
      <text:p text:style-name="P29"><text:s text:c="4"/>&lt;wire from="(300,110)" to="(300,170)"/&gt;</text:p>
      <text:p text:style-name="P29"><text:s text:c="4"/>&lt;wire from="(300,310)" to="(500,310)"/&gt;</text:p>
      <text:p text:style-name="P29"><text:s text:c="4"/>&lt;wire from="(370,170)" to="(370,290)"/&gt;</text:p>
      <text:p text:style-name="P29"><text:s text:c="4"/>&lt;wire from="(590,180)" to="(600,180)"/&gt;</text:p>
      <text:p text:style-name="P29"><text:s text:c="4"/>&lt;comp lib="0" loc="(280,420)" name="Pin"&gt;</text:p>
      <text:p text:style-name="P29"><text:s text:c="6"/>&lt;a name="facing" val="north"/&gt;</text:p>
      <text:p text:style-name="P29"><text:s text:c="6"/>&lt;a name="output" val="true"/&gt;</text:p>
      <text:p text:style-name="P29"><text:s text:c="6"/>&lt;a name="tristate" val="false"/&gt;</text:p>
      <text:p text:style-name="P29"><text:s text:c="6"/>&lt;a name="label" val="F1"/&gt;</text:p>
      <text:p text:style-name="P29"><text:s text:c="6"/>&lt;a name="labelloc" val="south"/&gt;</text:p>
      <text:p text:style-name="P29"><text:s text:c="4"/>&lt;/comp&gt;</text:p>
      <text:p text:style-name="P29"><text:s text:c="4"/>&lt;comp lib="0" loc="(320,420)" name="Pin"&gt;</text:p>
      <text:p text:style-name="P29"><text:s text:c="6"/>&lt;a name="facing" val="north"/&gt;</text:p>
      <text:p text:style-name="P29"><text:s text:c="6"/>&lt;a name="output" val="true"/&gt;</text:p>
      <text:p text:style-name="P29"><text:s text:c="6"/>&lt;a name="tristate" val="false"/&gt;</text:p>
      <text:p text:style-name="P29"><text:s text:c="6"/>&lt;a name="label" val="F3"/&gt;</text:p>
      <text:p text:style-name="P29"><text:s text:c="6"/>&lt;a name="labelloc" val="south"/&gt;</text:p>
      <text:p text:style-name="P29"><text:s text:c="4"/>&lt;/comp&gt;</text:p>
      <text:p text:style-name="P29"><text:s text:c="4"/>&lt;comp loc="(350,170)" name="Volladdierer (NAND)"/&gt;</text:p>
      <text:p text:style-name="P29"><text:soft-page-break/><text:s text:c="4"/>&lt;comp loc="(590,170)" name="Volladdierer (NAND)"/&gt;</text:p>
      <text:p text:style-name="P29"><text:s text:c="4"/>&lt;comp lib="0" loc="(90,370)" name="Pin"&gt;</text:p>
      <text:p text:style-name="P29"><text:s text:c="6"/>&lt;a name="tristate" val="false"/&gt;</text:p>
      <text:p text:style-name="P29"><text:s text:c="6"/>&lt;a name="label" val="Ü0"/&gt;</text:p>
      <text:p text:style-name="P29"><text:s text:c="4"/>&lt;/comp&gt;</text:p>
      <text:p text:style-name="P29"><text:s text:c="4"/>&lt;comp lib="0" loc="(90,230)" name="Pin"&gt;</text:p>
      <text:p text:style-name="P29"><text:s text:c="6"/>&lt;a name="tristate" val="false"/&gt;</text:p>
      <text:p text:style-name="P29"><text:s text:c="6"/>&lt;a name="label" val="B3"/&gt;</text:p>
      <text:p text:style-name="P29"><text:s text:c="4"/>&lt;/comp&gt;</text:p>
      <text:p text:style-name="P29"><text:s text:c="4"/>&lt;comp lib="0" loc="(90,290)" name="Pin"&gt;</text:p>
      <text:p text:style-name="P29"><text:s text:c="6"/>&lt;a name="tristate" val="false"/&gt;</text:p>
      <text:p text:style-name="P29"><text:s text:c="6"/>&lt;a name="label" val="B0"/&gt;</text:p>
      <text:p text:style-name="P29"><text:s text:c="4"/>&lt;/comp&gt;</text:p>
      <text:p text:style-name="P29"><text:s text:c="4"/>&lt;comp loc="(480,170)" name="Volladdierer (NAND)"/&gt;</text:p>
      <text:p text:style-name="P29"><text:s text:c="4"/>&lt;comp lib="0" loc="(90,250)" name="Pin"&gt;</text:p>
      <text:p text:style-name="P29"><text:s text:c="6"/>&lt;a name="tristate" val="false"/&gt;</text:p>
      <text:p text:style-name="P29"><text:s text:c="6"/>&lt;a name="label" val="B2"/&gt;</text:p>
      <text:p text:style-name="P29"><text:s text:c="4"/>&lt;/comp&gt;</text:p>
      <text:p text:style-name="P29"><text:s text:c="4"/>&lt;comp lib="0" loc="(90,110)" name="Pin"&gt;</text:p>
      <text:p text:style-name="P29"><text:s text:c="6"/>&lt;a name="tristate" val="false"/&gt;</text:p>
      <text:p text:style-name="P29"><text:s text:c="6"/>&lt;a name="label" val="A1"/&gt;</text:p>
      <text:p text:style-name="P29"><text:s text:c="4"/>&lt;/comp&gt;</text:p>
      <text:p text:style-name="P29"><text:s text:c="4"/>&lt;comp lib="6" loc="(284,474)" name="Text"&gt;</text:p>
      <text:p text:style-name="P29"><text:s text:c="6"/>&lt;a name="text" val="F"/&gt;</text:p>
      <text:p text:style-name="P29"><text:s text:c="4"/>&lt;/comp&gt;</text:p>
      <text:p text:style-name="P29"><text:s text:c="4"/>&lt;comp lib="0" loc="(90,90)" name="Pin"&gt;</text:p>
      <text:p text:style-name="P29"><text:soft-page-break/><text:s text:c="6"/>&lt;a name="tristate" val="false"/&gt;</text:p>
      <text:p text:style-name="P29"><text:s text:c="6"/>&lt;a name="label" val="A2"/&gt;</text:p>
      <text:p text:style-name="P29"><text:s text:c="4"/>&lt;/comp&gt;</text:p>
      <text:p text:style-name="P29"><text:s text:c="4"/>&lt;comp lib="0" loc="(300,420)" name="Pin"&gt;</text:p>
      <text:p text:style-name="P29"><text:s text:c="6"/>&lt;a name="facing" val="north"/&gt;</text:p>
      <text:p text:style-name="P29"><text:s text:c="6"/>&lt;a name="output" val="true"/&gt;</text:p>
      <text:p text:style-name="P29"><text:s text:c="6"/>&lt;a name="tristate" val="false"/&gt;</text:p>
      <text:p text:style-name="P29"><text:s text:c="6"/>&lt;a name="label" val="F2"/&gt;</text:p>
      <text:p text:style-name="P29"><text:s text:c="6"/>&lt;a name="labelloc" val="south"/&gt;</text:p>
      <text:p text:style-name="P29"><text:s text:c="4"/>&lt;/comp&gt;</text:p>
      <text:p text:style-name="P29"><text:s text:c="4"/>&lt;comp lib="0" loc="(260,420)" name="Pin"&gt;</text:p>
      <text:p text:style-name="P29"><text:s text:c="6"/>&lt;a name="facing" val="north"/&gt;</text:p>
      <text:p text:style-name="P29"><text:s text:c="6"/>&lt;a name="output" val="true"/&gt;</text:p>
      <text:p text:style-name="P29"><text:s text:c="6"/>&lt;a name="tristate" val="false"/&gt;</text:p>
      <text:p text:style-name="P29"><text:s text:c="6"/>&lt;a name="label" val="F0"/&gt;</text:p>
      <text:p text:style-name="P29"><text:s text:c="6"/>&lt;a name="labelloc" val="south"/&gt;</text:p>
      <text:p text:style-name="P29"><text:s text:c="4"/>&lt;/comp&gt;</text:p>
      <text:p text:style-name="P29"><text:s text:c="4"/>&lt;comp lib="0" loc="(90,70)" name="Pin"&gt;</text:p>
      <text:p text:style-name="P29"><text:s text:c="6"/>&lt;a name="tristate" val="false"/&gt;</text:p>
      <text:p text:style-name="P29"><text:s text:c="6"/>&lt;a name="label" val="A3"/&gt;</text:p>
      <text:p text:style-name="P29"><text:s text:c="4"/>&lt;/comp&gt;</text:p>
      <text:p text:style-name="P29"><text:s text:c="4"/>&lt;comp lib="6" loc="(33,95)" name="Text"&gt;</text:p>
      <text:p text:style-name="P29"><text:s text:c="6"/>&lt;a name="text" val="A"/&gt;</text:p>
      <text:p text:style-name="P29"><text:s text:c="4"/>&lt;/comp&gt;</text:p>
      <text:p text:style-name="P29"><text:s text:c="4"/>&lt;comp lib="6" loc="(34,256)" name="Text"&gt;</text:p>
      <text:p text:style-name="P29"><text:s text:c="6"/>&lt;a name="text" val="B"/&gt;</text:p>
      <text:p text:style-name="P29"><text:soft-page-break/><text:s text:c="4"/>&lt;/comp&gt;</text:p>
      <text:p text:style-name="P29"><text:s text:c="4"/>&lt;comp lib="0" loc="(90,130)" name="Pin"&gt;</text:p>
      <text:p text:style-name="P29"><text:s text:c="6"/>&lt;a name="tristate" val="false"/&gt;</text:p>
      <text:p text:style-name="P29"><text:s text:c="6"/>&lt;a name="label" val="A0"/&gt;</text:p>
      <text:p text:style-name="P29"><text:s text:c="4"/>&lt;/comp&gt;</text:p>
      <text:p text:style-name="P29"><text:s text:c="4"/>&lt;comp lib="6" loc="(32,177)" name="Text"&gt;</text:p>
      <text:p text:style-name="P29"><text:s text:c="6"/>&lt;a name="text" val="+"/&gt;</text:p>
      <text:p text:style-name="P29"><text:s text:c="4"/>&lt;/comp&gt;</text:p>
      <text:p text:style-name="P29"><text:s text:c="4"/>&lt;comp loc="(250,170)" name="Volladdierer (NAND)"/&gt;</text:p>
      <text:p text:style-name="P29"><text:s text:c="4"/>&lt;comp lib="0" loc="(90,270)" name="Pin"&gt;</text:p>
      <text:p text:style-name="P29"><text:s text:c="6"/>&lt;a name="tristate" val="false"/&gt;</text:p>
      <text:p text:style-name="P29"><text:s text:c="6"/>&lt;a name="label" val="B1"/&gt;</text:p>
      <text:p text:style-name="P29"><text:s text:c="4"/>&lt;/comp&gt;</text:p>
      <text:p text:style-name="P29"><text:s text:c="4"/>&lt;comp lib="0" loc="(360,420)" name="Pin"&gt;</text:p>
      <text:p text:style-name="P29"><text:s text:c="6"/>&lt;a name="facing" val="north"/&gt;</text:p>
      <text:p text:style-name="P29"><text:s text:c="6"/>&lt;a name="output" val="true"/&gt;</text:p>
      <text:p text:style-name="P29"><text:s text:c="6"/>&lt;a name="tristate" val="false"/&gt;</text:p>
      <text:p text:style-name="P29"><text:s text:c="6"/>&lt;a name="label" val="U (overflow)"/&gt;</text:p>
      <text:p text:style-name="P29"><text:s text:c="6"/>&lt;a name="labelloc" val="south"/&gt;</text:p>
      <text:p text:style-name="P29"><text:s text:c="4"/>&lt;/comp&gt;</text:p>
      <text:p text:style-name="P29"><text:s text:c="4"/>&lt;comp lib="6" loc="(177,435)" name="Text"&gt;</text:p>
      <text:p text:style-name="P29"><text:s text:c="6"/>&lt;a name="text" val="="/&gt;</text:p>
      <text:p text:style-name="P29"><text:s text:c="4"/>&lt;/comp&gt;</text:p>
      <text:p text:style-name="P29"><text:s text:c="2"/>&lt;/circuit&gt;</text:p>
      <text:p text:style-name="P29"><text:s text:c="2"/>&lt;circuit name="ALU (NAND)"&gt;</text:p>
      <text:p text:style-name="P29"><text:s text:c="4"/>&lt;a name="circuit" val="ALU (NAND)"/&gt;</text:p>
      <text:p text:style-name="P29"><text:soft-page-break/><text:s text:c="4"/>&lt;a name="clabel" val=""/&gt;</text:p>
      <text:p text:style-name="P29"><text:s text:c="4"/>&lt;a name="clabelup" val="east"/&gt;</text:p>
      <text:p text:style-name="P29"><text:s text:c="4"/>&lt;a name="clabelfont" val="SansSerif plain 12"/&gt;</text:p>
      <text:p text:style-name="P29"><text:s text:c="4"/>&lt;wire from="(420,370)" to="(480,370)"/&gt;</text:p>
      <text:p text:style-name="P29"><text:s text:c="4"/>&lt;wire from="(50,430)" to="(360,430)"/&gt;</text:p>
      <text:p text:style-name="P29"><text:s text:c="4"/>&lt;wire from="(780,130)" to="(780,450)"/&gt;</text:p>
      <text:p text:style-name="P29"><text:s text:c="4"/>&lt;wire from="(610,360)" to="(670,360)"/&gt;</text:p>
      <text:p text:style-name="P29"><text:s text:c="4"/>&lt;wire from="(510,450)" to="(630,450)"/&gt;</text:p>
      <text:p text:style-name="P29"><text:s text:c="4"/>&lt;wire from="(630,320)" to="(670,320)"/&gt;</text:p>
      <text:p text:style-name="P29"><text:s text:c="4"/>&lt;wire from="(710,390)" to="(710,420)"/&gt;</text:p>
      <text:p text:style-name="P29"><text:s text:c="4"/>&lt;wire from="(420,50)" to="(420,130)"/&gt;</text:p>
      <text:p text:style-name="P29"><text:s text:c="4"/>&lt;wire from="(110,50)" to="(110,200)"/&gt;</text:p>
      <text:p text:style-name="P29"><text:s text:c="4"/>&lt;wire from="(450,250)" to="(450,280)"/&gt;</text:p>
      <text:p text:style-name="P29"><text:s text:c="4"/>&lt;wire from="(320,450)" to="(360,450)"/&gt;</text:p>
      <text:p text:style-name="P29"><text:s text:c="4"/>&lt;wire from="(50,370)" to="(50,400)"/&gt;</text:p>
      <text:p text:style-name="P29"><text:s text:c="4"/>&lt;wire from="(70,310)" to="(360,310)"/&gt;</text:p>
      <text:p text:style-name="P29"><text:s text:c="4"/>&lt;wire from="(70,310)" to="(70,340)"/&gt;</text:p>
      <text:p text:style-name="P29"><text:s text:c="4"/>&lt;wire from="(390,360)" to="(480,360)"/&gt;</text:p>
      <text:p text:style-name="P29"><text:s text:c="4"/>&lt;wire from="(390,240)" to="(480,240)"/&gt;</text:p>
      <text:p text:style-name="P29"><text:s text:c="4"/>&lt;wire from="(590,350)" to="(590,390)"/&gt;</text:p>
      <text:p text:style-name="P29"><text:s text:c="4"/>&lt;wire from="(380,50)" to="(380,150)"/&gt;</text:p>
      <text:p text:style-name="P29"><text:s text:c="4"/>&lt;wire from="(450,310)" to="(480,310)"/&gt;</text:p>
      <text:p text:style-name="P29"><text:s text:c="4"/>&lt;wire from="(540,180)" to="(540,470)"/&gt;</text:p>
      <text:p text:style-name="P29"><text:s text:c="4"/>&lt;wire from="(510,240)" to="(650,240)"/&gt;</text:p>
      <text:p text:style-name="P29"><text:s text:c="4"/>&lt;wire from="(300,50)" to="(300,420)"/&gt;</text:p>
      <text:p text:style-name="P29"><text:s text:c="4"/>&lt;wire from="(90,220)" to="(420,220)"/&gt;</text:p>
      <text:p text:style-name="P29"><text:soft-page-break/><text:s text:c="4"/>&lt;wire from="(230,330)" to="(360,330)"/&gt;</text:p>
      <text:p text:style-name="P29"><text:s text:c="4"/>&lt;wire from="(360,160)" to="(750,160)"/&gt;</text:p>
      <text:p text:style-name="P29"><text:s text:c="4"/>&lt;wire from="(300,420)" to="(360,420)"/&gt;</text:p>
      <text:p text:style-name="P29"><text:s text:c="4"/>&lt;wire from="(50,50)" to="(50,370)"/&gt;</text:p>
      <text:p text:style-name="P29"><text:s text:c="4"/>&lt;wire from="(140,50)" to="(140,180)"/&gt;</text:p>
      <text:p text:style-name="P29"><text:s text:c="4"/>&lt;wire from="(450,50)" to="(450,120)"/&gt;</text:p>
      <text:p text:style-name="P29"><text:s text:c="4"/>&lt;wire from="(420,460)" to="(480,460)"/&gt;</text:p>
      <text:p text:style-name="P29"><text:s text:c="4"/>&lt;wire from="(380,150)" to="(760,150)"/&gt;</text:p>
      <text:p text:style-name="P29"><text:s text:c="4"/>&lt;wire from="(400,140)" to="(770,140)"/&gt;</text:p>
      <text:p text:style-name="P29"><text:s text:c="4"/>&lt;wire from="(70,50)" to="(70,250)"/&gt;</text:p>
      <text:p text:style-name="P29"><text:s text:c="4"/>&lt;wire from="(50,400)" to="(360,400)"/&gt;</text:p>
      <text:p text:style-name="P29"><text:s text:c="4"/>&lt;wire from="(750,160)" to="(750,420)"/&gt;</text:p>
      <text:p text:style-name="P29"><text:s text:c="4"/>&lt;wire from="(510,300)" to="(630,300)"/&gt;</text:p>
      <text:p text:style-name="P29"><text:s text:c="4"/>&lt;wire from="(630,370)" to="(670,370)"/&gt;</text:p>
      <text:p text:style-name="P29"><text:s text:c="4"/>&lt;wire from="(570,340)" to="(670,340)"/&gt;</text:p>
      <text:p text:style-name="P29"><text:s text:c="4"/>&lt;wire from="(680,450)" to="(780,450)"/&gt;</text:p>
      <text:p text:style-name="P29"><text:s text:c="4"/>&lt;wire from="(420,430)" to="(420,460)"/&gt;</text:p>
      <text:p text:style-name="P29"><text:s text:c="4"/>&lt;wire from="(570,340)" to="(570,360)"/&gt;</text:p>
      <text:p text:style-name="P29"><text:s text:c="4"/>&lt;wire from="(190,50)" to="(190,270)"/&gt;</text:p>
      <text:p text:style-name="P29"><text:s text:c="4"/>&lt;wire from="(420,130)" to="(780,130)"/&gt;</text:p>
      <text:p text:style-name="P29"><text:s text:c="4"/>&lt;wire from="(70,280)" to="(360,280)"/&gt;</text:p>
      <text:p text:style-name="P29"><text:s text:c="4"/>&lt;wire from="(70,280)" to="(70,310)"/&gt;</text:p>
      <text:p text:style-name="P29"><text:s text:c="4"/>&lt;wire from="(390,330)" to="(480,330)"/&gt;</text:p>
      <text:p text:style-name="P29"><text:s text:c="4"/>&lt;wire from="(390,450)" to="(480,450)"/&gt;</text:p>
      <text:p text:style-name="P29"><text:s text:c="4"/>&lt;wire from="(700,390)" to="(700,430)"/&gt;</text:p>
      <text:p text:style-name="P29"><text:s text:c="4"/>&lt;wire from="(450,280)" to="(480,280)"/&gt;</text:p>
      <text:p text:style-name="P29"><text:soft-page-break/><text:s text:c="4"/>&lt;wire from="(770,140)" to="(770,440)"/&gt;</text:p>
      <text:p text:style-name="P29"><text:s text:c="4"/>&lt;wire from="(210,300)" to="(360,300)"/&gt;</text:p>
      <text:p text:style-name="P29"><text:s text:c="4"/>&lt;wire from="(640,310)" to="(670,310)"/&gt;</text:p>
      <text:p text:style-name="P29"><text:s text:c="4"/>&lt;wire from="(110,200)" to="(450,200)"/&gt;</text:p>
      <text:p text:style-name="P29"><text:s text:c="4"/>&lt;wire from="(790,120)" to="(790,410)"/&gt;</text:p>
      <text:p text:style-name="P29"><text:s text:c="4"/>&lt;wire from="(140,180)" to="(540,180)"/&gt;</text:p>
      <text:p text:style-name="P29"><text:s text:c="4"/>&lt;wire from="(280,390)" to="(360,390)"/&gt;</text:p>
      <text:p text:style-name="P29"><text:s text:c="4"/>&lt;wire from="(690,440)" to="(770,440)"/&gt;</text:p>
      <text:p text:style-name="P29"><text:s text:c="4"/>&lt;wire from="(420,430)" to="(480,430)"/&gt;</text:p>
      <text:p text:style-name="P29"><text:s text:c="4"/>&lt;wire from="(510,360)" to="(570,360)"/&gt;</text:p>
      <text:p text:style-name="P29"><text:s text:c="4"/>&lt;wire from="(50,370)" to="(360,370)"/&gt;</text:p>
      <text:p text:style-name="P29"><text:s text:c="4"/>&lt;wire from="(700,430)" to="(760,430)"/&gt;</text:p>
      <text:p text:style-name="P29"><text:s text:c="4"/>&lt;wire from="(280,50)" to="(280,390)"/&gt;</text:p>
      <text:p text:style-name="P29"><text:s text:c="4"/>&lt;wire from="(420,220)" to="(420,370)"/&gt;</text:p>
      <text:p text:style-name="P29"><text:s text:c="4"/>&lt;wire from="(650,380)" to="(650,470)"/&gt;</text:p>
      <text:p text:style-name="P29"><text:s text:c="4"/>&lt;wire from="(710,420)" to="(750,420)"/&gt;</text:p>
      <text:p text:style-name="P29"><text:s text:c="4"/>&lt;wire from="(190,270)" to="(360,270)"/&gt;</text:p>
      <text:p text:style-name="P29"><text:s text:c="4"/>&lt;wire from="(260,360)" to="(360,360)"/&gt;</text:p>
      <text:p text:style-name="P29"><text:s text:c="4"/>&lt;wire from="(420,400)" to="(420,430)"/&gt;</text:p>
      <text:p text:style-name="P29"><text:s text:c="4"/>&lt;wire from="(450,310)" to="(450,340)"/&gt;</text:p>
      <text:p text:style-name="P29"><text:s text:c="4"/>&lt;wire from="(540,470)" to="(650,470)"/&gt;</text:p>
      <text:p text:style-name="P29"><text:s text:c="4"/>&lt;wire from="(230,50)" to="(230,330)"/&gt;</text:p>
      <text:p text:style-name="P29"><text:s text:c="4"/>&lt;wire from="(400,50)" to="(400,140)"/&gt;</text:p>
      <text:p text:style-name="P29"><text:s text:c="4"/>&lt;wire from="(50,430)" to="(50,460)"/&gt;</text:p>
      <text:p text:style-name="P29"><text:s text:c="4"/>&lt;wire from="(70,250)" to="(360,250)"/&gt;</text:p>
      <text:p text:style-name="P29"><text:s text:c="4"/>&lt;wire from="(70,250)" to="(70,280)"/&gt;</text:p>
      <text:p text:style-name="P29"><text:soft-page-break/><text:s text:c="4"/>&lt;wire from="(390,300)" to="(480,300)"/&gt;</text:p>
      <text:p text:style-name="P29"><text:s text:c="4"/>&lt;wire from="(390,420)" to="(480,420)"/&gt;</text:p>
      <text:p text:style-name="P29"><text:s text:c="4"/>&lt;wire from="(450,250)" to="(480,250)"/&gt;</text:p>
      <text:p text:style-name="P29"><text:s text:c="4"/>&lt;wire from="(650,300)" to="(670,300)"/&gt;</text:p>
      <text:p text:style-name="P29"><text:s text:c="4"/>&lt;wire from="(650,380)" to="(670,380)"/&gt;</text:p>
      <text:p text:style-name="P29"><text:s text:c="4"/>&lt;wire from="(90,50)" to="(90,220)"/&gt;</text:p>
      <text:p text:style-name="P29"><text:s text:c="4"/>&lt;wire from="(360,50)" to="(360,160)"/&gt;</text:p>
      <text:p text:style-name="P29"><text:s text:c="4"/>&lt;wire from="(720,410)" to="(790,410)"/&gt;</text:p>
      <text:p text:style-name="P29"><text:s text:c="4"/>&lt;wire from="(510,390)" to="(590,390)"/&gt;</text:p>
      <text:p text:style-name="P29"><text:s text:c="4"/>&lt;wire from="(690,390)" to="(690,440)"/&gt;</text:p>
      <text:p text:style-name="P29"><text:s text:c="4"/>&lt;wire from="(590,350)" to="(670,350)"/&gt;</text:p>
      <text:p text:style-name="P29"><text:s text:c="4"/>&lt;wire from="(510,270)" to="(640,270)"/&gt;</text:p>
      <text:p text:style-name="P29"><text:s text:c="4"/>&lt;wire from="(170,50)" to="(170,240)"/&gt;</text:p>
      <text:p text:style-name="P29"><text:s text:c="4"/>&lt;wire from="(170,240)" to="(360,240)"/&gt;</text:p>
      <text:p text:style-name="P29"><text:s text:c="4"/>&lt;wire from="(420,400)" to="(480,400)"/&gt;</text:p>
      <text:p text:style-name="P29"><text:s text:c="4"/>&lt;wire from="(50,460)" to="(360,460)"/&gt;</text:p>
      <text:p text:style-name="P29"><text:s text:c="4"/>&lt;wire from="(760,150)" to="(760,430)"/&gt;</text:p>
      <text:p text:style-name="P29"><text:s text:c="4"/>&lt;wire from="(320,50)" to="(320,450)"/&gt;</text:p>
      <text:p text:style-name="P29"><text:s text:c="4"/>&lt;wire from="(420,370)" to="(420,400)"/&gt;</text:p>
      <text:p text:style-name="P29"><text:s text:c="4"/>&lt;wire from="(450,280)" to="(450,310)"/&gt;</text:p>
      <text:p text:style-name="P29"><text:s text:c="4"/>&lt;wire from="(630,370)" to="(630,450)"/&gt;</text:p>
      <text:p text:style-name="P29"><text:s text:c="4"/>&lt;wire from="(510,420)" to="(610,420)"/&gt;</text:p>
      <text:p text:style-name="P29"><text:s text:c="4"/>&lt;wire from="(630,300)" to="(630,320)"/&gt;</text:p>
      <text:p text:style-name="P29"><text:s text:c="4"/>&lt;wire from="(50,400)" to="(50,430)"/&gt;</text:p>
      <text:p text:style-name="P29"><text:s text:c="4"/>&lt;wire from="(70,340)" to="(360,340)"/&gt;</text:p>
      <text:p text:style-name="P29"><text:s text:c="4"/>&lt;wire from="(720,390)" to="(720,410)"/&gt;</text:p>
      <text:p text:style-name="P29"><text:soft-page-break/><text:s text:c="4"/>&lt;wire from="(390,270)" to="(480,270)"/&gt;</text:p>
      <text:p text:style-name="P29"><text:s text:c="4"/>&lt;wire from="(390,390)" to="(480,390)"/&gt;</text:p>
      <text:p text:style-name="P29"><text:s text:c="4"/>&lt;wire from="(640,270)" to="(640,310)"/&gt;</text:p>
      <text:p text:style-name="P29"><text:s text:c="4"/>&lt;wire from="(450,340)" to="(480,340)"/&gt;</text:p>
      <text:p text:style-name="P29"><text:s text:c="4"/>&lt;wire from="(510,330)" to="(670,330)"/&gt;</text:p>
      <text:p text:style-name="P29"><text:s text:c="4"/>&lt;wire from="(450,120)" to="(790,120)"/&gt;</text:p>
      <text:p text:style-name="P29"><text:s text:c="4"/>&lt;wire from="(450,200)" to="(450,250)"/&gt;</text:p>
      <text:p text:style-name="P29"><text:s text:c="4"/>&lt;wire from="(260,50)" to="(260,360)"/&gt;</text:p>
      <text:p text:style-name="P29"><text:s text:c="4"/>&lt;wire from="(610,360)" to="(610,420)"/&gt;</text:p>
      <text:p text:style-name="P29"><text:s text:c="4"/>&lt;wire from="(650,240)" to="(650,300)"/&gt;</text:p>
      <text:p text:style-name="P29"><text:s text:c="4"/>&lt;wire from="(680,390)" to="(680,450)"/&gt;</text:p>
      <text:p text:style-name="P29"><text:s text:c="4"/>&lt;wire from="(210,50)" to="(210,300)"/&gt;</text:p>
      <text:p text:style-name="P29"><text:s text:c="4"/>&lt;comp loc="(390,330)" name="AND (NAND)"/&gt;</text:p>
      <text:p text:style-name="P29"><text:s text:c="4"/>&lt;comp loc="(510,390)" name="XOR (NAND)"/&gt;</text:p>
      <text:p text:style-name="P29"><text:s text:c="4"/>&lt;comp lib="0" loc="(190,50)" name="Pin"&gt;</text:p>
      <text:p text:style-name="P29"><text:s text:c="6"/>&lt;a name="facing" val="south"/&gt;</text:p>
      <text:p text:style-name="P29"><text:s text:c="6"/>&lt;a name="tristate" val="false"/&gt;</text:p>
      <text:p text:style-name="P29"><text:s text:c="6"/>&lt;a name="label" val="A2"/&gt;</text:p>
      <text:p text:style-name="P29"><text:s text:c="6"/>&lt;a name="labelloc" val="north"/&gt;</text:p>
      <text:p text:style-name="P29"><text:s text:c="4"/>&lt;/comp&gt;</text:p>
      <text:p text:style-name="P29"><text:s text:c="4"/>&lt;comp lib="0" loc="(230,50)" name="Pin"&gt;</text:p>
      <text:p text:style-name="P29"><text:s text:c="6"/>&lt;a name="facing" val="south"/&gt;</text:p>
      <text:p text:style-name="P29"><text:s text:c="6"/>&lt;a name="tristate" val="false"/&gt;</text:p>
      <text:p text:style-name="P29"><text:s text:c="6"/>&lt;a name="label" val="A0"/&gt;</text:p>
      <text:p text:style-name="P29"><text:s text:c="6"/>&lt;a name="labelloc" val="north"/&gt;</text:p>
      <text:p text:style-name="P29"><text:s text:c="4"/>&lt;/comp&gt;</text:p>
      <text:p text:style-name="P29"><text:soft-page-break/><text:s text:c="4"/>&lt;comp loc="(390,300)" name="AND (NAND)"/&gt;</text:p>
      <text:p text:style-name="P29"><text:s text:c="4"/>&lt;comp loc="(510,360)" name="XOR (NAND)"/&gt;</text:p>
      <text:p text:style-name="P29"><text:s text:c="4"/>&lt;comp lib="0" loc="(420,50)" name="Pin"&gt;</text:p>
      <text:p text:style-name="P29"><text:s text:c="6"/>&lt;a name="facing" val="south"/&gt;</text:p>
      <text:p text:style-name="P29"><text:s text:c="6"/>&lt;a name="output" val="true"/&gt;</text:p>
      <text:p text:style-name="P29"><text:s text:c="6"/>&lt;a name="tristate" val="false"/&gt;</text:p>
      <text:p text:style-name="P29"><text:s text:c="6"/>&lt;a name="label" val="F0"/&gt;</text:p>
      <text:p text:style-name="P29"><text:s text:c="6"/>&lt;a name="labelloc" val="north"/&gt;</text:p>
      <text:p text:style-name="P29"><text:s text:c="4"/>&lt;/comp&gt;</text:p>
      <text:p text:style-name="P29"><text:s text:c="4"/>&lt;comp loc="(390,270)" name="AND (NAND)"/&gt;</text:p>
      <text:p text:style-name="P29"><text:s text:c="4"/>&lt;comp loc="(510,240)" name="XOR (NAND)"/&gt;</text:p>
      <text:p text:style-name="P29"><text:s text:c="4"/>&lt;comp lib="0" loc="(260,50)" name="Pin"&gt;</text:p>
      <text:p text:style-name="P29"><text:s text:c="6"/>&lt;a name="facing" val="south"/&gt;</text:p>
      <text:p text:style-name="P29"><text:s text:c="6"/>&lt;a name="tristate" val="false"/&gt;</text:p>
      <text:p text:style-name="P29"><text:s text:c="6"/>&lt;a name="label" val="B3"/&gt;</text:p>
      <text:p text:style-name="P29"><text:s text:c="6"/>&lt;a name="labelloc" val="north"/&gt;</text:p>
      <text:p text:style-name="P29"><text:s text:c="4"/>&lt;/comp&gt;</text:p>
      <text:p text:style-name="P29"><text:s text:c="4"/>&lt;comp loc="(510,330)" name="XOR (NAND)"/&gt;</text:p>
      <text:p text:style-name="P29"><text:s text:c="4"/>&lt;comp loc="(390,390)" name="AND (NAND)"/&gt;</text:p>
      <text:p text:style-name="P29"><text:s text:c="4"/>&lt;comp lib="0" loc="(360,50)" name="Pin"&gt;</text:p>
      <text:p text:style-name="P29"><text:s text:c="6"/>&lt;a name="facing" val="south"/&gt;</text:p>
      <text:p text:style-name="P29"><text:s text:c="6"/>&lt;a name="output" val="true"/&gt;</text:p>
      <text:p text:style-name="P29"><text:s text:c="6"/>&lt;a name="tristate" val="false"/&gt;</text:p>
      <text:p text:style-name="P29"><text:s text:c="6"/>&lt;a name="label" val="F3"/&gt;</text:p>
      <text:p text:style-name="P29"><text:s text:c="6"/>&lt;a name="labelloc" val="north"/&gt;</text:p>
      <text:p text:style-name="P29"><text:s text:c="4"/>&lt;/comp&gt;</text:p>
      <text:p text:style-name="P29"><text:soft-page-break/><text:s text:c="4"/>&lt;comp lib="0" loc="(320,50)" name="Pin"&gt;</text:p>
      <text:p text:style-name="P29"><text:s text:c="6"/>&lt;a name="facing" val="south"/&gt;</text:p>
      <text:p text:style-name="P29"><text:s text:c="6"/>&lt;a name="tristate" val="false"/&gt;</text:p>
      <text:p text:style-name="P29"><text:s text:c="6"/>&lt;a name="label" val="B0"/&gt;</text:p>
      <text:p text:style-name="P29"><text:s text:c="6"/>&lt;a name="labelloc" val="north"/&gt;</text:p>
      <text:p text:style-name="P29"><text:s text:c="4"/>&lt;/comp&gt;</text:p>
      <text:p text:style-name="P29"><text:s text:c="4"/>&lt;comp lib="0" loc="(400,50)" name="Pin"&gt;</text:p>
      <text:p text:style-name="P29"><text:s text:c="6"/>&lt;a name="facing" val="south"/&gt;</text:p>
      <text:p text:style-name="P29"><text:s text:c="6"/>&lt;a name="output" val="true"/&gt;</text:p>
      <text:p text:style-name="P29"><text:s text:c="6"/>&lt;a name="tristate" val="false"/&gt;</text:p>
      <text:p text:style-name="P29"><text:s text:c="6"/>&lt;a name="label" val="F1"/&gt;</text:p>
      <text:p text:style-name="P29"><text:s text:c="6"/>&lt;a name="labelloc" val="north"/&gt;</text:p>
      <text:p text:style-name="P29"><text:s text:c="4"/>&lt;/comp&gt;</text:p>
      <text:p text:style-name="P29"><text:s text:c="4"/>&lt;comp lib="0" loc="(50,50)" name="Pin"&gt;</text:p>
      <text:p text:style-name="P29"><text:s text:c="6"/>&lt;a name="facing" val="south"/&gt;</text:p>
      <text:p text:style-name="P29"><text:s text:c="6"/>&lt;a name="tristate" val="false"/&gt;</text:p>
      <text:p text:style-name="P29"><text:s text:c="6"/>&lt;a name="label" val="S3"/&gt;</text:p>
      <text:p text:style-name="P29"><text:s text:c="6"/>&lt;a name="labelloc" val="north"/&gt;</text:p>
      <text:p text:style-name="P29"><text:s text:c="4"/>&lt;/comp&gt;</text:p>
      <text:p text:style-name="P29"><text:s text:c="4"/>&lt;comp loc="(390,420)" name="AND (NAND)"/&gt;</text:p>
      <text:p text:style-name="P29"><text:s text:c="4"/>&lt;comp loc="(510,450)" name="XOR (NAND)"/&gt;</text:p>
      <text:p text:style-name="P29"><text:s text:c="4"/>&lt;comp lib="0" loc="(450,50)" name="Pin"&gt;</text:p>
      <text:p text:style-name="P29"><text:s text:c="6"/>&lt;a name="facing" val="south"/&gt;</text:p>
      <text:p text:style-name="P29"><text:s text:c="6"/>&lt;a name="output" val="true"/&gt;</text:p>
      <text:p text:style-name="P29"><text:s text:c="6"/>&lt;a name="tristate" val="false"/&gt;</text:p>
      <text:p text:style-name="P29"><text:s text:c="6"/>&lt;a name="label" val="C"/&gt;</text:p>
      <text:p text:style-name="P29"><text:soft-page-break/><text:s text:c="6"/>&lt;a name="labelloc" val="north"/&gt;</text:p>
      <text:p text:style-name="P29"><text:s text:c="4"/>&lt;/comp&gt;</text:p>
      <text:p text:style-name="P29"><text:s text:c="4"/>&lt;comp lib="0" loc="(70,50)" name="Pin"&gt;</text:p>
      <text:p text:style-name="P29"><text:s text:c="6"/>&lt;a name="facing" val="south"/&gt;</text:p>
      <text:p text:style-name="P29"><text:s text:c="6"/>&lt;a name="tristate" val="false"/&gt;</text:p>
      <text:p text:style-name="P29"><text:s text:c="6"/>&lt;a name="label" val="S2"/&gt;</text:p>
      <text:p text:style-name="P29"><text:s text:c="6"/>&lt;a name="labelloc" val="north"/&gt;</text:p>
      <text:p text:style-name="P29"><text:s text:c="4"/>&lt;/comp&gt;</text:p>
      <text:p text:style-name="P29"><text:s text:c="4"/>&lt;comp loc="(390,240)" name="AND (NAND)"/&gt;</text:p>
      <text:p text:style-name="P29"><text:s text:c="4"/>&lt;comp loc="(510,270)" name="XOR (NAND)"/&gt;</text:p>
      <text:p text:style-name="P29"><text:s text:c="4"/>&lt;comp lib="0" loc="(210,50)" name="Pin"&gt;</text:p>
      <text:p text:style-name="P29"><text:s text:c="6"/>&lt;a name="facing" val="south"/&gt;</text:p>
      <text:p text:style-name="P29"><text:s text:c="6"/>&lt;a name="tristate" val="false"/&gt;</text:p>
      <text:p text:style-name="P29"><text:s text:c="6"/>&lt;a name="label" val="A1"/&gt;</text:p>
      <text:p text:style-name="P29"><text:s text:c="6"/>&lt;a name="labelloc" val="north"/&gt;</text:p>
      <text:p text:style-name="P29"><text:s text:c="4"/>&lt;/comp&gt;</text:p>
      <text:p text:style-name="P29"><text:s text:c="4"/>&lt;comp loc="(670,300)" name="4-Bit-Addierer (NAND)"/&gt;</text:p>
      <text:p text:style-name="P29"><text:s text:c="4"/>&lt;comp loc="(390,360)" name="AND (NAND)"/&gt;</text:p>
      <text:p text:style-name="P29"><text:s text:c="4"/>&lt;comp lib="0" loc="(380,50)" name="Pin"&gt;</text:p>
      <text:p text:style-name="P29"><text:s text:c="6"/>&lt;a name="facing" val="south"/&gt;</text:p>
      <text:p text:style-name="P29"><text:s text:c="6"/>&lt;a name="output" val="true"/&gt;</text:p>
      <text:p text:style-name="P29"><text:s text:c="6"/>&lt;a name="tristate" val="false"/&gt;</text:p>
      <text:p text:style-name="P29"><text:s text:c="6"/>&lt;a name="label" val="F2"/&gt;</text:p>
      <text:p text:style-name="P29"><text:s text:c="6"/>&lt;a name="labelloc" val="north"/&gt;</text:p>
      <text:p text:style-name="P29"><text:s text:c="4"/>&lt;/comp&gt;</text:p>
      <text:p text:style-name="P29"><text:s text:c="4"/>&lt;comp lib="0" loc="(140,50)" name="Pin"&gt;</text:p>
      <text:p text:style-name="P29"><text:soft-page-break/><text:s text:c="6"/>&lt;a name="facing" val="south"/&gt;</text:p>
      <text:p text:style-name="P29"><text:s text:c="6"/>&lt;a name="tristate" val="false"/&gt;</text:p>
      <text:p text:style-name="P29"><text:s text:c="6"/>&lt;a name="label" val="C0"/&gt;</text:p>
      <text:p text:style-name="P29"><text:s text:c="6"/>&lt;a name="labelloc" val="north"/&gt;</text:p>
      <text:p text:style-name="P29"><text:s text:c="4"/>&lt;/comp&gt;</text:p>
      <text:p text:style-name="P29"><text:s text:c="4"/>&lt;comp loc="(510,420)" name="XOR (NAND)"/&gt;</text:p>
      <text:p text:style-name="P29"><text:s text:c="4"/>&lt;comp lib="0" loc="(90,50)" name="Pin"&gt;</text:p>
      <text:p text:style-name="P29"><text:s text:c="6"/>&lt;a name="facing" val="south"/&gt;</text:p>
      <text:p text:style-name="P29"><text:s text:c="6"/>&lt;a name="tristate" val="false"/&gt;</text:p>
      <text:p text:style-name="P29"><text:s text:c="6"/>&lt;a name="label" val="S1"/&gt;</text:p>
      <text:p text:style-name="P29"><text:s text:c="6"/>&lt;a name="labelloc" val="north"/&gt;</text:p>
      <text:p text:style-name="P29"><text:s text:c="4"/>&lt;/comp&gt;</text:p>
      <text:p text:style-name="P29"><text:s text:c="4"/>&lt;comp lib="0" loc="(300,50)" name="Pin"&gt;</text:p>
      <text:p text:style-name="P29"><text:s text:c="6"/>&lt;a name="facing" val="south"/&gt;</text:p>
      <text:p text:style-name="P29"><text:s text:c="6"/>&lt;a name="tristate" val="false"/&gt;</text:p>
      <text:p text:style-name="P29"><text:s text:c="6"/>&lt;a name="label" val="B1"/&gt;</text:p>
      <text:p text:style-name="P29"><text:s text:c="6"/>&lt;a name="labelloc" val="north"/&gt;</text:p>
      <text:p text:style-name="P29"><text:s text:c="4"/>&lt;/comp&gt;</text:p>
      <text:p text:style-name="P29"><text:s text:c="4"/>&lt;comp loc="(390,450)" name="AND (NAND)"/&gt;</text:p>
      <text:p text:style-name="P29"><text:s text:c="4"/>&lt;comp lib="0" loc="(170,50)" name="Pin"&gt;</text:p>
      <text:p text:style-name="P29"><text:s text:c="6"/>&lt;a name="facing" val="south"/&gt;</text:p>
      <text:p text:style-name="P29"><text:s text:c="6"/>&lt;a name="tristate" val="false"/&gt;</text:p>
      <text:p text:style-name="P29"><text:s text:c="6"/>&lt;a name="label" val="A3"/&gt;</text:p>
      <text:p text:style-name="P29"><text:s text:c="6"/>&lt;a name="labelloc" val="north"/&gt;</text:p>
      <text:p text:style-name="P29"><text:s text:c="4"/>&lt;/comp&gt;</text:p>
      <text:p text:style-name="P29"><text:s text:c="4"/>&lt;comp lib="0" loc="(280,50)" name="Pin"&gt;</text:p>
      <text:p text:style-name="P29"><text:soft-page-break/><text:s text:c="6"/>&lt;a name="facing" val="south"/&gt;</text:p>
      <text:p text:style-name="P29"><text:s text:c="6"/>&lt;a name="tristate" val="false"/&gt;</text:p>
      <text:p text:style-name="P29"><text:s text:c="6"/>&lt;a name="label" val="B2"/&gt;</text:p>
      <text:p text:style-name="P29"><text:s text:c="6"/>&lt;a name="labelloc" val="north"/&gt;</text:p>
      <text:p text:style-name="P29"><text:s text:c="4"/>&lt;/comp&gt;</text:p>
      <text:p text:style-name="P29"><text:s text:c="4"/>&lt;comp lib="0" loc="(110,50)" name="Pin"&gt;</text:p>
      <text:p text:style-name="P29"><text:s text:c="6"/>&lt;a name="facing" val="south"/&gt;</text:p>
      <text:p text:style-name="P29"><text:s text:c="6"/>&lt;a name="tristate" val="false"/&gt;</text:p>
      <text:p text:style-name="P29"><text:s text:c="6"/>&lt;a name="label" val="S0"/&gt;</text:p>
      <text:p text:style-name="P29"><text:s text:c="6"/>&lt;a name="labelloc" val="north"/&gt;</text:p>
      <text:p text:style-name="P29"><text:s text:c="4"/>&lt;/comp&gt;</text:p>
      <text:p text:style-name="P29"><text:s text:c="4"/>&lt;comp loc="(510,300)" name="XOR (NAND)"/&gt;</text:p>
      <text:p text:style-name="P29"><text:s text:c="2"/>&lt;/circuit&gt;</text:p>
      <text:p text:style-name="P29"><text:s text:c="2"/>&lt;circuit name="RS-Latch (NAND)"&gt;</text:p>
      <text:p text:style-name="P29"><text:s text:c="4"/>&lt;a name="circuit" val="RS-Latch (NAND)"/&gt;</text:p>
      <text:p text:style-name="P29"><text:s text:c="4"/>&lt;a name="clabel" val=""/&gt;</text:p>
      <text:p text:style-name="P29"><text:s text:c="4"/>&lt;a name="clabelup" val="east"/&gt;</text:p>
      <text:p text:style-name="P29"><text:s text:c="4"/>&lt;a name="clabelfont" val="SansSerif plain 12"/&gt;</text:p>
      <text:p text:style-name="P29"><text:s text:c="4"/>&lt;wire from="(160,90)" to="(190,90)"/&gt;</text:p>
      <text:p text:style-name="P29"><text:s text:c="4"/>&lt;wire from="(220,80)" to="(250,80)"/&gt;</text:p>
      <text:p text:style-name="P29"><text:s text:c="4"/>&lt;wire from="(220,160)" to="(250,160)"/&gt;</text:p>
      <text:p text:style-name="P29"><text:s text:c="4"/>&lt;wire from="(340,90)" to="(340,160)"/&gt;</text:p>
      <text:p text:style-name="P29"><text:s text:c="4"/>&lt;wire from="(160,140)" to="(250,140)"/&gt;</text:p>
      <text:p text:style-name="P29"><text:s text:c="4"/>&lt;wire from="(250,160)" to="(340,160)"/&gt;</text:p>
      <text:p text:style-name="P29"><text:s text:c="4"/>&lt;wire from="(130,80)" to="(190,80)"/&gt;</text:p>
      <text:p text:style-name="P29"><text:s text:c="4"/>&lt;wire from="(130,170)" to="(190,170)"/&gt;</text:p>
      <text:p text:style-name="P29"><text:soft-page-break/><text:s text:c="4"/>&lt;wire from="(340,90)" to="(360,90)"/&gt;</text:p>
      <text:p text:style-name="P29"><text:s text:c="4"/>&lt;wire from="(350,160)" to="(370,160)"/&gt;</text:p>
      <text:p text:style-name="P29"><text:s text:c="4"/>&lt;wire from="(170,120)" to="(170,160)"/&gt;</text:p>
      <text:p text:style-name="P29"><text:s text:c="4"/>&lt;wire from="(250,80)" to="(250,120)"/&gt;</text:p>
      <text:p text:style-name="P29"><text:s text:c="4"/>&lt;wire from="(170,160)" to="(190,160)"/&gt;</text:p>
      <text:p text:style-name="P29"><text:s text:c="4"/>&lt;wire from="(360,80)" to="(360,90)"/&gt;</text:p>
      <text:p text:style-name="P29"><text:s text:c="4"/>&lt;wire from="(160,90)" to="(160,140)"/&gt;</text:p>
      <text:p text:style-name="P29"><text:s text:c="4"/>&lt;wire from="(170,120)" to="(250,120)"/&gt;</text:p>
      <text:p text:style-name="P29"><text:s text:c="4"/>&lt;wire from="(360,80)" to="(370,80)"/&gt;</text:p>
      <text:p text:style-name="P29"><text:s text:c="4"/>&lt;wire from="(350,80)" to="(350,160)"/&gt;</text:p>
      <text:p text:style-name="P29"><text:s text:c="4"/>&lt;wire from="(250,140)" to="(250,160)"/&gt;</text:p>
      <text:p text:style-name="P29"><text:s text:c="4"/>&lt;wire from="(250,80)" to="(350,80)"/&gt;</text:p>
      <text:p text:style-name="P29"><text:s text:c="4"/>&lt;comp loc="(220,80)" name="NOR (NAND)"/&gt;</text:p>
      <text:p text:style-name="P29"><text:s text:c="4"/>&lt;comp lib="0" loc="(370,160)" name="Pin"&gt;</text:p>
      <text:p text:style-name="P29"><text:s text:c="6"/>&lt;a name="facing" val="west"/&gt;</text:p>
      <text:p text:style-name="P29"><text:s text:c="6"/>&lt;a name="output" val="true"/&gt;</text:p>
      <text:p text:style-name="P29"><text:s text:c="6"/>&lt;a name="label" val="!Q"/&gt;</text:p>
      <text:p text:style-name="P29"><text:s text:c="6"/>&lt;a name="labelloc" val="east"/&gt;</text:p>
      <text:p text:style-name="P29"><text:s text:c="4"/>&lt;/comp&gt;</text:p>
      <text:p text:style-name="P29"><text:s text:c="4"/>&lt;comp lib="0" loc="(130,80)" name="Pin"&gt;</text:p>
      <text:p text:style-name="P29"><text:s text:c="6"/>&lt;a name="tristate" val="false"/&gt;</text:p>
      <text:p text:style-name="P29"><text:s text:c="6"/>&lt;a name="label" val="S"/&gt;</text:p>
      <text:p text:style-name="P29"><text:s text:c="4"/>&lt;/comp&gt;</text:p>
      <text:p text:style-name="P29"><text:s text:c="4"/>&lt;comp lib="0" loc="(130,170)" name="Pin"&gt;</text:p>
      <text:p text:style-name="P29"><text:s text:c="6"/>&lt;a name="tristate" val="false"/&gt;</text:p>
      <text:p text:style-name="P29"><text:s text:c="6"/>&lt;a name="label" val="R"/&gt;</text:p>
      <text:p text:style-name="P29"><text:soft-page-break/><text:s text:c="4"/>&lt;/comp&gt;</text:p>
      <text:p text:style-name="P29"><text:s text:c="4"/>&lt;comp lib="6" loc="(204,170)" name="Text"&gt;</text:p>
      <text:p text:style-name="P29"><text:s text:c="6"/>&lt;a name="text" val="NOR"/&gt;</text:p>
      <text:p text:style-name="P29"><text:s text:c="4"/>&lt;/comp&gt;</text:p>
      <text:p text:style-name="P29"><text:s text:c="4"/>&lt;comp loc="(220,160)" name="NOR (NAND)"/&gt;</text:p>
      <text:p text:style-name="P29"><text:s text:c="4"/>&lt;comp lib="6" loc="(205,89)" name="Text"&gt;</text:p>
      <text:p text:style-name="P29"><text:s text:c="6"/>&lt;a name="text" val="NOR"/&gt;</text:p>
      <text:p text:style-name="P29"><text:s text:c="4"/>&lt;/comp&gt;</text:p>
      <text:p text:style-name="P29"><text:s text:c="4"/>&lt;comp lib="0" loc="(370,80)" name="Pin"&gt;</text:p>
      <text:p text:style-name="P29"><text:s text:c="6"/>&lt;a name="facing" val="west"/&gt;</text:p>
      <text:p text:style-name="P29"><text:s text:c="6"/>&lt;a name="output" val="true"/&gt;</text:p>
      <text:p text:style-name="P29"><text:s text:c="6"/>&lt;a name="tristate" val="false"/&gt;</text:p>
      <text:p text:style-name="P29"><text:s text:c="6"/>&lt;a name="label" val="Q"/&gt;</text:p>
      <text:p text:style-name="P29"><text:s text:c="6"/>&lt;a name="labelloc" val="east"/&gt;</text:p>
      <text:p text:style-name="P29"><text:s text:c="4"/>&lt;/comp&gt;</text:p>
      <text:p text:style-name="P29"><text:s text:c="2"/>&lt;/circuit&gt;</text:p>
      <text:p text:style-name="P29"><text:s text:c="2"/>&lt;circuit name="NOR (NAND)"&gt;</text:p>
      <text:p text:style-name="P29"><text:s text:c="4"/>&lt;a name="circuit" val="NOR (NAND)"/&gt;</text:p>
      <text:p text:style-name="P29"><text:s text:c="4"/>&lt;a name="clabel" val=""/&gt;</text:p>
      <text:p text:style-name="P29"><text:s text:c="4"/>&lt;a name="clabelup" val="east"/&gt;</text:p>
      <text:p text:style-name="P29"><text:s text:c="4"/>&lt;a name="clabelfont" val="SansSerif plain 12"/&gt;</text:p>
      <text:p text:style-name="P29"><text:s text:c="4"/>&lt;wire from="(210,100)" to="(240,100)"/&gt;</text:p>
      <text:p text:style-name="P29"><text:s text:c="4"/>&lt;wire from="(160,120)" to="(170,120)"/&gt;</text:p>
      <text:p text:style-name="P29"><text:s text:c="4"/>&lt;wire from="(170,110)" to="(180,110)"/&gt;</text:p>
      <text:p text:style-name="P29"><text:s text:c="4"/>&lt;wire from="(270,100)" to="(300,100)"/&gt;</text:p>
      <text:p text:style-name="P29"><text:s text:c="4"/>&lt;wire from="(170,110)" to="(170,120)"/&gt;</text:p>
      <text:p text:style-name="P29"><text:soft-page-break/><text:s text:c="4"/>&lt;wire from="(160,100)" to="(180,100)"/&gt;</text:p>
      <text:p text:style-name="P29"><text:s text:c="4"/>&lt;comp loc="(210,100)" name="OR (NAND)"/&gt;</text:p>
      <text:p text:style-name="P29"><text:s text:c="4"/>&lt;comp lib="6" loc="(256,104)" name="Text"&gt;</text:p>
      <text:p text:style-name="P29"><text:s text:c="6"/>&lt;a name="text" val="NOT"/&gt;</text:p>
      <text:p text:style-name="P29"><text:s text:c="4"/>&lt;/comp&gt;</text:p>
      <text:p text:style-name="P29"><text:s text:c="4"/>&lt;comp lib="0" loc="(300,100)" name="Pin"&gt;</text:p>
      <text:p text:style-name="P29"><text:s text:c="6"/>&lt;a name="facing" val="west"/&gt;</text:p>
      <text:p text:style-name="P29"><text:s text:c="6"/>&lt;a name="output" val="true"/&gt;</text:p>
      <text:p text:style-name="P29"><text:s text:c="6"/>&lt;a name="tristate" val="false"/&gt;</text:p>
      <text:p text:style-name="P29"><text:s text:c="6"/>&lt;a name="label" val="Z"/&gt;</text:p>
      <text:p text:style-name="P29"><text:s text:c="6"/>&lt;a name="labelloc" val="east"/&gt;</text:p>
      <text:p text:style-name="P29"><text:s text:c="4"/>&lt;/comp&gt;</text:p>
      <text:p text:style-name="P29"><text:s text:c="4"/>&lt;comp lib="0" loc="(160,100)" name="Pin"&gt;</text:p>
      <text:p text:style-name="P29"><text:s text:c="6"/>&lt;a name="tristate" val="false"/&gt;</text:p>
      <text:p text:style-name="P29"><text:s text:c="6"/>&lt;a name="label" val="X"/&gt;</text:p>
      <text:p text:style-name="P29"><text:s text:c="4"/>&lt;/comp&gt;</text:p>
      <text:p text:style-name="P29"><text:s text:c="4"/>&lt;comp loc="(270,100)" name="NOT (NAND)"/&gt;</text:p>
      <text:p text:style-name="P29"><text:s text:c="4"/>&lt;comp lib="6" loc="(194,108)" name="Text"&gt;</text:p>
      <text:p text:style-name="P29"><text:s text:c="6"/>&lt;a name="text" val="OR"/&gt;</text:p>
      <text:p text:style-name="P29"><text:s text:c="4"/>&lt;/comp&gt;</text:p>
      <text:p text:style-name="P29"><text:s text:c="4"/>&lt;comp lib="0" loc="(160,120)" name="Pin"&gt;</text:p>
      <text:p text:style-name="P29"><text:s text:c="6"/>&lt;a name="tristate" val="false"/&gt;</text:p>
      <text:p text:style-name="P29"><text:s text:c="6"/>&lt;a name="label" val="Y"/&gt;</text:p>
      <text:p text:style-name="P29"><text:s text:c="4"/>&lt;/comp&gt;</text:p>
      <text:p text:style-name="P29"><text:s text:c="2"/>&lt;/circuit&gt;</text:p>
      <text:p text:style-name="P29"><text:s text:c="2"/>&lt;circuit name="D-Latch (NAND)"&gt;</text:p>
      <text:p text:style-name="P29"><text:soft-page-break/><text:s text:c="4"/>&lt;a name="circuit" val="D-Latch (NAND)"/&gt;</text:p>
      <text:p text:style-name="P29"><text:s text:c="4"/>&lt;a name="clabel" val=""/&gt;</text:p>
      <text:p text:style-name="P29"><text:s text:c="4"/>&lt;a name="clabelup" val="east"/&gt;</text:p>
      <text:p text:style-name="P29"><text:s text:c="4"/>&lt;a name="clabelfont" val="SansSerif plain 12"/&gt;</text:p>
      <text:p text:style-name="P29"><text:s text:c="4"/>&lt;wire from="(160,140)" to="(190,140)"/&gt;</text:p>
      <text:p text:style-name="P29"><text:s text:c="4"/>&lt;wire from="(160,210)" to="(190,210)"/&gt;</text:p>
      <text:p text:style-name="P29"><text:s text:c="4"/>&lt;wire from="(50,130)" to="(80,130)"/&gt;</text:p>
      <text:p text:style-name="P29"><text:s text:c="4"/>&lt;wire from="(280,180)" to="(370,180)"/&gt;</text:p>
      <text:p text:style-name="P29"><text:s text:c="4"/>&lt;wire from="(130,220)" to="(190,220)"/&gt;</text:p>
      <text:p text:style-name="P29"><text:s text:c="4"/>&lt;wire from="(300,200)" to="(320,200)"/&gt;</text:p>
      <text:p text:style-name="P29"><text:s text:c="4"/>&lt;wire from="(350,130)" to="(370,130)"/&gt;</text:p>
      <text:p text:style-name="P29"><text:s text:c="4"/>&lt;wire from="(350,200)" to="(370,200)"/&gt;</text:p>
      <text:p text:style-name="P29"><text:s text:c="4"/>&lt;wire from="(300,160)" to="(300,200)"/&gt;</text:p>
      <text:p text:style-name="P29"><text:s text:c="4"/>&lt;wire from="(280,140)" to="(280,180)"/&gt;</text:p>
      <text:p text:style-name="P29"><text:s text:c="4"/>&lt;wire from="(80,220)" to="(100,220)"/&gt;</text:p>
      <text:p text:style-name="P29"><text:s text:c="4"/>&lt;wire from="(160,160)" to="(160,210)"/&gt;</text:p>
      <text:p text:style-name="P29"><text:s text:c="4"/>&lt;wire from="(370,180)" to="(370,200)"/&gt;</text:p>
      <text:p text:style-name="P29"><text:s text:c="4"/>&lt;wire from="(50,160)" to="(160,160)"/&gt;</text:p>
      <text:p text:style-name="P29"><text:s text:c="4"/>&lt;wire from="(80,130)" to="(190,130)"/&gt;</text:p>
      <text:p text:style-name="P29"><text:s text:c="4"/>&lt;wire from="(160,140)" to="(160,160)"/&gt;</text:p>
      <text:p text:style-name="P29"><text:s text:c="4"/>&lt;wire from="(370,130)" to="(370,160)"/&gt;</text:p>
      <text:p text:style-name="P29"><text:s text:c="4"/>&lt;wire from="(80,130)" to="(80,220)"/&gt;</text:p>
      <text:p text:style-name="P29"><text:s text:c="4"/>&lt;wire from="(280,140)" to="(320,140)"/&gt;</text:p>
      <text:p text:style-name="P29"><text:s text:c="4"/>&lt;wire from="(370,160)" to="(410,160)"/&gt;</text:p>
      <text:p text:style-name="P29"><text:s text:c="4"/>&lt;wire from="(370,200)" to="(410,200)"/&gt;</text:p>
      <text:p text:style-name="P29"><text:s text:c="4"/>&lt;wire from="(300,160)" to="(370,160)"/&gt;</text:p>
      <text:p text:style-name="P29"><text:soft-page-break/><text:s text:c="4"/>&lt;wire from="(220,130)" to="(320,130)"/&gt;</text:p>
      <text:p text:style-name="P29"><text:s text:c="4"/>&lt;wire from="(220,210)" to="(320,210)"/&gt;</text:p>
      <text:p text:style-name="P29"><text:s text:c="4"/>&lt;comp loc="(350,200)" name="NAND (AND+NOT)"/&gt;</text:p>
      <text:p text:style-name="P29"><text:s text:c="4"/>&lt;comp lib="0" loc="(50,130)" name="Pin"&gt;</text:p>
      <text:p text:style-name="P29"><text:s text:c="6"/>&lt;a name="tristate" val="false"/&gt;</text:p>
      <text:p text:style-name="P29"><text:s text:c="6"/>&lt;a name="label" val="D"/&gt;</text:p>
      <text:p text:style-name="P29"><text:s text:c="4"/>&lt;/comp&gt;</text:p>
      <text:p text:style-name="P29"><text:s text:c="4"/>&lt;comp lib="6" loc="(207,113)" name="Text"&gt;</text:p>
      <text:p text:style-name="P29"><text:s text:c="6"/>&lt;a name="text" val="NAND"/&gt;</text:p>
      <text:p text:style-name="P29"><text:s text:c="4"/>&lt;/comp&gt;</text:p>
      <text:p text:style-name="P29"><text:s text:c="4"/>&lt;comp lib="0" loc="(410,160)" name="Pin"&gt;</text:p>
      <text:p text:style-name="P29"><text:s text:c="6"/>&lt;a name="facing" val="west"/&gt;</text:p>
      <text:p text:style-name="P29"><text:s text:c="6"/>&lt;a name="output" val="true"/&gt;</text:p>
      <text:p text:style-name="P29"><text:s text:c="6"/>&lt;a name="tristate" val="false"/&gt;</text:p>
      <text:p text:style-name="P29"><text:s text:c="6"/>&lt;a name="label" val="Q"/&gt;</text:p>
      <text:p text:style-name="P29"><text:s text:c="6"/>&lt;a name="labelloc" val="east"/&gt;</text:p>
      <text:p text:style-name="P29"><text:s text:c="4"/>&lt;/comp&gt;</text:p>
      <text:p text:style-name="P29"><text:s text:c="4"/>&lt;comp lib="6" loc="(329,110)" name="Text"&gt;</text:p>
      <text:p text:style-name="P29"><text:s text:c="6"/>&lt;a name="text" val="NAND"/&gt;</text:p>
      <text:p text:style-name="P29"><text:s text:c="4"/>&lt;/comp&gt;</text:p>
      <text:p text:style-name="P29"><text:s text:c="4"/>&lt;comp lib="0" loc="(410,200)" name="Pin"&gt;</text:p>
      <text:p text:style-name="P29"><text:s text:c="6"/>&lt;a name="facing" val="west"/&gt;</text:p>
      <text:p text:style-name="P29"><text:s text:c="6"/>&lt;a name="output" val="true"/&gt;</text:p>
      <text:p text:style-name="P29"><text:s text:c="6"/>&lt;a name="tristate" val="false"/&gt;</text:p>
      <text:p text:style-name="P29"><text:s text:c="6"/>&lt;a name="label" val="!Q"/&gt;</text:p>
      <text:p text:style-name="P29"><text:s text:c="6"/>&lt;a name="labelloc" val="east"/&gt;</text:p>
      <text:p text:style-name="P29"><text:soft-page-break/><text:s text:c="4"/>&lt;/comp&gt;</text:p>
      <text:p text:style-name="P29"><text:s text:c="4"/>&lt;comp loc="(350,130)" name="NAND (AND+NOT)"/&gt;</text:p>
      <text:p text:style-name="P29"><text:s text:c="4"/>&lt;comp loc="(130,220)" name="NOT (NAND)"/&gt;</text:p>
      <text:p text:style-name="P29"><text:s text:c="4"/>&lt;comp loc="(220,130)" name="NAND (AND+NOT)"/&gt;</text:p>
      <text:p text:style-name="P29"><text:s text:c="4"/>&lt;comp lib="6" loc="(204,193)" name="Text"&gt;</text:p>
      <text:p text:style-name="P29"><text:s text:c="6"/>&lt;a name="text" val="NAND"/&gt;</text:p>
      <text:p text:style-name="P29"><text:s text:c="4"/>&lt;/comp&gt;</text:p>
      <text:p text:style-name="P29"><text:s text:c="4"/>&lt;comp lib="6" loc="(329,238)" name="Text"&gt;</text:p>
      <text:p text:style-name="P29"><text:s text:c="6"/>&lt;a name="text" val="NAND"/&gt;</text:p>
      <text:p text:style-name="P29"><text:s text:c="4"/>&lt;/comp&gt;</text:p>
      <text:p text:style-name="P29"><text:s text:c="4"/>&lt;comp lib="0" loc="(50,160)" name="Pin"&gt;</text:p>
      <text:p text:style-name="P29"><text:s text:c="6"/>&lt;a name="tristate" val="false"/&gt;</text:p>
      <text:p text:style-name="P29"><text:s text:c="6"/>&lt;a name="label" val="E"/&gt;</text:p>
      <text:p text:style-name="P29"><text:s text:c="4"/>&lt;/comp&gt;</text:p>
      <text:p text:style-name="P29"><text:s text:c="4"/>&lt;comp loc="(220,210)" name="NAND (AND+NOT)"/&gt;</text:p>
      <text:p text:style-name="P29"><text:s text:c="4"/>&lt;comp lib="6" loc="(115,224)" name="Text"&gt;</text:p>
      <text:p text:style-name="P29"><text:s text:c="6"/>&lt;a name="text" val="NOT"/&gt;</text:p>
      <text:p text:style-name="P29"><text:s text:c="4"/>&lt;/comp&gt;</text:p>
      <text:p text:style-name="P29"><text:s text:c="2"/>&lt;/circuit&gt;</text:p>
      <text:p text:style-name="P29"><text:s text:c="2"/>&lt;circuit name="D-FlipFlop (NAND)"&gt;</text:p>
      <text:p text:style-name="P29"><text:s text:c="4"/>&lt;a name="circuit" val="D-FlipFlop (NAND)"/&gt;</text:p>
      <text:p text:style-name="P29"><text:s text:c="4"/>&lt;a name="clabel" val=""/&gt;</text:p>
      <text:p text:style-name="P29"><text:s text:c="4"/>&lt;a name="clabelup" val="east"/&gt;</text:p>
      <text:p text:style-name="P29"><text:s text:c="4"/>&lt;a name="clabelfont" val="SansSerif plain 12"/&gt;</text:p>
      <text:p text:style-name="P29"><text:s text:c="4"/>&lt;wire from="(220,140)" to="(250,140)"/&gt;</text:p>
      <text:p text:style-name="P29"><text:s text:c="4"/>&lt;wire from="(170,200)" to="(230,200)"/&gt;</text:p>
      <text:p text:style-name="P29"><text:soft-page-break/><text:s text:c="4"/>&lt;wire from="(220,140)" to="(220,150)"/&gt;</text:p>
      <text:p text:style-name="P29"><text:s text:c="4"/>&lt;wire from="(50,150)" to="(70,150)"/&gt;</text:p>
      <text:p text:style-name="P29"><text:s text:c="4"/>&lt;wire from="(130,140)" to="(150,140)"/&gt;</text:p>
      <text:p text:style-name="P29"><text:s text:c="4"/>&lt;wire from="(230,150)" to="(250,150)"/&gt;</text:p>
      <text:p text:style-name="P29"><text:s text:c="4"/>&lt;wire from="(50,80)" to="(130,80)"/&gt;</text:p>
      <text:p text:style-name="P29"><text:s text:c="4"/>&lt;wire from="(70,150)" to="(150,150)"/&gt;</text:p>
      <text:p text:style-name="P29"><text:s text:c="4"/>&lt;wire from="(230,150)" to="(230,200)"/&gt;</text:p>
      <text:p text:style-name="P29"><text:s text:c="4"/>&lt;wire from="(70,150)" to="(70,200)"/&gt;</text:p>
      <text:p text:style-name="P29"><text:s text:c="4"/>&lt;wire from="(180,150)" to="(220,150)"/&gt;</text:p>
      <text:p text:style-name="P29"><text:s text:c="4"/>&lt;wire from="(70,200)" to="(140,200)"/&gt;</text:p>
      <text:p text:style-name="P29"><text:s text:c="4"/>&lt;wire from="(280,140)" to="(320,140)"/&gt;</text:p>
      <text:p text:style-name="P29"><text:s text:c="4"/>&lt;wire from="(130,80)" to="(130,140)"/&gt;</text:p>
      <text:p text:style-name="P29"><text:s text:c="4"/>&lt;comp loc="(180,140)" name="D-Latch (NAND)"/&gt;</text:p>
      <text:p text:style-name="P29"><text:s text:c="4"/>&lt;comp lib="0" loc="(50,150)" name="Pin"&gt;</text:p>
      <text:p text:style-name="P29"><text:s text:c="6"/>&lt;a name="tristate" val="false"/&gt;</text:p>
      <text:p text:style-name="P29"><text:s text:c="6"/>&lt;a name="label" val="E"/&gt;</text:p>
      <text:p text:style-name="P29"><text:s text:c="4"/>&lt;/comp&gt;</text:p>
      <text:p text:style-name="P29"><text:s text:c="4"/>&lt;comp lib="6" loc="(263,119)" name="Text"&gt;</text:p>
      <text:p text:style-name="P29"><text:s text:c="6"/>&lt;a name="text" val="D-Latch"/&gt;</text:p>
      <text:p text:style-name="P29"><text:s text:c="4"/>&lt;/comp&gt;</text:p>
      <text:p text:style-name="P29"><text:s text:c="4"/>&lt;comp loc="(280,140)" name="D-Latch (NAND)"/&gt;</text:p>
      <text:p text:style-name="P29"><text:s text:c="4"/>&lt;comp lib="6" loc="(156,207)" name="Text"&gt;</text:p>
      <text:p text:style-name="P29"><text:s text:c="6"/>&lt;a name="text" val="NOT"/&gt;</text:p>
      <text:p text:style-name="P29"><text:s text:c="4"/>&lt;/comp&gt;</text:p>
      <text:p text:style-name="P29"><text:s text:c="4"/>&lt;comp loc="(170,200)" name="NOT (NAND)"/&gt;</text:p>
      <text:p text:style-name="P29"><text:s text:c="4"/>&lt;comp lib="0" loc="(50,80)" name="Pin"&gt;</text:p>
      <text:p text:style-name="P29"><text:soft-page-break/><text:s text:c="6"/>&lt;a name="tristate" val="false"/&gt;</text:p>
      <text:p text:style-name="P29"><text:s text:c="6"/>&lt;a name="label" val="D"/&gt;</text:p>
      <text:p text:style-name="P29"><text:s text:c="4"/>&lt;/comp&gt;</text:p>
      <text:p text:style-name="P29"><text:s text:c="4"/>&lt;comp lib="6" loc="(163,123)" name="Text"&gt;</text:p>
      <text:p text:style-name="P29"><text:s text:c="6"/>&lt;a name="text" val="D-Latch"/&gt;</text:p>
      <text:p text:style-name="P29"><text:s text:c="4"/>&lt;/comp&gt;</text:p>
      <text:p text:style-name="P29"><text:s text:c="4"/>&lt;comp lib="0" loc="(320,140)" name="Pin"&gt;</text:p>
      <text:p text:style-name="P29"><text:s text:c="6"/>&lt;a name="facing" val="west"/&gt;</text:p>
      <text:p text:style-name="P29"><text:s text:c="6"/>&lt;a name="output" val="true"/&gt;</text:p>
      <text:p text:style-name="P29"><text:s text:c="6"/>&lt;a name="tristate" val="false"/&gt;</text:p>
      <text:p text:style-name="P29"><text:s text:c="6"/>&lt;a name="label" val="Q"/&gt;</text:p>
      <text:p text:style-name="P29"><text:s text:c="6"/>&lt;a name="labelloc" val="east"/&gt;</text:p>
      <text:p text:style-name="P29"><text:s text:c="4"/>&lt;/comp&gt;</text:p>
      <text:p text:style-name="P29"><text:s text:c="2"/>&lt;/circuit&gt;</text:p>
      <text:p text:style-name="P29"><text:s text:c="2"/>&lt;circuit name="JK-FlipFlop (NAND)"&gt;</text:p>
      <text:p text:style-name="P29"><text:s text:c="4"/>&lt;a name="circuit" val="JK-FlipFlop (NAND)"/&gt;</text:p>
      <text:p text:style-name="P29"><text:s text:c="4"/>&lt;a name="clabel" val=""/&gt;</text:p>
      <text:p text:style-name="P29"><text:s text:c="4"/>&lt;a name="clabelup" val="east"/&gt;</text:p>
      <text:p text:style-name="P29"><text:s text:c="4"/>&lt;a name="clabelfont" val="SansSerif plain 12"/&gt;</text:p>
      <text:p text:style-name="P29"><text:s text:c="4"/>&lt;wire from="(100,110)" to="(160,110)"/&gt;</text:p>
      <text:p text:style-name="P29"><text:s text:c="4"/>&lt;wire from="(70,150)" to="(120,150)"/&gt;</text:p>
      <text:p text:style-name="P29"><text:s text:c="4"/>&lt;wire from="(360,180)" to="(360,190)"/&gt;</text:p>
      <text:p text:style-name="P29"><text:s text:c="4"/>&lt;wire from="(120,150)" to="(230,150)"/&gt;</text:p>
      <text:p text:style-name="P29"><text:s text:c="4"/>&lt;wire from="(130,60)" to="(360,60)"/&gt;</text:p>
      <text:p text:style-name="P29"><text:s text:c="4"/>&lt;wire from="(130,310)" to="(360,310)"/&gt;</text:p>
      <text:p text:style-name="P29"><text:s text:c="4"/>&lt;wire from="(120,260)" to="(160,260)"/&gt;</text:p>
      <text:p text:style-name="P29"><text:soft-page-break/><text:s text:c="4"/>&lt;wire from="(280,140)" to="(280,170)"/&gt;</text:p>
      <text:p text:style-name="P29"><text:s text:c="4"/>&lt;wire from="(70,190)" to="(300,190)"/&gt;</text:p>
      <text:p text:style-name="P29"><text:s text:c="4"/>&lt;wire from="(210,230)" to="(210,260)"/&gt;</text:p>
      <text:p text:style-name="P29"><text:s text:c="4"/>&lt;wire from="(130,270)" to="(160,270)"/&gt;</text:p>
      <text:p text:style-name="P29"><text:s text:c="4"/>&lt;wire from="(130,100)" to="(160,100)"/&gt;</text:p>
      <text:p text:style-name="P29"><text:s text:c="4"/>&lt;wire from="(70,220)" to="(100,220)"/&gt;</text:p>
      <text:p text:style-name="P29"><text:s text:c="4"/>&lt;wire from="(330,170)" to="(360,170)"/&gt;</text:p>
      <text:p text:style-name="P29"><text:s text:c="4"/>&lt;wire from="(330,180)" to="(360,180)"/&gt;</text:p>
      <text:p text:style-name="P29"><text:s text:c="4"/>&lt;wire from="(360,190)" to="(390,190)"/&gt;</text:p>
      <text:p text:style-name="P29"><text:s text:c="4"/>&lt;wire from="(360,170)" to="(390,170)"/&gt;</text:p>
      <text:p text:style-name="P29"><text:s text:c="4"/>&lt;wire from="(260,140)" to="(280,140)"/&gt;</text:p>
      <text:p text:style-name="P29"><text:s text:c="4"/>&lt;wire from="(280,170)" to="(300,170)"/&gt;</text:p>
      <text:p text:style-name="P29"><text:s text:c="4"/>&lt;wire from="(280,180)" to="(300,180)"/&gt;</text:p>
      <text:p text:style-name="P29"><text:s text:c="4"/>&lt;wire from="(260,220)" to="(280,220)"/&gt;</text:p>
      <text:p text:style-name="P29"><text:s text:c="4"/>&lt;wire from="(130,60)" to="(130,100)"/&gt;</text:p>
      <text:p text:style-name="P29"><text:s text:c="4"/>&lt;wire from="(130,270)" to="(130,310)"/&gt;</text:p>
      <text:p text:style-name="P29"><text:s text:c="4"/>&lt;wire from="(210,100)" to="(210,140)"/&gt;</text:p>
      <text:p text:style-name="P29"><text:s text:c="4"/>&lt;wire from="(360,60)" to="(360,170)"/&gt;</text:p>
      <text:p text:style-name="P29"><text:s text:c="4"/>&lt;wire from="(280,180)" to="(280,220)"/&gt;</text:p>
      <text:p text:style-name="P29"><text:s text:c="4"/>&lt;wire from="(190,100)" to="(210,100)"/&gt;</text:p>
      <text:p text:style-name="P29"><text:s text:c="4"/>&lt;wire from="(210,140)" to="(230,140)"/&gt;</text:p>
      <text:p text:style-name="P29"><text:s text:c="4"/>&lt;wire from="(190,260)" to="(210,260)"/&gt;</text:p>
      <text:p text:style-name="P29"><text:s text:c="4"/>&lt;wire from="(100,110)" to="(100,220)"/&gt;</text:p>
      <text:p text:style-name="P29"><text:s text:c="4"/>&lt;wire from="(120,150)" to="(120,260)"/&gt;</text:p>
      <text:p text:style-name="P29"><text:s text:c="4"/>&lt;wire from="(210,230)" to="(230,230)"/&gt;</text:p>
      <text:p text:style-name="P29"><text:s text:c="4"/>&lt;wire from="(360,190)" to="(360,310)"/&gt;</text:p>
      <text:p text:style-name="P29"><text:soft-page-break/><text:s text:c="4"/>&lt;wire from="(100,220)" to="(230,220)"/&gt;</text:p>
      <text:p text:style-name="P29"><text:s text:c="4"/>&lt;comp loc="(330,170)" name="RS-FlipFlop (NAND)"/&gt;</text:p>
      <text:p text:style-name="P29"><text:s text:c="4"/>&lt;comp lib="6" loc="(174,245)" name="Text"&gt;</text:p>
      <text:p text:style-name="P29"><text:s text:c="6"/>&lt;a name="text" val="NAND"/&gt;</text:p>
      <text:p text:style-name="P29"><text:s text:c="4"/>&lt;/comp&gt;</text:p>
      <text:p text:style-name="P29"><text:s text:c="4"/>&lt;comp lib="6" loc="(175,85)" name="Text"&gt;</text:p>
      <text:p text:style-name="P29"><text:s text:c="6"/>&lt;a name="text" val="NAND"/&gt;</text:p>
      <text:p text:style-name="P29"><text:s text:c="4"/>&lt;/comp&gt;</text:p>
      <text:p text:style-name="P29"><text:s text:c="4"/>&lt;comp lib="0" loc="(70,220)" name="Pin"&gt;</text:p>
      <text:p text:style-name="P29"><text:s text:c="6"/>&lt;a name="tristate" val="false"/&gt;</text:p>
      <text:p text:style-name="P29"><text:s text:c="6"/>&lt;a name="label" val="K"/&gt;</text:p>
      <text:p text:style-name="P29"><text:s text:c="4"/>&lt;/comp&gt;</text:p>
      <text:p text:style-name="P29"><text:s text:c="4"/>&lt;comp lib="6" loc="(245,230)" name="Text"&gt;</text:p>
      <text:p text:style-name="P29"><text:s text:c="6"/>&lt;a name="text" val="AND"/&gt;</text:p>
      <text:p text:style-name="P29"><text:s text:c="4"/>&lt;/comp&gt;</text:p>
      <text:p text:style-name="P29"><text:s text:c="4"/>&lt;comp lib="0" loc="(390,190)" name="Pin"&gt;</text:p>
      <text:p text:style-name="P29"><text:s text:c="6"/>&lt;a name="facing" val="west"/&gt;</text:p>
      <text:p text:style-name="P29"><text:s text:c="6"/>&lt;a name="output" val="true"/&gt;</text:p>
      <text:p text:style-name="P29"><text:s text:c="6"/>&lt;a name="tristate" val="false"/&gt;</text:p>
      <text:p text:style-name="P29"><text:s text:c="6"/>&lt;a name="label" val="!Q"/&gt;</text:p>
      <text:p text:style-name="P29"><text:s text:c="6"/>&lt;a name="labelloc" val="east"/&gt;</text:p>
      <text:p text:style-name="P29"><text:s text:c="4"/>&lt;/comp&gt;</text:p>
      <text:p text:style-name="P29"><text:s text:c="4"/>&lt;comp lib="0" loc="(70,190)" name="Pin"&gt;</text:p>
      <text:p text:style-name="P29"><text:s text:c="6"/>&lt;a name="tristate" val="false"/&gt;</text:p>
      <text:p text:style-name="P29"><text:s text:c="6"/>&lt;a name="label" val="CLK"/&gt;</text:p>
      <text:p text:style-name="P29"><text:s text:c="4"/>&lt;/comp&gt;</text:p>
      <text:p text:style-name="P29"><text:soft-page-break/><text:s text:c="4"/>&lt;comp lib="0" loc="(70,150)" name="Pin"&gt;</text:p>
      <text:p text:style-name="P29"><text:s text:c="6"/>&lt;a name="tristate" val="false"/&gt;</text:p>
      <text:p text:style-name="P29"><text:s text:c="6"/>&lt;a name="label" val="J"/&gt;</text:p>
      <text:p text:style-name="P29"><text:s text:c="4"/>&lt;/comp&gt;</text:p>
      <text:p text:style-name="P29"><text:s text:c="4"/>&lt;comp loc="(190,100)" name="NAND (AND+NOT)"/&gt;</text:p>
      <text:p text:style-name="P29"><text:s text:c="4"/>&lt;comp lib="6" loc="(319,156)" name="Text"&gt;</text:p>
      <text:p text:style-name="P29"><text:s text:c="6"/>&lt;a name="text" val="RS-FlipFlop"/&gt;</text:p>
      <text:p text:style-name="P29"><text:s text:c="4"/>&lt;/comp&gt;</text:p>
      <text:p text:style-name="P29"><text:s text:c="4"/>&lt;comp lib="0" loc="(390,170)" name="Pin"&gt;</text:p>
      <text:p text:style-name="P29"><text:s text:c="6"/>&lt;a name="facing" val="west"/&gt;</text:p>
      <text:p text:style-name="P29"><text:s text:c="6"/>&lt;a name="output" val="true"/&gt;</text:p>
      <text:p text:style-name="P29"><text:s text:c="6"/>&lt;a name="tristate" val="false"/&gt;</text:p>
      <text:p text:style-name="P29"><text:s text:c="6"/>&lt;a name="label" val="Q"/&gt;</text:p>
      <text:p text:style-name="P29"><text:s text:c="6"/>&lt;a name="labelloc" val="east"/&gt;</text:p>
      <text:p text:style-name="P29"><text:s text:c="4"/>&lt;/comp&gt;</text:p>
      <text:p text:style-name="P29"><text:s text:c="4"/>&lt;comp loc="(260,140)" name="AND (NAND)"/&gt;</text:p>
      <text:p text:style-name="P29"><text:s text:c="4"/>&lt;comp loc="(260,220)" name="AND (NAND)"/&gt;</text:p>
      <text:p text:style-name="P29"><text:s text:c="4"/>&lt;comp lib="6" loc="(246,148)" name="Text"&gt;</text:p>
      <text:p text:style-name="P29"><text:s text:c="6"/>&lt;a name="text" val="AND"/&gt;</text:p>
      <text:p text:style-name="P29"><text:s text:c="4"/>&lt;/comp&gt;</text:p>
      <text:p text:style-name="P29"><text:s text:c="4"/>&lt;comp loc="(190,260)" name="NAND (AND+NOT)"/&gt;</text:p>
      <text:p text:style-name="P29"><text:s text:c="2"/>&lt;/circuit&gt;</text:p>
      <text:p text:style-name="P29"><text:s text:c="2"/>&lt;circuit name="RS-FlipFlop (NAND)"&gt;</text:p>
      <text:p text:style-name="P29"><text:s text:c="4"/>&lt;a name="circuit" val="RS-FlipFlop (NAND)"/&gt;</text:p>
      <text:p text:style-name="P29"><text:s text:c="4"/>&lt;a name="clabel" val=""/&gt;</text:p>
      <text:p text:style-name="P29"><text:s text:c="4"/>&lt;a name="clabelup" val="east"/&gt;</text:p>
      <text:p text:style-name="P29"><text:soft-page-break/><text:s text:c="4"/>&lt;a name="clabelfont" val="SansSerif plain 12"/&gt;</text:p>
      <text:p text:style-name="P29"><text:s text:c="4"/>&lt;wire from="(290,90)" to="(290,160)"/&gt;</text:p>
      <text:p text:style-name="P29"><text:s text:c="4"/>&lt;wire from="(410,110)" to="(470,110)"/&gt;</text:p>
      <text:p text:style-name="P29"><text:s text:c="4"/>&lt;wire from="(440,120)" to="(440,130)"/&gt;</text:p>
      <text:p text:style-name="P29"><text:s text:c="4"/>&lt;wire from="(270,100)" to="(270,120)"/&gt;</text:p>
      <text:p text:style-name="P29"><text:s text:c="4"/>&lt;wire from="(270,130)" to="(270,150)"/&gt;</text:p>
      <text:p text:style-name="P29"><text:s text:c="4"/>&lt;wire from="(360,90)" to="(360,110)"/&gt;</text:p>
      <text:p text:style-name="P29"><text:s text:c="4"/>&lt;wire from="(290,160)" to="(290,240)"/&gt;</text:p>
      <text:p text:style-name="P29"><text:s text:c="4"/>&lt;wire from="(70,200)" to="(70,220)"/&gt;</text:p>
      <text:p text:style-name="P29"><text:s text:c="4"/>&lt;wire from="(70,220)" to="(70,240)"/&gt;</text:p>
      <text:p text:style-name="P29"><text:s text:c="4"/>&lt;wire from="(200,130)" to="(200,150)"/&gt;</text:p>
      <text:p text:style-name="P29"><text:s text:c="4"/>&lt;wire from="(360,120)" to="(360,150)"/&gt;</text:p>
      <text:p text:style-name="P29"><text:s text:c="4"/>&lt;wire from="(270,100)" to="(310,100)"/&gt;</text:p>
      <text:p text:style-name="P29"><text:s text:c="4"/>&lt;wire from="(270,150)" to="(310,150)"/&gt;</text:p>
      <text:p text:style-name="P29"><text:s text:c="4"/>&lt;wire from="(50,150)" to="(150,150)"/&gt;</text:p>
      <text:p text:style-name="P29"><text:s text:c="4"/>&lt;wire from="(50,90)" to="(150,90)"/&gt;</text:p>
      <text:p text:style-name="P29"><text:s text:c="4"/>&lt;wire from="(200,90)" to="(200,120)"/&gt;</text:p>
      <text:p text:style-name="P29"><text:s text:c="4"/>&lt;wire from="(410,120)" to="(440,120)"/&gt;</text:p>
      <text:p text:style-name="P29"><text:s text:c="4"/>&lt;wire from="(440,130)" to="(470,130)"/&gt;</text:p>
      <text:p text:style-name="P29"><text:s text:c="4"/>&lt;wire from="(70,240)" to="(290,240)"/&gt;</text:p>
      <text:p text:style-name="P29"><text:s text:c="4"/>&lt;wire from="(290,90)" to="(310,90)"/&gt;</text:p>
      <text:p text:style-name="P29"><text:s text:c="4"/>&lt;wire from="(290,160)" to="(310,160)"/&gt;</text:p>
      <text:p text:style-name="P29"><text:s text:c="4"/>&lt;wire from="(340,90)" to="(360,90)"/&gt;</text:p>
      <text:p text:style-name="P29"><text:s text:c="4"/>&lt;wire from="(360,110)" to="(380,110)"/&gt;</text:p>
      <text:p text:style-name="P29"><text:s text:c="4"/>&lt;wire from="(340,150)" to="(360,150)"/&gt;</text:p>
      <text:p text:style-name="P29"><text:s text:c="4"/>&lt;wire from="(360,120)" to="(380,120)"/&gt;</text:p>
      <text:p text:style-name="P29"><text:soft-page-break/><text:s text:c="4"/>&lt;wire from="(130,160)" to="(130,200)"/&gt;</text:p>
      <text:p text:style-name="P29"><text:s text:c="4"/>&lt;wire from="(50,220)" to="(70,220)"/&gt;</text:p>
      <text:p text:style-name="P29"><text:s text:c="4"/>&lt;wire from="(110,200)" to="(130,200)"/&gt;</text:p>
      <text:p text:style-name="P29"><text:s text:c="4"/>&lt;wire from="(130,100)" to="(150,100)"/&gt;</text:p>
      <text:p text:style-name="P29"><text:s text:c="4"/>&lt;wire from="(130,160)" to="(150,160)"/&gt;</text:p>
      <text:p text:style-name="P29"><text:s text:c="4"/>&lt;wire from="(180,150)" to="(200,150)"/&gt;</text:p>
      <text:p text:style-name="P29"><text:s text:c="4"/>&lt;wire from="(180,90)" to="(200,90)"/&gt;</text:p>
      <text:p text:style-name="P29"><text:s text:c="4"/>&lt;wire from="(250,120)" to="(270,120)"/&gt;</text:p>
      <text:p text:style-name="P29"><text:s text:c="4"/>&lt;wire from="(250,130)" to="(270,130)"/&gt;</text:p>
      <text:p text:style-name="P29"><text:s text:c="4"/>&lt;wire from="(200,130)" to="(220,130)"/&gt;</text:p>
      <text:p text:style-name="P29"><text:s text:c="4"/>&lt;wire from="(200,120)" to="(220,120)"/&gt;</text:p>
      <text:p text:style-name="P29"><text:s text:c="4"/>&lt;wire from="(70,200)" to="(80,200)"/&gt;</text:p>
      <text:p text:style-name="P29"><text:s text:c="4"/>&lt;wire from="(130,100)" to="(130,160)"/&gt;</text:p>
      <text:p text:style-name="P29"><text:s text:c="4"/>&lt;comp lib="6" loc="(324,98)" name="Text"&gt;</text:p>
      <text:p text:style-name="P29"><text:s text:c="6"/>&lt;a name="text" val="AND"/&gt;</text:p>
      <text:p text:style-name="P29"><text:s text:c="4"/>&lt;/comp&gt;</text:p>
      <text:p text:style-name="P29"><text:s text:c="4"/>&lt;comp loc="(180,90)" name="AND (NAND)"/&gt;</text:p>
      <text:p text:style-name="P29"><text:s text:c="4"/>&lt;comp loc="(340,150)" name="AND (NAND)"/&gt;</text:p>
      <text:p text:style-name="P29"><text:s text:c="4"/>&lt;comp lib="0" loc="(50,90)" name="Pin"&gt;</text:p>
      <text:p text:style-name="P29"><text:s text:c="6"/>&lt;a name="tristate" val="false"/&gt;</text:p>
      <text:p text:style-name="P29"><text:s text:c="6"/>&lt;a name="label" val="S"/&gt;</text:p>
      <text:p text:style-name="P29"><text:s text:c="4"/>&lt;/comp&gt;</text:p>
      <text:p text:style-name="P29"><text:s text:c="4"/>&lt;comp lib="0" loc="(470,110)" name="Pin"&gt;</text:p>
      <text:p text:style-name="P29"><text:s text:c="6"/>&lt;a name="facing" val="west"/&gt;</text:p>
      <text:p text:style-name="P29"><text:s text:c="6"/>&lt;a name="output" val="true"/&gt;</text:p>
      <text:p text:style-name="P29"><text:s text:c="6"/>&lt;a name="tristate" val="false"/&gt;</text:p>
      <text:p text:style-name="P29"><text:soft-page-break/><text:s text:c="6"/>&lt;a name="label" val="Q"/&gt;</text:p>
      <text:p text:style-name="P29"><text:s text:c="6"/>&lt;a name="labelloc" val="east"/&gt;</text:p>
      <text:p text:style-name="P29"><text:s text:c="4"/>&lt;/comp&gt;</text:p>
      <text:p text:style-name="P29"><text:s text:c="4"/>&lt;comp lib="6" loc="(394,144)" name="Text"&gt;</text:p>
      <text:p text:style-name="P29"><text:s text:c="6"/>&lt;a name="text" val="RS-Latch"/&gt;</text:p>
      <text:p text:style-name="P29"><text:s text:c="4"/>&lt;/comp&gt;</text:p>
      <text:p text:style-name="P29"><text:s text:c="4"/>&lt;comp lib="6" loc="(326,161)" name="Text"&gt;</text:p>
      <text:p text:style-name="P29"><text:s text:c="6"/>&lt;a name="text" val="AND"/&gt;</text:p>
      <text:p text:style-name="P29"><text:s text:c="4"/>&lt;/comp&gt;</text:p>
      <text:p text:style-name="P29"><text:s text:c="4"/>&lt;comp lib="6" loc="(164,99)" name="Text"&gt;</text:p>
      <text:p text:style-name="P29"><text:s text:c="6"/>&lt;a name="text" val="AND"/&gt;</text:p>
      <text:p text:style-name="P29"><text:s text:c="4"/>&lt;/comp&gt;</text:p>
      <text:p text:style-name="P29"><text:s text:c="4"/>&lt;comp loc="(250,120)" name="RS-Latch (NAND)"/&gt;</text:p>
      <text:p text:style-name="P29"><text:s text:c="4"/>&lt;comp loc="(180,150)" name="AND (NAND)"/&gt;</text:p>
      <text:p text:style-name="P29"><text:s text:c="4"/>&lt;comp lib="6" loc="(94,206)" name="Text"&gt;</text:p>
      <text:p text:style-name="P29"><text:s text:c="6"/>&lt;a name="text" val="NOT"/&gt;</text:p>
      <text:p text:style-name="P29"><text:s text:c="4"/>&lt;/comp&gt;</text:p>
      <text:p text:style-name="P29"><text:s text:c="4"/>&lt;comp loc="(110,200)" name="NOT (NAND)"/&gt;</text:p>
      <text:p text:style-name="P29"><text:s text:c="4"/>&lt;comp lib="6" loc="(235,152)" name="Text"&gt;</text:p>
      <text:p text:style-name="P29"><text:s text:c="6"/>&lt;a name="text" val="RS-Latch"/&gt;</text:p>
      <text:p text:style-name="P29"><text:s text:c="4"/>&lt;/comp&gt;</text:p>
      <text:p text:style-name="P29"><text:s text:c="4"/>&lt;comp lib="0" loc="(470,130)" name="Pin"&gt;</text:p>
      <text:p text:style-name="P29"><text:s text:c="6"/>&lt;a name="facing" val="west"/&gt;</text:p>
      <text:p text:style-name="P29"><text:s text:c="6"/>&lt;a name="output" val="true"/&gt;</text:p>
      <text:p text:style-name="P29"><text:s text:c="6"/>&lt;a name="tristate" val="false"/&gt;</text:p>
      <text:p text:style-name="P29"><text:s text:c="6"/>&lt;a name="label" val="!Q"/&gt;</text:p>
      <text:p text:style-name="P29"><text:soft-page-break/><text:s text:c="6"/>&lt;a name="labelloc" val="east"/&gt;</text:p>
      <text:p text:style-name="P29"><text:s text:c="4"/>&lt;/comp&gt;</text:p>
      <text:p text:style-name="P29"><text:s text:c="4"/>&lt;comp lib="0" loc="(50,150)" name="Pin"&gt;</text:p>
      <text:p text:style-name="P29"><text:s text:c="6"/>&lt;a name="tristate" val="false"/&gt;</text:p>
      <text:p text:style-name="P29"><text:s text:c="6"/>&lt;a name="label" val="R"/&gt;</text:p>
      <text:p text:style-name="P29"><text:s text:c="4"/>&lt;/comp&gt;</text:p>
      <text:p text:style-name="P29"><text:s text:c="4"/>&lt;comp lib="6" loc="(166,160)" name="Text"&gt;</text:p>
      <text:p text:style-name="P29"><text:s text:c="6"/>&lt;a name="text" val="AND"/&gt;</text:p>
      <text:p text:style-name="P29"><text:s text:c="4"/>&lt;/comp&gt;</text:p>
      <text:p text:style-name="P29"><text:s text:c="4"/>&lt;comp lib="0" loc="(50,220)" name="Pin"&gt;</text:p>
      <text:p text:style-name="P29"><text:s text:c="6"/>&lt;a name="tristate" val="false"/&gt;</text:p>
      <text:p text:style-name="P29"><text:s text:c="6"/>&lt;a name="label" val="CLK"/&gt;</text:p>
      <text:p text:style-name="P29"><text:s text:c="4"/>&lt;/comp&gt;</text:p>
      <text:p text:style-name="P29"><text:s text:c="4"/>&lt;comp loc="(340,90)" name="AND (NAND)"/&gt;</text:p>
      <text:p text:style-name="P29"><text:s text:c="4"/>&lt;comp loc="(410,110)" name="RS-Latch (NAND)"/&gt;</text:p>
      <text:p text:style-name="P29"><text:s text:c="2"/>&lt;/circuit&gt;</text:p>
      <text:p text:style-name="P29"><text:s text:c="2"/>&lt;circuit name="JK-FlipFlop RS (NAND)"&gt;</text:p>
      <text:p text:style-name="P29"><text:s text:c="4"/>&lt;a name="circuit" val="JK-FlipFlop RS (NAND)"/&gt;</text:p>
      <text:p text:style-name="P29"><text:s text:c="4"/>&lt;a name="clabel" val=""/&gt;</text:p>
      <text:p text:style-name="P29"><text:s text:c="4"/>&lt;a name="clabelup" val="east"/&gt;</text:p>
      <text:p text:style-name="P29"><text:s text:c="4"/>&lt;a name="clabelfont" val="SansSerif plain 12"/&gt;</text:p>
      <text:p text:style-name="P29"><text:s text:c="4"/>&lt;wire from="(520,340)" to="(520,350)"/&gt;</text:p>
      <text:p text:style-name="P29"><text:s text:c="4"/>&lt;wire from="(1170,170)" to="(1170,190)"/&gt;</text:p>
      <text:p text:style-name="P29"><text:s text:c="4"/>&lt;wire from="(1000,240)" to="(1120,240)"/&gt;</text:p>
      <text:p text:style-name="P29"><text:s text:c="4"/>&lt;wire from="(620,200)" to="(670,200)"/&gt;</text:p>
      <text:p text:style-name="P29"><text:s text:c="4"/>&lt;wire from="(890,170)" to="(890,180)"/&gt;</text:p>
      <text:p text:style-name="P29"><text:soft-page-break/><text:s text:c="4"/>&lt;wire from="(620,180)" to="(670,180)"/&gt;</text:p>
      <text:p text:style-name="P29"><text:s text:c="4"/>&lt;wire from="(1120,310)" to="(1160,310)"/&gt;</text:p>
      <text:p text:style-name="P29"><text:s text:c="4"/>&lt;wire from="(560,340)" to="(560,470)"/&gt;</text:p>
      <text:p text:style-name="P29"><text:s text:c="4"/>&lt;wire from="(1230,340)" to="(1270,340)"/&gt;</text:p>
      <text:p text:style-name="P29"><text:s text:c="4"/>&lt;wire from="(740,190)" to="(740,260)"/&gt;</text:p>
      <text:p text:style-name="P29"><text:s text:c="4"/>&lt;wire from="(740,270)" to="(740,340)"/&gt;</text:p>
      <text:p text:style-name="P29"><text:s text:c="4"/>&lt;wire from="(1230,120)" to="(1230,340)"/&gt;</text:p>
      <text:p text:style-name="P29"><text:s text:c="4"/>&lt;wire from="(610,260)" to="(610,330)"/&gt;</text:p>
      <text:p text:style-name="P29"><text:s text:c="4"/>&lt;wire from="(770,180)" to="(830,180)"/&gt;</text:p>
      <text:p text:style-name="P29"><text:s text:c="4"/>&lt;wire from="(420,120)" to="(1230,120)"/&gt;</text:p>
      <text:p text:style-name="P29"><text:s text:c="4"/>&lt;wire from="(700,190)" to="(740,190)"/&gt;</text:p>
      <text:p text:style-name="P29"><text:s text:c="4"/>&lt;wire from="(620,90)" to="(620,180)"/&gt;</text:p>
      <text:p text:style-name="P29"><text:s text:c="4"/>&lt;wire from="(1060,170)" to="(1120,170)"/&gt;</text:p>
      <text:p text:style-name="P29"><text:s text:c="4"/>&lt;wire from="(1060,310)" to="(1120,310)"/&gt;</text:p>
      <text:p text:style-name="P29"><text:s text:c="4"/>&lt;wire from="(990,300)" to="(1030,300)"/&gt;</text:p>
      <text:p text:style-name="P29"><text:s text:c="4"/>&lt;wire from="(350,330)" to="(450,330)"/&gt;</text:p>
      <text:p text:style-name="P29"><text:s text:c="4"/>&lt;wire from="(1240,190)" to="(1240,390)"/&gt;</text:p>
      <text:p text:style-name="P29"><text:s text:c="4"/>&lt;wire from="(240,250)" to="(280,250)"/&gt;</text:p>
      <text:p text:style-name="P29"><text:s text:c="4"/>&lt;wire from="(1010,320)" to="(1030,320)"/&gt;</text:p>
      <text:p text:style-name="P29"><text:s text:c="4"/>&lt;wire from="(420,180)" to="(450,180)"/&gt;</text:p>
      <text:p text:style-name="P29"><text:s text:c="4"/>&lt;wire from="(1270,190)" to="(1280,190)"/&gt;</text:p>
      <text:p text:style-name="P29"><text:s text:c="4"/>&lt;wire from="(240,520)" to="(460,520)"/&gt;</text:p>
      <text:p text:style-name="P29"><text:s text:c="4"/>&lt;wire from="(240,190)" to="(450,190)"/&gt;</text:p>
      <text:p text:style-name="P29"><text:s text:c="4"/>&lt;wire from="(370,350)" to="(370,390)"/&gt;</text:p>
      <text:p text:style-name="P29"><text:s text:c="4"/>&lt;wire from="(740,190)" to="(830,190)"/&gt;</text:p>
      <text:p text:style-name="P29"><text:s text:c="4"/>&lt;wire from="(1000,180)" to="(1030,180)"/&gt;</text:p>
      <text:p text:style-name="P29"><text:soft-page-break/><text:s text:c="4"/>&lt;wire from="(470,90)" to="(620,90)"/&gt;</text:p>
      <text:p text:style-name="P29"><text:s text:c="4"/>&lt;wire from="(970,310)" to="(970,470)"/&gt;</text:p>
      <text:p text:style-name="P29"><text:s text:c="4"/>&lt;wire from="(860,180)" to="(890,180)"/&gt;</text:p>
      <text:p text:style-name="P29"><text:s text:c="4"/>&lt;wire from="(990,230)" to="(1120,230)"/&gt;</text:p>
      <text:p text:style-name="P29"><text:s text:c="4"/>&lt;wire from="(1000,180)" to="(1000,240)"/&gt;</text:p>
      <text:p text:style-name="P29"><text:s text:c="4"/>&lt;wire from="(370,350)" to="(450,350)"/&gt;</text:p>
      <text:p text:style-name="P29"><text:s text:c="4"/>&lt;wire from="(420,120)" to="(420,180)"/&gt;</text:p>
      <text:p text:style-name="P29"><text:s text:c="4"/>&lt;wire from="(490,520)" to="(560,520)"/&gt;</text:p>
      <text:p text:style-name="P29"><text:s text:c="4"/>&lt;wire from="(620,90)" to="(950,90)"/&gt;</text:p>
      <text:p text:style-name="P29"><text:s text:c="4"/>&lt;wire from="(620,270)" to="(740,270)"/&gt;</text:p>
      <text:p text:style-name="P29"><text:s text:c="4"/>&lt;wire from="(1010,320)" to="(1010,330)"/&gt;</text:p>
      <text:p text:style-name="P29"><text:s text:c="4"/>&lt;wire from="(480,190)" to="(670,190)"/&gt;</text:p>
      <text:p text:style-name="P29"><text:s text:c="4"/>&lt;wire from="(950,90)" to="(950,160)"/&gt;</text:p>
      <text:p text:style-name="P29"><text:s text:c="4"/>&lt;wire from="(990,230)" to="(990,300)"/&gt;</text:p>
      <text:p text:style-name="P29"><text:s text:c="4"/>&lt;wire from="(970,310)" to="(1030,310)"/&gt;</text:p>
      <text:p text:style-name="P29"><text:s text:c="4"/>&lt;wire from="(350,410)" to="(720,410)"/&gt;</text:p>
      <text:p text:style-name="P29"><text:s text:c="4"/>&lt;wire from="(610,330)" to="(670,330)"/&gt;</text:p>
      <text:p text:style-name="P29"><text:s text:c="4"/>&lt;wire from="(1160,310)" to="(1160,340)"/&gt;</text:p>
      <text:p text:style-name="P29"><text:s text:c="4"/>&lt;wire from="(620,200)" to="(620,270)"/&gt;</text:p>
      <text:p text:style-name="P29"><text:s text:c="4"/>&lt;wire from="(770,330)" to="(830,330)"/&gt;</text:p>
      <text:p text:style-name="P29"><text:s text:c="4"/>&lt;wire from="(700,340)" to="(740,340)"/&gt;</text:p>
      <text:p text:style-name="P29"><text:s text:c="4"/>&lt;wire from="(350,250)" to="(350,330)"/&gt;</text:p>
      <text:p text:style-name="P29"><text:s text:c="4"/>&lt;wire from="(350,330)" to="(350,410)"/&gt;</text:p>
      <text:p text:style-name="P29"><text:s text:c="4"/>&lt;wire from="(1120,240)" to="(1120,310)"/&gt;</text:p>
      <text:p text:style-name="P29"><text:s text:c="4"/>&lt;wire from="(350,200)" to="(450,200)"/&gt;</text:p>
      <text:p text:style-name="P29"><text:s text:c="4"/>&lt;wire from="(560,340)" to="(670,340)"/&gt;</text:p>
      <text:p text:style-name="P29"><text:soft-page-break/><text:s text:c="4"/>&lt;wire from="(770,330)" to="(770,410)"/&gt;</text:p>
      <text:p text:style-name="P29"><text:s text:c="4"/>&lt;wire from="(310,250)" to="(350,250)"/&gt;</text:p>
      <text:p text:style-name="P29"><text:s text:c="4"/>&lt;wire from="(370,390)" to="(1240,390)"/&gt;</text:p>
      <text:p text:style-name="P29"><text:s text:c="4"/>&lt;wire from="(770,180)" to="(770,330)"/&gt;</text:p>
      <text:p text:style-name="P29"><text:s text:c="4"/>&lt;wire from="(480,340)" to="(520,340)"/&gt;</text:p>
      <text:p text:style-name="P29"><text:s text:c="4"/>&lt;wire from="(1120,170)" to="(1170,170)"/&gt;</text:p>
      <text:p text:style-name="P29"><text:s text:c="4"/>&lt;wire from="(520,350)" to="(670,350)"/&gt;</text:p>
      <text:p text:style-name="P29"><text:s text:c="4"/>&lt;wire from="(1270,340)" to="(1280,340)"/&gt;</text:p>
      <text:p text:style-name="P29"><text:s text:c="4"/>&lt;wire from="(750,410)" to="(770,410)"/&gt;</text:p>
      <text:p text:style-name="P29"><text:s text:c="4"/>&lt;wire from="(860,330)" to="(1010,330)"/&gt;</text:p>
      <text:p text:style-name="P29"><text:s text:c="4"/>&lt;wire from="(1170,190)" to="(1240,190)"/&gt;</text:p>
      <text:p text:style-name="P29"><text:s text:c="4"/>&lt;wire from="(1160,340)" to="(1230,340)"/&gt;</text:p>
      <text:p text:style-name="P29"><text:s text:c="4"/>&lt;wire from="(240,340)" to="(450,340)"/&gt;</text:p>
      <text:p text:style-name="P29"><text:s text:c="4"/>&lt;wire from="(740,340)" to="(830,340)"/&gt;</text:p>
      <text:p text:style-name="P29"><text:s text:c="4"/>&lt;wire from="(1120,170)" to="(1120,230)"/&gt;</text:p>
      <text:p text:style-name="P29"><text:s text:c="4"/>&lt;wire from="(560,470)" to="(970,470)"/&gt;</text:p>
      <text:p text:style-name="P29"><text:s text:c="4"/>&lt;wire from="(1240,190)" to="(1270,190)"/&gt;</text:p>
      <text:p text:style-name="P29"><text:s text:c="4"/>&lt;wire from="(610,260)" to="(740,260)"/&gt;</text:p>
      <text:p text:style-name="P29"><text:s text:c="4"/>&lt;wire from="(350,200)" to="(350,250)"/&gt;</text:p>
      <text:p text:style-name="P29"><text:s text:c="4"/>&lt;wire from="(890,170)" to="(1030,170)"/&gt;</text:p>
      <text:p text:style-name="P29"><text:s text:c="4"/>&lt;wire from="(560,470)" to="(560,520)"/&gt;</text:p>
      <text:p text:style-name="P29"><text:s text:c="4"/>&lt;wire from="(240,90)" to="(440,90)"/&gt;</text:p>
      <text:p text:style-name="P29"><text:s text:c="4"/>&lt;wire from="(950,160)" to="(1030,160)"/&gt;</text:p>
      <text:p text:style-name="P29"><text:s text:c="4"/>&lt;comp loc="(480,190)" name="NAND 3x (NAND)"/&gt;</text:p>
      <text:p text:style-name="P29"><text:s text:c="4"/>&lt;comp loc="(1060,170)" name="NAND 3x (NAND)"/&gt;</text:p>
      <text:p text:style-name="P29"><text:s text:c="4"/>&lt;comp lib="0" loc="(1270,190)" name="Pin"&gt;</text:p>
      <text:p text:style-name="P29"><text:soft-page-break/><text:s text:c="6"/>&lt;a name="facing" val="west"/&gt;</text:p>
      <text:p text:style-name="P29"><text:s text:c="6"/>&lt;a name="output" val="true"/&gt;</text:p>
      <text:p text:style-name="P29"><text:s text:c="6"/>&lt;a name="label" val="Q"/&gt;</text:p>
      <text:p text:style-name="P29"><text:s text:c="6"/>&lt;a name="labelloc" val="east"/&gt;</text:p>
      <text:p text:style-name="P29"><text:s text:c="4"/>&lt;/comp&gt;</text:p>
      <text:p text:style-name="P29"><text:s text:c="4"/>&lt;comp lib="6" loc="(464,167)" name="Text"&gt;</text:p>
      <text:p text:style-name="P29"><text:s text:c="6"/>&lt;a name="text" val="NAND"/&gt;</text:p>
      <text:p text:style-name="P29"><text:s text:c="4"/>&lt;/comp&gt;</text:p>
      <text:p text:style-name="P29"><text:s text:c="4"/>&lt;comp loc="(490,520)" name="NOT (NAND)"/&gt;</text:p>
      <text:p text:style-name="P29"><text:s text:c="4"/>&lt;comp loc="(470,90)" name="NOT (NAND)"/&gt;</text:p>
      <text:p text:style-name="P29"><text:s text:c="4"/>&lt;comp loc="(700,340)" name="NAND 3x (NAND)"/&gt;</text:p>
      <text:p text:style-name="P29"><text:s text:c="4"/>&lt;comp lib="0" loc="(240,520)" name="Pin"&gt;</text:p>
      <text:p text:style-name="P29"><text:s text:c="6"/>&lt;a name="tristate" val="false"/&gt;</text:p>
      <text:p text:style-name="P29"><text:s text:c="6"/>&lt;a name="label" val="R"/&gt;</text:p>
      <text:p text:style-name="P29"><text:s text:c="4"/>&lt;/comp&gt;</text:p>
      <text:p text:style-name="P29"><text:s text:c="4"/>&lt;comp loc="(1060,310)" name="NAND 3x (NAND)"/&gt;</text:p>
      <text:p text:style-name="P29"><text:s text:c="4"/>&lt;comp lib="6" loc="(295,254)" name="Text"&gt;</text:p>
      <text:p text:style-name="P29"><text:s text:c="6"/>&lt;a name="text" val="NOT"/&gt;</text:p>
      <text:p text:style-name="P29"><text:s text:c="4"/>&lt;/comp&gt;</text:p>
      <text:p text:style-name="P29"><text:s text:c="4"/>&lt;comp loc="(310,250)" name="NOT (NAND)"/&gt;</text:p>
      <text:p text:style-name="P29"><text:s text:c="4"/>&lt;comp loc="(750,410)" name="NOT (NAND)"/&gt;</text:p>
      <text:p text:style-name="P29"><text:s text:c="4"/>&lt;comp lib="6" loc="(1044,150)" name="Text"&gt;</text:p>
      <text:p text:style-name="P29"><text:s text:c="6"/>&lt;a name="text" val="NAND"/&gt;</text:p>
      <text:p text:style-name="P29"><text:s text:c="4"/>&lt;/comp&gt;</text:p>
      <text:p text:style-name="P29"><text:s text:c="4"/>&lt;comp lib="0" loc="(1270,340)" name="Pin"&gt;</text:p>
      <text:p text:style-name="P29"><text:s text:c="6"/>&lt;a name="facing" val="west"/&gt;</text:p>
      <text:p text:style-name="P29"><text:soft-page-break/><text:s text:c="6"/>&lt;a name="output" val="true"/&gt;</text:p>
      <text:p text:style-name="P29"><text:s text:c="6"/>&lt;a name="label" val="!Q"/&gt;</text:p>
      <text:p text:style-name="P29"><text:s text:c="6"/>&lt;a name="labelloc" val="east"/&gt;</text:p>
      <text:p text:style-name="P29"><text:s text:c="4"/>&lt;/comp&gt;</text:p>
      <text:p text:style-name="P29"><text:s text:c="4"/>&lt;comp lib="0" loc="(240,250)" name="Pin"&gt;</text:p>
      <text:p text:style-name="P29"><text:s text:c="6"/>&lt;a name="tristate" val="false"/&gt;</text:p>
      <text:p text:style-name="P29"><text:s text:c="6"/>&lt;a name="label" val="CLK"/&gt;</text:p>
      <text:p text:style-name="P29"><text:s text:c="4"/>&lt;/comp&gt;</text:p>
      <text:p text:style-name="P29"><text:s text:c="4"/>&lt;comp lib="0" loc="(240,190)" name="Pin"&gt;</text:p>
      <text:p text:style-name="P29"><text:s text:c="6"/>&lt;a name="tristate" val="false"/&gt;</text:p>
      <text:p text:style-name="P29"><text:s text:c="6"/>&lt;a name="label" val="J"/&gt;</text:p>
      <text:p text:style-name="P29"><text:s text:c="4"/>&lt;/comp&gt;</text:p>
      <text:p text:style-name="P29"><text:s text:c="4"/>&lt;comp loc="(860,330)" name="NAND (AND+NOT)"/&gt;</text:p>
      <text:p text:style-name="P29"><text:s text:c="4"/>&lt;comp lib="6" loc="(464,320)" name="Text"&gt;</text:p>
      <text:p text:style-name="P29"><text:s text:c="6"/>&lt;a name="text" val="NAND"/&gt;</text:p>
      <text:p text:style-name="P29"><text:s text:c="4"/>&lt;/comp&gt;</text:p>
      <text:p text:style-name="P29"><text:s text:c="4"/>&lt;comp loc="(860,180)" name="NAND (AND+NOT)"/&gt;</text:p>
      <text:p text:style-name="P29"><text:s text:c="4"/>&lt;comp loc="(700,190)" name="NAND 3x (NAND)"/&gt;</text:p>
      <text:p text:style-name="P29"><text:s text:c="4"/>&lt;comp lib="0" loc="(240,340)" name="Pin"&gt;</text:p>
      <text:p text:style-name="P29"><text:s text:c="6"/>&lt;a name="tristate" val="false"/&gt;</text:p>
      <text:p text:style-name="P29"><text:s text:c="6"/>&lt;a name="label" val="K"/&gt;</text:p>
      <text:p text:style-name="P29"><text:s text:c="4"/>&lt;/comp&gt;</text:p>
      <text:p text:style-name="P29"><text:s text:c="4"/>&lt;comp lib="6" loc="(475,524)" name="Text"&gt;</text:p>
      <text:p text:style-name="P29"><text:s text:c="6"/>&lt;a name="text" val="NOT"/&gt;</text:p>
      <text:p text:style-name="P29"><text:s text:c="4"/>&lt;/comp&gt;</text:p>
      <text:p text:style-name="P29"><text:s text:c="4"/>&lt;comp lib="6" loc="(841,314)" name="Text"&gt;</text:p>
      <text:p text:style-name="P29"><text:soft-page-break/><text:s text:c="6"/>&lt;a name="text" val="NAND"/&gt;</text:p>
      <text:p text:style-name="P29"><text:s text:c="4"/>&lt;/comp&gt;</text:p>
      <text:p text:style-name="P29"><text:s text:c="4"/>&lt;comp lib="0" loc="(240,90)" name="Pin"&gt;</text:p>
      <text:p text:style-name="P29"><text:s text:c="6"/>&lt;a name="tristate" val="false"/&gt;</text:p>
      <text:p text:style-name="P29"><text:s text:c="6"/>&lt;a name="label" val="S"/&gt;</text:p>
      <text:p text:style-name="P29"><text:s text:c="4"/>&lt;/comp&gt;</text:p>
      <text:p text:style-name="P29"><text:s text:c="4"/>&lt;comp loc="(480,340)" name="NAND 3x (NAND)"/&gt;</text:p>
      <text:p text:style-name="P29"><text:s text:c="4"/>&lt;comp lib="6" loc="(840,161)" name="Text"&gt;</text:p>
      <text:p text:style-name="P29"><text:s text:c="6"/>&lt;a name="text" val="NAND"/&gt;</text:p>
      <text:p text:style-name="P29"><text:s text:c="4"/>&lt;/comp&gt;</text:p>
      <text:p text:style-name="P29"><text:s text:c="4"/>&lt;comp lib="6" loc="(1045,287)" name="Text"&gt;</text:p>
      <text:p text:style-name="P29"><text:s text:c="6"/>&lt;a name="text" val="NAND"/&gt;</text:p>
      <text:p text:style-name="P29"><text:s text:c="4"/>&lt;/comp&gt;</text:p>
      <text:p text:style-name="P29"><text:s text:c="4"/>&lt;comp lib="6" loc="(736,416)" name="Text"&gt;</text:p>
      <text:p text:style-name="P29"><text:s text:c="6"/>&lt;a name="text" val="NOT"/&gt;</text:p>
      <text:p text:style-name="P29"><text:s text:c="4"/>&lt;/comp&gt;</text:p>
      <text:p text:style-name="P29"><text:s text:c="4"/>&lt;comp lib="6" loc="(684,165)" name="Text"&gt;</text:p>
      <text:p text:style-name="P29"><text:s text:c="6"/>&lt;a name="text" val="NAND"/&gt;</text:p>
      <text:p text:style-name="P29"><text:s text:c="4"/>&lt;/comp&gt;</text:p>
      <text:p text:style-name="P29"><text:s text:c="4"/>&lt;comp lib="6" loc="(685,317)" name="Text"&gt;</text:p>
      <text:p text:style-name="P29"><text:s text:c="6"/>&lt;a name="text" val="NAND"/&gt;</text:p>
      <text:p text:style-name="P29"><text:s text:c="4"/>&lt;/comp&gt;</text:p>
      <text:p text:style-name="P29"><text:s text:c="4"/>&lt;comp lib="6" loc="(456,94)" name="Text"&gt;</text:p>
      <text:p text:style-name="P29"><text:s text:c="6"/>&lt;a name="text" val="NOT"/&gt;</text:p>
      <text:p text:style-name="P29"><text:s text:c="4"/>&lt;/comp&gt;</text:p>
      <text:p text:style-name="P29"><text:s text:c="2"/>&lt;/circuit&gt;</text:p>
      <text:p text:style-name="P29"><text:soft-page-break/><text:s text:c="2"/>&lt;circuit name="AND 3x (NAND)"&gt;</text:p>
      <text:p text:style-name="P29"><text:s text:c="4"/>&lt;a name="circuit" val="AND 3x (NAND)"/&gt;</text:p>
      <text:p text:style-name="P29"><text:s text:c="4"/>&lt;a name="clabel" val=""/&gt;</text:p>
      <text:p text:style-name="P29"><text:s text:c="4"/>&lt;a name="clabelup" val="east"/&gt;</text:p>
      <text:p text:style-name="P29"><text:s text:c="4"/>&lt;a name="clabelfont" val="SansSerif plain 12"/&gt;</text:p>
      <text:p text:style-name="P29"><text:s text:c="4"/>&lt;wire from="(140,150)" to="(250,150)"/&gt;</text:p>
      <text:p text:style-name="P29"><text:s text:c="4"/>&lt;wire from="(280,140)" to="(310,140)"/&gt;</text:p>
      <text:p text:style-name="P29"><text:s text:c="4"/>&lt;wire from="(160,120)" to="(160,130)"/&gt;</text:p>
      <text:p text:style-name="P29"><text:s text:c="4"/>&lt;wire from="(140,110)" to="(180,110)"/&gt;</text:p>
      <text:p text:style-name="P29"><text:s text:c="4"/>&lt;wire from="(230,110)" to="(230,140)"/&gt;</text:p>
      <text:p text:style-name="P29"><text:s text:c="4"/>&lt;wire from="(140,130)" to="(160,130)"/&gt;</text:p>
      <text:p text:style-name="P29"><text:s text:c="4"/>&lt;wire from="(160,120)" to="(180,120)"/&gt;</text:p>
      <text:p text:style-name="P29"><text:s text:c="4"/>&lt;wire from="(210,110)" to="(230,110)"/&gt;</text:p>
      <text:p text:style-name="P29"><text:s text:c="4"/>&lt;wire from="(230,140)" to="(250,140)"/&gt;</text:p>
      <text:p text:style-name="P29"><text:s text:c="4"/>&lt;comp lib="6" loc="(195,118)" name="Text"&gt;</text:p>
      <text:p text:style-name="P29"><text:s text:c="6"/>&lt;a name="text" val="AND"/&gt;</text:p>
      <text:p text:style-name="P29"><text:s text:c="4"/>&lt;/comp&gt;</text:p>
      <text:p text:style-name="P29"><text:s text:c="4"/>&lt;comp loc="(280,140)" name="AND (NAND)"/&gt;</text:p>
      <text:p text:style-name="P29"><text:s text:c="4"/>&lt;comp lib="0" loc="(140,150)" name="Pin"&gt;</text:p>
      <text:p text:style-name="P29"><text:s text:c="6"/>&lt;a name="tristate" val="false"/&gt;</text:p>
      <text:p text:style-name="P29"><text:s text:c="6"/>&lt;a name="label" val="X3"/&gt;</text:p>
      <text:p text:style-name="P29"><text:s text:c="4"/>&lt;/comp&gt;</text:p>
      <text:p text:style-name="P29"><text:s text:c="4"/>&lt;comp lib="0" loc="(140,110)" name="Pin"&gt;</text:p>
      <text:p text:style-name="P29"><text:s text:c="6"/>&lt;a name="tristate" val="false"/&gt;</text:p>
      <text:p text:style-name="P29"><text:s text:c="6"/>&lt;a name="label" val="X1"/&gt;</text:p>
      <text:p text:style-name="P29"><text:s text:c="4"/>&lt;/comp&gt;</text:p>
      <text:p text:style-name="P29"><text:soft-page-break/><text:s text:c="4"/>&lt;comp lib="6" loc="(265,148)" name="Text"&gt;</text:p>
      <text:p text:style-name="P29"><text:s text:c="6"/>&lt;a name="text" val="AND"/&gt;</text:p>
      <text:p text:style-name="P29"><text:s text:c="4"/>&lt;/comp&gt;</text:p>
      <text:p text:style-name="P29"><text:s text:c="4"/>&lt;comp lib="0" loc="(140,130)" name="Pin"&gt;</text:p>
      <text:p text:style-name="P29"><text:s text:c="6"/>&lt;a name="tristate" val="false"/&gt;</text:p>
      <text:p text:style-name="P29"><text:s text:c="6"/>&lt;a name="label" val="X2"/&gt;</text:p>
      <text:p text:style-name="P29"><text:s text:c="4"/>&lt;/comp&gt;</text:p>
      <text:p text:style-name="P29"><text:s text:c="4"/>&lt;comp loc="(210,110)" name="AND (NAND)"/&gt;</text:p>
      <text:p text:style-name="P29"><text:s text:c="4"/>&lt;comp lib="0" loc="(310,140)" name="Pin"&gt;</text:p>
      <text:p text:style-name="P29"><text:s text:c="6"/>&lt;a name="facing" val="west"/&gt;</text:p>
      <text:p text:style-name="P29"><text:s text:c="6"/>&lt;a name="output" val="true"/&gt;</text:p>
      <text:p text:style-name="P29"><text:s text:c="6"/>&lt;a name="label" val="Z"/&gt;</text:p>
      <text:p text:style-name="P29"><text:s text:c="6"/>&lt;a name="labelloc" val="east"/&gt;</text:p>
      <text:p text:style-name="P29"><text:s text:c="4"/>&lt;/comp&gt;</text:p>
      <text:p text:style-name="P29"><text:s text:c="2"/>&lt;/circuit&gt;</text:p>
      <text:p text:style-name="P29"><text:s text:c="2"/>&lt;circuit name="NAND 3x (NAND)"&gt;</text:p>
      <text:p text:style-name="P29"><text:s text:c="4"/>&lt;a name="circuit" val="NAND 3x (NAND)"/&gt;</text:p>
      <text:p text:style-name="P29"><text:s text:c="4"/>&lt;a name="clabel" val=""/&gt;</text:p>
      <text:p text:style-name="P29"><text:s text:c="4"/>&lt;a name="clabelup" val="east"/&gt;</text:p>
      <text:p text:style-name="P29"><text:s text:c="4"/>&lt;a name="clabelfont" val="SansSerif plain 12"/&gt;</text:p>
      <text:p text:style-name="P29"><text:s text:c="4"/>&lt;wire from="(140,180)" to="(170,180)"/&gt;</text:p>
      <text:p text:style-name="P29"><text:s text:c="4"/>&lt;wire from="(140,200)" to="(170,200)"/&gt;</text:p>
      <text:p text:style-name="P29"><text:s text:c="4"/>&lt;wire from="(270,190)" to="(300,190)"/&gt;</text:p>
      <text:p text:style-name="P29"><text:s text:c="4"/>&lt;wire from="(140,170)" to="(140,180)"/&gt;</text:p>
      <text:p text:style-name="P29"><text:s text:c="4"/>&lt;wire from="(140,200)" to="(140,210)"/&gt;</text:p>
      <text:p text:style-name="P29"><text:s text:c="4"/>&lt;wire from="(200,190)" to="(240,190)"/&gt;</text:p>
      <text:p text:style-name="P29"><text:soft-page-break/><text:s text:c="4"/>&lt;wire from="(120,170)" to="(140,170)"/&gt;</text:p>
      <text:p text:style-name="P29"><text:s text:c="4"/>&lt;wire from="(120,210)" to="(140,210)"/&gt;</text:p>
      <text:p text:style-name="P29"><text:s text:c="4"/>&lt;wire from="(120,190)" to="(170,190)"/&gt;</text:p>
      <text:p text:style-name="P29"><text:s text:c="4"/>&lt;comp lib="0" loc="(300,190)" name="Pin"&gt;</text:p>
      <text:p text:style-name="P29"><text:s text:c="6"/>&lt;a name="facing" val="west"/&gt;</text:p>
      <text:p text:style-name="P29"><text:s text:c="6"/>&lt;a name="output" val="true"/&gt;</text:p>
      <text:p text:style-name="P29"><text:s text:c="6"/>&lt;a name="tristate" val="false"/&gt;</text:p>
      <text:p text:style-name="P29"><text:s text:c="6"/>&lt;a name="label" val="Z"/&gt;</text:p>
      <text:p text:style-name="P29"><text:s text:c="6"/>&lt;a name="labelloc" val="east"/&gt;</text:p>
      <text:p text:style-name="P29"><text:s text:c="4"/>&lt;/comp&gt;</text:p>
      <text:p text:style-name="P29"><text:s text:c="4"/>&lt;comp lib="6" loc="(254,194)" name="Text"&gt;</text:p>
      <text:p text:style-name="P29"><text:s text:c="6"/>&lt;a name="text" val="NOT"/&gt;</text:p>
      <text:p text:style-name="P29"><text:s text:c="4"/>&lt;/comp&gt;</text:p>
      <text:p text:style-name="P29"><text:s text:c="4"/>&lt;comp lib="0" loc="(120,210)" name="Pin"&gt;</text:p>
      <text:p text:style-name="P29"><text:s text:c="6"/>&lt;a name="tristate" val="false"/&gt;</text:p>
      <text:p text:style-name="P29"><text:s text:c="6"/>&lt;a name="label" val="X3"/&gt;</text:p>
      <text:p text:style-name="P29"><text:s text:c="4"/>&lt;/comp&gt;</text:p>
      <text:p text:style-name="P29"><text:s text:c="4"/>&lt;comp loc="(200,190)" name="AND 3x (NAND)"/&gt;</text:p>
      <text:p text:style-name="P29"><text:s text:c="4"/>&lt;comp lib="0" loc="(120,170)" name="Pin"&gt;</text:p>
      <text:p text:style-name="P29"><text:s text:c="6"/>&lt;a name="tristate" val="false"/&gt;</text:p>
      <text:p text:style-name="P29"><text:s text:c="6"/>&lt;a name="label" val="X1"/&gt;</text:p>
      <text:p text:style-name="P29"><text:s text:c="4"/>&lt;/comp&gt;</text:p>
      <text:p text:style-name="P29"><text:s text:c="4"/>&lt;comp lib="0" loc="(120,190)" name="Pin"&gt;</text:p>
      <text:p text:style-name="P29"><text:s text:c="6"/>&lt;a name="tristate" val="false"/&gt;</text:p>
      <text:p text:style-name="P29"><text:s text:c="6"/>&lt;a name="label" val="X2"/&gt;</text:p>
      <text:p text:style-name="P29"><text:s text:c="4"/>&lt;/comp&gt;</text:p>
      <text:p text:style-name="P29"><text:soft-page-break/><text:s text:c="4"/>&lt;comp loc="(270,190)" name="NOT (NAND)"/&gt;</text:p>
      <text:p text:style-name="P29"><text:s text:c="4"/>&lt;comp lib="6" loc="(186,195)" name="Text"&gt;</text:p>
      <text:p text:style-name="P29"><text:s text:c="6"/>&lt;a name="text" val="AND"/&gt;</text:p>
      <text:p text:style-name="P29"><text:s text:c="4"/>&lt;/comp&gt;</text:p>
      <text:p text:style-name="P29"><text:s text:c="2"/>&lt;/circuit&gt;</text:p>
      <text:p text:style-name="P29">&lt;/project&g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T1" style:family="text">
      <style:text-properties fo:font-size="10pt" officeooo:rsid="00356c79" style:font-size-asian="10pt" style:font-size-complex="10pt"/>
    </style:style>
    <style:style style:name="MT2"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3</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1. </text:span><text:span text:style-name="MT1">AL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43</meta:editing-cycles>
    <meta:creation-date>2017-01-05T09:01:00</meta:creation-date>
    <dc:date>2017-01-10T08:43:04.535000000</dc:date>
    <meta:editing-duration>PT2H16M40S</meta:editing-duration>
    <meta:generator>LibreOffice/5.2.3.3$Windows_x86 LibreOffice_project/d54a8868f08a7b39642414cf2c8ef2f228f780cf</meta:generator>
    <meta:document-statistic meta:table-count="2" meta:image-count="0" meta:object-count="0" meta:page-count="63" meta:paragraph-count="1503" meta:word-count="4632" meta:character-count="53109" meta:non-whitespace-character-count="43832"/>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